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svg:stroke-color="#00b8ff" draw:marker-start-width="0.28cm" draw:marker-end-width="0.28cm" draw:fill="solid" draw:fill-color="#ffffff" draw:fill-hatch-solid="false" draw:textarea-horizontal-align="right" draw:textarea-vertical-align="bottom" draw:auto-grow-height="false" fo:padding-top="0.15cm" fo:padding-bottom="0.15cm" fo:padding-left="0.275cm" fo:padding-right="0.275cm" fo:wrap-option="no-wrap" draw:shadow="visible" draw:shadow-offset-x="0.1cm" draw:shadow-offset-y="0.1cm"/>
    </style:style>
    <style:style style:name="gr2" style:family="graphic" style:parent-style-name="standard">
      <style:graphic-properties svg:stroke-width="0.05cm" svg:stroke-color="#00b8ff" draw:marker-start-width="0.355cm" draw:marker-end-width="0.355cm" draw:fill-color="#ffffff" draw:textarea-horizontal-align="left" draw:textarea-vertical-align="top" fo:padding-top="1.755cm" fo:padding-bottom="0.15cm" fo:padding-left="0.275cm" fo:padding-right="0.275cm" draw:shadow="visible"/>
    </style:style>
    <style:style style:name="gr3" style:family="graphic" style:parent-style-name="standard">
      <style:graphic-properties svg:stroke-width="0.05cm" svg:stroke-color="#00b8ff" draw:marker-start-width="0.355cm" draw:marker-end-width="0.355cm" draw:fill-color="#ffffff" draw:textarea-horizontal-align="justify" draw:textarea-vertical-align="middle" draw:auto-grow-height="false" fo:padding-top="0.15cm" fo:padding-bottom="0.15cm" fo:padding-left="0.275cm" fo:padding-right="0.275cm" draw:shadow="visible"/>
    </style:style>
    <style:style style:name="gr4" style:family="graphic" style:parent-style-name="standard">
      <style:graphic-properties svg:stroke-width="0.05cm" svg:stroke-color="#00b8ff" draw:marker-start-width="0.355cm" draw:marker-end-width="0.355cm" draw:fill-color="#ffffff" draw:textarea-horizontal-align="center" draw:textarea-vertical-align="middle" draw:auto-grow-height="false" fo:padding-top="0.15cm" fo:padding-bottom="0.15cm" fo:padding-left="0.275cm" fo:padding-right="0.275cm" draw:shadow="visible"/>
    </style:style>
    <style:style style:name="gr5" style:family="graphic" style:parent-style-name="standard">
      <style:graphic-properties draw:fill="solid" draw:fill-color="#e6e6e6"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auto-grow-height="true" draw:auto-grow-width="false" fo:max-height="0cm" fo:min-height="1.425cm"/>
    </style:style>
    <style:style style:name="gr7" style:family="graphic" style:parent-style-name="standard" style:list-style-name="L2">
      <style:graphic-properties draw:stroke="none" svg:stroke-color="#000000" draw:fill="none" draw:fill-color="#ffffff" draw:auto-grow-height="true" draw:auto-grow-width="false" fo:max-height="0cm" fo:min-height="0.713cm"/>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padding-top="0.15cm" fo:padding-bottom="0.15cm" fo:padding-left="0.275cm" fo:padding-right="0.275cm" fo:wrap-option="no-wrap" draw:shadow="visible" draw:shadow-offset-x="0.1cm" draw:shadow-offset-y="0.1cm"/>
    </style:style>
    <style:style style:name="gr10"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padding-top="0.15cm" fo:padding-bottom="0.15cm" fo:padding-left="0.275cm" fo:padding-right="0.275cm" fo:wrap-option="no-wrap" draw:shadow="visible" draw:shadow-offset-x="0.1cm" draw:shadow-offset-y="0.1cm"/>
    </style:style>
    <style:style style:name="gr11" style:family="graphic" style:parent-style-name="standard">
      <style:graphic-properties draw:fill="solid" draw:fill-color="#ffffff" draw:textarea-vertical-align="middle" draw:shadow="visible"/>
    </style:style>
    <style:style style:name="gr12" style:family="graphic" style:parent-style-name="standard">
      <style:graphic-properties draw:textarea-vertical-align="middle" draw:shadow="visible"/>
    </style:style>
    <style:style style:name="gr13" style:family="graphic" style:parent-style-name="standard">
      <style:graphic-properties svg:stroke-color="#00b8ff" draw:fill-color="#ffffff" draw:textarea-horizontal-align="justify" draw:textarea-vertical-align="middle" draw:auto-grow-height="false" draw:shadow="hidden"/>
    </style:style>
    <style:style style:name="gr14" style:family="graphic" style:parent-style-name="standard">
      <style:graphic-properties svg:stroke-color="#00b8ff" draw:fill-color="#ffffff" draw:textarea-horizontal-align="left" draw:textarea-vertical-align="top" fo:padding-top="1.73cm" draw:shadow="visible"/>
    </style:style>
    <style:style style:name="gr15" style:family="graphic" style:parent-style-name="standard">
      <style:graphic-properties svg:stroke-color="#00b8ff" draw:fill-color="#ffffff" draw:textarea-horizontal-align="justify" draw:textarea-vertical-align="middle" draw:auto-grow-height="false" draw:shadow="visible"/>
    </style:style>
    <style:style style:name="gr16" style:family="graphic" style:parent-style-name="standard">
      <style:graphic-properties svg:stroke-color="#00b8ff" draw:fill-color="#ffffff" draw:textarea-horizontal-align="left" draw:textarea-vertical-align="middle" draw:auto-grow-height="false" draw:shadow="visible"/>
    </style:style>
    <style:style style:name="gr17" style:family="graphic" style:parent-style-name="standard" style:list-style-name="L2">
      <style:graphic-properties draw:stroke="none" svg:stroke-color="#000000" draw:fill="none" draw:fill-color="#ffffff" draw:auto-grow-height="true" draw:auto-grow-width="false" fo:max-height="0cm" fo:min-height="0.713cm"/>
    </style:style>
    <style:style style:name="gr18" style:family="graphic" style:parent-style-name="standard">
      <style:graphic-properties svg:stroke-color="#00b8ff" draw:fill-color="#ffffff" draw:textarea-vertical-align="top" draw:shadow="visible"/>
    </style:style>
    <style:style style:name="gr19" style:family="graphic" style:parent-style-name="standard">
      <style:graphic-properties draw:stroke="none" svg:stroke-color="#000000" draw:fill="none" draw:fill-color="#ffffff" draw:auto-grow-height="true" draw:auto-grow-width="false" fo:max-height="0cm" fo:min-height="0.713cm"/>
    </style:style>
    <style:style style:name="gr20" style:family="graphic" style:parent-style-name="standard" style:list-style-name="L2">
      <style:graphic-properties draw:stroke="none" svg:stroke-color="#000000" draw:fill="none" draw:fill-color="#ffffff" draw:auto-grow-height="true" draw:auto-grow-width="false" fo:max-height="0cm" fo:min-height="0.713cm"/>
    </style:style>
    <style:style style:name="gr21" style:family="graphic" style:parent-style-name="standard">
      <style:graphic-properties draw:fill-color="#83caff" draw:textarea-horizontal-align="justify" draw:textarea-vertical-align="middle" draw:auto-grow-height="false"/>
    </style:style>
    <style:style style:name="gr22" style:family="graphic" style:parent-style-name="standard">
      <style:graphic-properties svg:stroke-width="0.05cm" svg:stroke-color="#00b8ff" draw:marker-start-width="0.28cm" draw:marker-end-width="0.28cm" draw:fill="solid" draw:fill-color="#ffffff" draw:fill-hatch-solid="false" draw:textarea-horizontal-align="right" draw:textarea-vertical-align="top" draw:auto-grow-height="false" fo:padding-top="0.15cm" fo:padding-bottom="0.15cm" fo:padding-left="0.275cm" fo:padding-right="0.275cm" fo:wrap-option="no-wrap" draw:shadow="visible" draw:shadow-offset-x="0.1cm" draw:shadow-offset-y="0.1cm"/>
    </style:style>
    <style:style style:name="gr23" style:family="graphic" style:parent-style-name="standard">
      <style:graphic-properties draw:textarea-horizontal-align="justify" draw:textarea-vertical-align="middle" draw:auto-grow-height="false" draw:shadow="visible"/>
    </style:style>
    <style:style style:name="gr24" style:family="graphic" style:parent-style-name="standard" style:list-style-name="L2">
      <style:graphic-properties draw:stroke="none" svg:stroke-color="#000000" draw:fill="none" draw:fill-color="#ffffff" draw:auto-grow-height="true" draw:auto-grow-width="false" fo:max-height="0cm" fo:min-height="0.713cm"/>
    </style:style>
    <style:style style:name="gr25" style:family="graphic" style:parent-style-name="standard">
      <style:graphic-properties draw:textarea-vertical-align="middle"/>
    </style:style>
    <style:style style:name="gr26" style:family="graphic" style:parent-style-name="objectwithoutfill">
      <style:graphic-properties draw:fill="none" draw:textarea-vertical-align="middle"/>
    </style:style>
    <style:style style:name="gr27" style:family="graphic" style:parent-style-name="standard">
      <style:graphic-properties draw:textarea-horizontal-align="left" draw:textarea-vertical-align="top" draw:auto-grow-height="false"/>
    </style:style>
    <style:style style:name="gr28" style:family="graphic" style:parent-style-name="standard">
      <style:graphic-properties draw:stroke="none" svg:stroke-color="#000000" draw:fill="none" draw:fill-color="#ffffff" draw:textarea-horizontal-align="left" draw:auto-grow-height="true" draw:auto-grow-width="true" fo:min-height="1.445cm" fo:min-width="10.547cm"/>
    </style:style>
    <style:style style:name="gr29" style:family="graphic" style:parent-style-name="standard">
      <style:graphic-properties draw:stroke="none" svg:stroke-color="#000000" draw:fill="none" draw:fill-color="#ffffff" draw:textarea-horizontal-align="left" draw:auto-grow-height="true" draw:auto-grow-width="true" fo:min-height="1.445cm" fo:min-width="10.424cm"/>
    </style:style>
    <style:style style:name="gr30" style:family="graphic" style:parent-style-name="standard">
      <style:graphic-properties draw:stroke="none" svg:stroke-color="#000000" draw:fill="none" draw:fill-color="#ffffff" draw:textarea-horizontal-align="left" draw:auto-grow-height="true" draw:auto-grow-width="true" fo:min-height="0.733cm" fo:min-width="5.12cm"/>
    </style:style>
    <style:style style:name="gr31" style:family="graphic" style:parent-style-name="standard">
      <style:graphic-properties draw:stroke="none" svg:stroke-color="#000000" draw:fill="none" draw:fill-color="#ffffff" draw:textarea-horizontal-align="left" draw:auto-grow-height="true" draw:auto-grow-width="true" fo:min-height="1.445cm" fo:min-width="4.32cm"/>
    </style:style>
    <style:style style:name="gr32" style:family="graphic" style:parent-style-name="standard">
      <style:graphic-properties draw:fill-color="#33cc66" draw:textarea-horizontal-align="left" draw:textarea-vertical-align="top" draw:auto-grow-height="false"/>
    </style:style>
    <style:style style:name="gr33" style:family="graphic" style:parent-style-name="standard">
      <style:graphic-properties draw:fill-color="#23b8dc" draw:textarea-horizontal-align="left" draw:textarea-vertical-align="top" draw:auto-grow-height="false"/>
    </style:style>
    <style:style style:name="gr34" style:family="graphic" style:parent-style-name="standard">
      <style:graphic-properties draw:fill="solid" draw:fill-color="#ff8080" draw:textarea-horizontal-align="left" draw:textarea-vertical-align="top" draw:auto-grow-height="false"/>
    </style:style>
    <style:style style:name="gr35" style:family="graphic" style:parent-style-name="standard">
      <style:graphic-properties draw:fill="solid" draw:fill-color="#ffa3a6" draw:textarea-horizontal-align="left" draw:textarea-vertical-align="top" draw:auto-grow-height="false"/>
    </style:style>
    <style:style style:name="gr36" style:family="graphic" style:parent-style-name="standard">
      <style:graphic-properties draw:stroke="none" svg:stroke-color="#000000" draw:fill="none" draw:fill-color="#ffffff" fo:min-height="2.137cm"/>
    </style:style>
    <style:style style:name="gr37" style:family="graphic" style:parent-style-name="standard">
      <style:graphic-properties draw:stroke="none" svg:stroke-color="#000000" draw:fill="none" draw:fill-color="#ffffff" fo:min-height="3.039cm"/>
    </style:style>
    <style:style style:name="gr38" style:family="graphic" style:parent-style-name="objectwithoutfill">
      <style:graphic-properties draw:marker-end="Arrow" draw:marker-end-width="0.3cm" draw:fill="none" draw:textarea-vertical-align="middle"/>
    </style:style>
    <style:style style:name="gr39" style:family="graphic" style:parent-style-name="standard">
      <style:graphic-properties draw:stroke="none" svg:stroke-color="#000000" draw:fill="none" draw:fill-color="#ffffff" draw:textarea-horizontal-align="left" draw:auto-grow-height="true" draw:auto-grow-width="false" fo:min-height="2.849cm" fo:min-width="5.5cm"/>
    </style:style>
    <style:style style:name="gr40" style:family="graphic" style:parent-style-name="standard" style:list-style-name="L2">
      <style:graphic-properties draw:stroke="none" svg:stroke-color="#000000" draw:fill="none" draw:fill-color="#ffffff" draw:auto-grow-height="true" draw:auto-grow-width="false" fo:max-height="0cm" fo:min-height="0.713cm"/>
    </style:style>
    <style:style style:name="gr41" style:family="graphic" style:parent-style-name="standard">
      <style:graphic-properties draw:stroke="none" svg:stroke-color="#000000" draw:fill="none" draw:fill-color="#ffffff" draw:textarea-horizontal-align="left" draw:auto-grow-height="true" draw:auto-grow-width="true" fo:min-height="0.475cm" fo:min-width="0.637cm"/>
    </style:style>
    <style:style style:name="gr42" style:family="graphic" style:parent-style-name="standard">
      <style:graphic-properties draw:stroke="none" svg:stroke-color="#000000" draw:fill="none" draw:fill-color="#ffffff" draw:textarea-horizontal-align="left" draw:auto-grow-height="true" draw:auto-grow-width="true" fo:min-height="0.613cm" fo:min-width="0.971cm"/>
    </style:style>
    <style:style style:name="gr43" style:family="graphic" style:parent-style-name="standard">
      <style:graphic-properties draw:stroke="none" svg:stroke-color="#000000" draw:fill="none" draw:fill-color="#ffffff" draw:textarea-horizontal-align="left" draw:auto-grow-height="true" draw:auto-grow-width="true" fo:min-height="0.613cm" fo:min-width="3.0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101cm"/>
    </style:style>
    <style:style style:name="gr45" style:family="graphic" style:parent-style-name="standard">
      <style:graphic-properties draw:stroke="none" svg:stroke-color="#000000" draw:fill="none" draw:fill-color="#ffffff" draw:textarea-horizontal-align="left" draw:auto-grow-height="true" draw:auto-grow-width="true" fo:min-height="1.425cm" fo:min-width="3.029cm"/>
    </style:style>
    <style:style style:name="gr46" style:family="graphic" style:parent-style-name="objectwithoutfill">
      <style:graphic-properties svg:stroke-width="0.2cm" draw:marker-start-width="0.5cm" draw:marker-end="Arrow" draw:marker-end-width="1.3cm" draw:fill="none" draw:textarea-vertical-align="middle" fo:padding-top="0.225cm" fo:padding-bottom="0.225cm" fo:padding-left="0.35cm" fo:padding-right="0.35cm" draw:shadow="visible" draw:shadow-offset-y="0cm"/>
    </style:style>
    <style:style style:name="gr47" style:family="graphic" style:parent-style-name="standard">
      <style:graphic-properties svg:stroke-width="0.05cm" svg:stroke-color="#00b8ff" draw:marker-start-width="0.28cm" draw:marker-end-width="0.28cm" draw:fill="solid" draw:fill-color="#ffffff" draw:fill-hatch-solid="false" draw:textarea-horizontal-align="right" draw:textarea-vertical-align="top" draw:auto-grow-height="false" fo:padding-top="0.15cm" fo:padding-bottom="0.15cm" fo:padding-left="0.275cm" fo:padding-right="0.275cm" fo:wrap-option="no-wrap" draw:shadow="visible" draw:shadow-offset-x="0.1cm" draw:shadow-offset-y="0.1cm"/>
    </style:style>
    <style:style style:name="gr48" style:family="graphic" style:parent-style-name="standard">
      <style:graphic-properties draw:fill="solid" draw:fill-color="#e6e6e6" draw:textarea-horizontal-align="justify" draw:textarea-vertical-align="top" draw:auto-grow-height="false" fo:min-height="0cm" fo:min-width="0cm"/>
    </style:style>
    <style:style style:name="gr49" style:family="graphic" style:parent-style-name="standard">
      <style:graphic-properties draw:marker-start="Arrow" draw:marker-start-width="0.3cm" draw:marker-end="Arrow" draw:marker-end-width="0.3cm" draw:textarea-vertical-align="middle"/>
    </style:style>
    <style:style style:name="gr50" style:family="graphic" style:parent-style-name="standard" style:list-style-name="L2">
      <style:graphic-properties draw:stroke="none" svg:stroke-color="#000000" draw:fill="none" draw:fill-color="#ffffff" draw:auto-grow-height="true" draw:auto-grow-width="false" fo:max-height="0cm" fo:min-height="0.713cm"/>
    </style:style>
    <style:style style:name="gr51" style:family="graphic" style:parent-style-name="standard">
      <style:graphic-properties draw:stroke="none" svg:stroke-color="#000000" draw:fill="none" draw:fill-color="#ffffff" draw:textarea-horizontal-align="left" draw:auto-grow-height="true" draw:auto-grow-width="true" fo:min-height="1.111cm" fo:min-width="1.983cm"/>
    </style:style>
    <style:style style:name="gr52" style:family="graphic" style:parent-style-name="standard" style:list-style-name="L2">
      <style:graphic-properties draw:stroke="none" svg:stroke-color="#000000" draw:fill="none" draw:fill-color="#ffffff" draw:auto-grow-height="true" draw:auto-grow-width="false" fo:max-height="0cm" fo:min-height="0.713cm"/>
    </style:style>
    <style:style style:name="gr53" style:family="graphic" style:parent-style-name="standard">
      <style:graphic-properties draw:stroke="none" svg:stroke-color="#000000" draw:fill="none" draw:fill-color="#ffffff" fo:min-height="0.713cm"/>
    </style:style>
    <style:style style:name="gr54" style:family="graphic" style:parent-style-name="standard" style:list-style-name="L2">
      <style:graphic-properties draw:stroke="none" svg:stroke-color="#000000" draw:fill="none" draw:fill-color="#ffffff" draw:auto-grow-height="true" draw:auto-grow-width="false" fo:max-height="0cm" fo:min-height="0.713cm"/>
    </style:style>
    <style:style style:name="gr55" style:family="graphic" style:parent-style-name="objectwithoutfill">
      <style:graphic-properties draw:stroke="dash" draw:stroke-dash="Fine_20_Dashed" draw:fill="none" draw:textarea-vertical-align="bottom" draw:fit-to-contour="false"/>
    </style:style>
    <style:style style:name="gr56"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padding-top="0.15cm" fo:padding-bottom="0.15cm" fo:padding-left="0.275cm" fo:padding-right="0.275cm" fo:wrap-option="no-wrap" draw:shadow="visible" draw:shadow-offset-x="0.1cm" draw:shadow-offset-y="0.1cm"/>
    </style:style>
    <style:style style:name="gr57" style:family="graphic" style:parent-style-name="objectwithoutfill">
      <style:graphic-properties draw:stroke="dash" draw:stroke-dash="Fine_20_Dashed" draw:fill="none" draw:textarea-vertical-align="bottom" draw:fit-to-contour="false"/>
    </style:style>
    <style:style style:name="gr58" style:family="graphic" style:parent-style-name="standard">
      <style:graphic-properties draw:stroke="none" svg:stroke-color="#000000" draw:fill="none" draw:fill-color="#ffffff" draw:textarea-horizontal-align="left" draw:auto-grow-height="true" draw:auto-grow-width="true" fo:min-height="1.425cm" fo:min-width="2.538cm"/>
    </style:style>
    <style:style style:name="gr59" style:family="graphic" style:parent-style-name="standard">
      <style:graphic-properties draw:stroke="none" svg:stroke-color="#000000" draw:fill="none" draw:fill-color="#ffffff" draw:textarea-horizontal-align="left" draw:auto-grow-height="true" draw:auto-grow-width="true" fo:min-height="0.475cm" fo:min-width="2.089cm"/>
    </style:style>
    <style:style style:name="gr60" style:family="graphic" style:parent-style-name="standard">
      <style:graphic-properties draw:stroke="none" svg:stroke-color="#000000" draw:fill="none" draw:fill-color="#ffffff" draw:textarea-horizontal-align="left" draw:auto-grow-height="true" draw:auto-grow-width="true" fo:min-height="0.475cm" fo:min-width="1.7cm"/>
    </style:style>
    <style:style style:name="gr61" style:family="graphic" style:parent-style-name="standard">
      <style:graphic-properties draw:stroke="none" svg:stroke-color="#000000" draw:fill="none" draw:fill-color="#ffffff" draw:textarea-horizontal-align="left" draw:auto-grow-height="true" draw:auto-grow-width="true" fo:min-height="0.475cm" fo:min-width="0.988cm"/>
    </style:style>
    <style:style style:name="gr62" style:family="graphic" style:parent-style-name="standard">
      <style:graphic-properties draw:stroke="none" svg:stroke-color="#000000" draw:fill="none" draw:fill-color="#ffffff" draw:textarea-horizontal-align="left" draw:auto-grow-height="true" draw:auto-grow-width="true" fo:min-height="0.475cm" fo:min-width="0.95cm"/>
    </style:style>
    <style:style style:name="gr63" style:family="graphic" style:parent-style-name="standard" style:list-style-name="L2">
      <style:graphic-properties draw:stroke="none" svg:stroke-color="#000000" draw:fill="none" draw:fill-color="#ffffff" draw:auto-grow-height="true" draw:auto-grow-width="false" fo:max-height="0cm" fo:min-height="0.713cm"/>
    </style:style>
    <style:style style:name="gr64" style:family="graphic" style:parent-style-name="standard">
      <style:graphic-properties draw:stroke="dash" draw:stroke-dash="Fine_20_Dashed" svg:stroke-width="0.05cm" svg:stroke-color="#00b8ff" draw:marker-start-width="0.28cm" draw:marker-end-width="0.28cm" draw:fill="solid" draw:fill-color="#ffffff" draw:fill-hatch-solid="false" draw:textarea-horizontal-align="center" draw:textarea-vertical-align="top" draw:auto-grow-height="false" fo:padding-top="0.15cm" fo:padding-bottom="0.15cm" fo:padding-left="0.275cm" fo:padding-right="0.275cm" fo:wrap-option="no-wrap" draw:shadow="visible" draw:shadow-offset-x="0.1cm" draw:shadow-offset-y="0.1cm"/>
    </style:style>
    <style:style style:name="gr65" style:family="graphic" style:parent-style-name="standard">
      <style:graphic-properties draw:stroke="none" svg:stroke-color="#000000" draw:fill="none" draw:fill-color="#ffffff" draw:textarea-horizontal-align="left" draw:auto-grow-height="true" draw:auto-grow-width="true" fo:min-height="0.653cm" fo:min-width="4.227cm"/>
    </style:style>
    <style:style style:name="gr66" style:family="graphic" style:parent-style-name="standard">
      <style:graphic-properties draw:stroke="none" svg:stroke-color="#000000" draw:fill="none" draw:fill-color="#ffffff" fo:min-height="7.8cm"/>
    </style:style>
    <style:style style:name="gr67" style:family="graphic" style:parent-style-name="standard">
      <style:graphic-properties draw:stroke="none" svg:stroke-color="#000000" draw:fill="none" draw:fill-color="#ffffff" fo:min-height="7.05cm"/>
    </style:style>
    <style:style style:name="gr68" style:family="graphic" style:parent-style-name="objectwithoutfill">
      <style:graphic-properties draw:stroke="dash" draw:stroke-dash="Ultrafine_20_2_20_Dots_20_3_20_Dashes" draw:fill="none"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1.425cm" fo:min-width="2.991cm"/>
    </style:style>
    <style:style style:name="gr70" style:family="graphic" style:parent-style-name="standard">
      <style:graphic-properties draw:fill="solid" draw:fill-color="#ffffff" draw:textarea-vertical-align="top" draw:shadow="visible"/>
    </style:style>
    <style:style style:name="gr71" style:family="graphic" style:parent-style-name="standard">
      <style:graphic-properties draw:stroke="dash" draw:stroke-dash="Fine_20_Dashed_20__28_var_29_" svg:stroke-color="#00ff00" draw:fill="gradient" draw:fill-color="#94476b" draw:fill-gradient-name="Rectangular_20_red_2f_white" draw:textarea-vertical-align="middle"/>
    </style:style>
    <style:style style:name="gr72" style:family="graphic" style:parent-style-name="standard">
      <style:graphic-properties draw:stroke="dash" draw:stroke-dash="Fine_20_Dashed_20__28_var_29_" svg:stroke-color="#00ff00" draw:fill="gradient" draw:fill-color="#94476b" draw:fill-gradient-name="Gradient_20_4" draw:fill-image-width="0cm" draw:fill-image-height="0cm" draw:textarea-vertical-align="middle"/>
    </style:style>
    <style:style style:name="gr73" style:family="graphic" style:parent-style-name="standard">
      <style:graphic-properties draw:stroke="dash" draw:stroke-dash="Fine_20_Dashed_20__28_var_29_" svg:stroke-color="#00ff00" draw:fill="gradient" draw:fill-color="#94476b" draw:fill-gradient-name="Gradient_20_4" draw:textarea-vertical-align="middle"/>
    </style:style>
    <style:style style:name="gr74" style:family="graphic" style:parent-style-name="standard">
      <style:graphic-properties draw:stroke="dash" draw:stroke-dash="Fine_20_Dashed_20__28_var_29_" svg:stroke-color="#00ff00" draw:fill="gradient" draw:fill-color="#94476b" draw:fill-gradient-name="Gradient_20_3" draw:textarea-vertical-align="middle"/>
    </style:style>
    <style:style style:name="gr75" style:family="graphic" style:parent-style-name="objectwithoutfill">
      <style:graphic-properties draw:stroke="dash" draw:stroke-dash="Fine_20_Dashed" draw:marker-end="Arrow" draw:marker-end-width="0.3cm" draw:fill="none" draw:textarea-vertical-align="middle"/>
    </style:style>
    <style:style style:name="gr76" style:family="graphic" style:parent-style-name="standard">
      <style:graphic-properties draw:stroke="none" svg:stroke-color="#000000" draw:fill="none" draw:fill-color="#ffffff" fo:min-height="0.9cm"/>
    </style:style>
    <style:style style:name="gr77" style:family="graphic" style:parent-style-name="standard">
      <style:graphic-properties draw:stroke="none" draw:fill="none" fo:min-height="1.426cm"/>
    </style:style>
    <style:style style:name="gr78" style:family="graphic" style:parent-style-name="standard" style:list-style-name="L2">
      <style:graphic-properties draw:stroke="none" svg:stroke-color="#000000" draw:fill="none" draw:fill-color="#ffffff" draw:auto-grow-height="true" draw:auto-grow-width="false" fo:max-height="0cm" fo:min-height="0.713cm"/>
    </style:style>
    <style:style style:name="gr79" style:family="graphic" style:parent-style-name="standard">
      <style:graphic-properties draw:stroke="dash" draw:stroke-dash="Fine_20_Dashed" svg:stroke-width="0.05cm" svg:stroke-color="#00b8ff" draw:marker-start-width="0.28cm" draw:marker-end-width="0.28cm" draw:fill="solid" draw:fill-color="#ffffff" draw:fill-hatch-solid="false" draw:textarea-horizontal-align="center" draw:textarea-vertical-align="bottom" draw:auto-grow-height="false" fo:padding-top="0.15cm" fo:padding-bottom="0.15cm" fo:padding-left="0.275cm" fo:padding-right="0.275cm" fo:wrap-option="no-wrap" draw:shadow="visible" draw:shadow-offset-x="0.1cm" draw:shadow-offset-y="0.1cm"/>
    </style:style>
    <style:style style:name="gr80" style:family="graphic" style:parent-style-name="standard">
      <style:graphic-properties svg:stroke-color="#0084d1" draw:fill="solid" draw:fill-color="#ffffff" draw:textarea-vertical-align="middle" draw:shadow="visible"/>
    </style:style>
    <style:style style:name="gr81" style:family="graphic" style:parent-style-name="standard">
      <style:graphic-properties svg:stroke-color="#333333" draw:marker-start="" draw:marker-end="Arrowheads_20_1" draw:textarea-vertical-align="middle"/>
    </style:style>
    <style:style style:name="gr82" style:family="graphic" style:parent-style-name="standard">
      <style:graphic-properties svg:stroke-color="#000000" draw:marker-start="" draw:marker-end="Arrowheads_20_1" draw:textarea-vertical-align="middle"/>
    </style:style>
    <style:style style:name="gr83" style:family="graphic" style:parent-style-name="objectwithoutfill">
      <style:graphic-properties draw:stroke="dash" draw:stroke-dash="Fine_20_Dashed" draw:marker-start="" draw:marker-end="Arrow" draw:marker-end-width="0.3cm" draw:fill="none" draw:textarea-vertical-align="middle"/>
    </style:style>
    <style:style style:name="gr84" style:family="graphic" style:parent-style-name="standard" style:list-style-name="L2">
      <style:graphic-properties draw:stroke="none" svg:stroke-color="#000000" draw:fill="none" draw:fill-color="#ffffff" draw:auto-grow-height="true" draw:auto-grow-width="false" fo:max-height="0cm" fo:min-height="0.713cm"/>
    </style:style>
    <style:style style:name="gr85" style:family="graphic" style:parent-style-name="standard">
      <style:graphic-properties draw:textarea-horizontal-align="justify" draw:textarea-vertical-align="middle" draw:auto-grow-height="false" fo:min-height="0cm" draw:shadow="visible"/>
    </style:style>
    <style:style style:name="gr86" style:family="graphic" style:parent-style-name="standard">
      <style:graphic-properties draw:textarea-horizontal-align="justify" draw:textarea-vertical-align="top" draw:auto-grow-height="false" draw:shadow="visible"/>
    </style:style>
    <style:style style:name="gr87" style:family="graphic" style:parent-style-name="standard">
      <style:graphic-properties draw:textarea-horizontal-align="justify" draw:textarea-vertical-align="middle" draw:auto-grow-height="false" draw:shadow="visible"/>
    </style:style>
    <style:style style:name="gr88" style:family="graphic" style:parent-style-name="standard">
      <style:graphic-properties svg:stroke-color="#000000" draw:marker-start="Arrow" draw:marker-start-width="0.3cm" draw:marker-end="Arrow" draw:marker-end-width="0.3cm" draw:textarea-vertical-align="middle"/>
    </style:style>
    <style:style style:name="gr89" style:family="graphic" style:parent-style-name="standard">
      <style:graphic-properties draw:fill="solid" draw:fill-color="#ffffff" draw:textarea-vertical-align="top" draw:shadow="visible"/>
    </style:style>
    <style:style style:name="gr90" style:family="graphic" style:parent-style-name="standard">
      <style:graphic-properties svg:stroke-color="#000000" draw:marker-end="Arrow" draw:marker-end-width="0.3cm" draw:textarea-vertical-align="middle"/>
    </style:style>
    <style:style style:name="gr91" style:family="graphic" style:parent-style-name="objectwithoutfill">
      <style:graphic-properties draw:marker-start="Arrow" draw:marker-start-width="0.3cm" draw:marker-end="Arrow" draw:marker-end-width="0.3cm" draw:fill="none" draw:textarea-vertical-align="middle"/>
    </style:style>
    <style:style style:name="gr92" style:family="graphic" style:parent-style-name="standard" style:list-style-name="L2">
      <style:graphic-properties draw:stroke="none" svg:stroke-color="#000000" draw:fill="none" draw:fill-color="#ffffff" draw:auto-grow-height="true" draw:auto-grow-width="false" fo:max-height="0cm" fo:min-height="0.713cm"/>
    </style:style>
    <style:style style:name="gr93"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padding-top="0.15cm" fo:padding-bottom="0.15cm" fo:padding-left="0.275cm" fo:padding-right="0.275cm" fo:wrap-option="no-wrap" draw:shadow="visible" draw:shadow-offset-x="0.1cm" draw:shadow-offset-y="0.1cm"/>
    </style:style>
    <style:style style:name="gr94" style:family="graphic" style:parent-style-name="standard">
      <style:graphic-properties draw:stroke="none" svg:stroke-width="0.05cm" svg:stroke-color="#00b8ff" draw:marker-start-width="0.28cm" draw:marker-end-width="0.28cm" draw:fill="solid" draw:fill-color="#808080" draw:fill-hatch-solid="false" draw:textarea-horizontal-align="center" draw:textarea-vertical-align="top" draw:auto-grow-height="false" fo:padding-top="0.15cm" fo:padding-bottom="0.15cm" fo:padding-left="0.275cm" fo:padding-right="0.275cm" fo:wrap-option="no-wrap" draw:shadow="hidden" draw:shadow-offset-x="0.1cm" draw:shadow-offset-y="0.1cm"/>
    </style:style>
    <style:style style:name="gr95" style:family="graphic" style:parent-style-name="standard">
      <style:graphic-properties draw:stroke="none" svg:stroke-width="0.05cm" svg:stroke-color="#00b8ff" draw:marker-start-width="0.28cm" draw:marker-end-width="0.28cm" draw:fill="solid" draw:fill-color="#000000" draw:fill-hatch-solid="false" draw:textarea-horizontal-align="center" draw:textarea-vertical-align="top" draw:auto-grow-height="false" fo:padding-top="0.15cm" fo:padding-bottom="0.15cm" fo:padding-left="0.275cm" fo:padding-right="0.275cm" fo:wrap-option="no-wrap" draw:shadow="hidden" draw:shadow-offset-x="0.1cm" draw:shadow-offset-y="0.1cm"/>
    </style:style>
    <style:style style:name="gr96" style:family="graphic" style:parent-style-name="standard" style:list-style-name="L2">
      <style:graphic-properties draw:stroke="none" svg:stroke-color="#000000" draw:fill="none" draw:fill-color="#ffffff" draw:auto-grow-height="true" draw:auto-grow-width="false" fo:max-height="0cm" fo:min-height="0.713cm"/>
    </style:style>
    <style:style style:name="gr97" style:family="graphic" style:parent-style-name="standard" style:list-style-name="L2">
      <style:graphic-properties draw:stroke="none" svg:stroke-color="#000000" draw:fill="none" draw:fill-color="#ffffff" draw:auto-grow-height="true" draw:auto-grow-width="false" fo:max-height="0cm" fo:min-height="0.713cm"/>
    </style:style>
    <style:style style:name="gr98" style:family="graphic" style:parent-style-name="objectwithoutfill">
      <style:graphic-properties draw:stroke="dash" draw:stroke-dash="Fine_20_Dashed" svg:stroke-width="0.1cm" svg:stroke-color="#00ccff" draw:marker-start-width="0.35cm" draw:marker-end-width="0.35cm" draw:fill="none" draw:textarea-vertical-align="middle" fo:padding-top="0.175cm" fo:padding-bottom="0.175cm" fo:padding-left="0.3cm" fo:padding-right="0.3cm"/>
    </style:style>
    <style:style style:name="gr99" style:family="graphic" style:parent-style-name="standard">
      <style:graphic-properties fo:min-height="15.814cm"/>
    </style:style>
    <style:style style:name="gr100" style:family="graphic" style:parent-style-name="standard">
      <style:graphic-properties fo:min-height="4.624cm"/>
    </style:style>
    <style:style style:name="P1" style:family="paragraph">
      <style:paragraph-properties fo:text-align="center"/>
    </style:style>
    <style:style style:name="P2" style:family="paragraph">
      <style:paragraph-properties fo:text-align="center"/>
      <style:text-properties style:text-position="super 58%" fo:font-size="18pt" style:font-size-asian="18pt" style:font-size-complex="18pt"/>
    </style:style>
    <style:style style:name="P3" style:family="paragraph">
      <style:paragraph-properties fo:text-align="center"/>
      <style:text-properties fo:font-size="18pt" style:font-size-asian="18pt" style:font-size-complex="18pt"/>
    </style:style>
    <style:style style:name="P4" style:family="paragraph">
      <style:paragraph-properties fo:text-align="center"/>
      <style:text-properties fo:font-size="16pt" style:font-size-asian="16pt" style:font-size-complex="16pt"/>
    </style:style>
    <style:style style:name="P5" style:family="paragraph">
      <style:paragraph-properties fo:text-align="center">
        <style:tab-stops>
          <style:tab-stop style:position="0cm"/>
        </style:tab-stops>
      </style:paragraph-properties>
    </style:style>
    <style:style style:name="P6" style:family="paragraph">
      <style:paragraph-properties fo:text-align="center">
        <style:tab-stops>
          <style:tab-stop style:position="0cm"/>
        </style:tab-stops>
      </style:paragraph-properties>
      <style:text-properties fo:font-size="18pt"/>
    </style:style>
    <style:style style:name="P7" style:family="paragraph">
      <style:paragraph-properties fo:text-align="center"/>
      <style:text-properties fo:font-size="14pt" style:font-size-asian="14pt" style:font-size-complex="14pt"/>
    </style:style>
    <style:style style:name="P8" style:family="paragraph">
      <style:text-properties fo:font-size="18pt" fo:text-shadow="1pt 1pt"/>
    </style:style>
    <style:style style:name="P9" style:family="paragraph">
      <style:text-properties fo:font-size="18pt"/>
    </style:style>
    <style:style style:name="P10" style:family="paragraph">
      <style:paragraph-properties fo:text-align="center"/>
      <style:text-properties fo:font-size="18pt"/>
    </style:style>
    <style:style style:name="P11" style:family="paragraph">
      <style:paragraph-properties fo:text-align="center"/>
      <style:text-properties style:text-position="super 58%" fo:font-size="24pt" style:font-size-asian="24pt" style:font-size-complex="24pt"/>
    </style:style>
    <style:style style:name="P12" style:family="paragraph">
      <style:paragraph-properties fo:text-align="center"/>
      <style:text-properties style:text-position="super 58%" fo:font-size="13pt" style:font-size-asian="13pt" style:font-size-complex="13pt"/>
    </style:style>
    <style:style style:name="P13" style:family="paragraph">
      <style:paragraph-properties fo:text-align="center"/>
      <style:text-properties fo:font-size="12pt" style:font-size-asian="12pt" style:font-size-complex="12pt"/>
    </style:style>
    <style:style style:name="P14" style:family="paragraph">
      <style:paragraph-properties fo:text-align="center"/>
      <style:text-properties fo:font-size="11pt" style:font-size-asian="11pt" style:font-size-complex="11pt"/>
    </style:style>
    <style:style style:name="P15" style:family="paragraph">
      <style:paragraph-properties fo:text-align="center">
        <style:tab-stops/>
      </style:paragraph-properties>
    </style:style>
    <style:style style:name="P16" style:family="paragraph">
      <style:text-properties fo:text-shadow="1pt 1pt" fo:font-weight="normal" style:font-weight-asian="normal" style:font-weight-complex="normal"/>
    </style:style>
    <style:style style:name="P17" style:family="paragraph">
      <style:paragraph-properties fo:text-align="center"/>
      <style:text-properties fo:text-shadow="none"/>
    </style:style>
    <style:style style:name="P18" style:family="paragraph">
      <style:text-properties fo:font-size="18pt" style:font-size-asian="18pt" style:font-size-complex="18pt"/>
    </style:style>
    <style:style style:name="P19" style:family="paragraph">
      <style:text-properties fo:font-size="12pt" style:font-size-asian="12pt" style:font-size-complex="12pt"/>
    </style:style>
    <style:style style:name="P20" style:family="paragraph">
      <style:text-properties fo:font-size="18pt" fo:text-shadow="1pt 1pt" fo:font-weight="normal" style:font-weight-asian="normal" style:font-weight-complex="normal"/>
    </style:style>
    <style:style style:name="P21" style:family="paragraph">
      <style:paragraph-properties fo:text-align="center"/>
      <style:text-properties fo:font-size="10pt" style:font-size-asian="10pt" style:font-size-complex="10pt"/>
    </style:style>
    <style:style style:name="P22" style:family="paragraph">
      <style:text-properties fo:font-size="14pt" style:font-size-asian="14pt" style:font-size-complex="14pt"/>
    </style:style>
    <style:style style:name="P23" style:family="paragraph">
      <style:paragraph-properties fo:text-align="center"/>
      <style:text-properties style:text-position="super 58%" fo:font-size="14pt" style:font-size-asian="14pt" style:font-size-complex="14pt"/>
    </style:style>
    <style:style style:name="P24" style:family="paragraph">
      <style:text-properties fo:font-size="16pt" style:font-size-asian="16pt" style:font-size-complex="16pt"/>
    </style:style>
    <style:style style:name="P25" style:family="paragraph">
      <style:paragraph-properties fo:text-align="center"/>
      <style:text-properties style:text-position="super 58%" fo:font-size="18pt" fo:font-weight="bold" style:font-size-asian="18pt" style:font-weight-asian="bold" style:font-size-complex="18pt" style:font-weight-complex="bold"/>
    </style:style>
    <style:style style:name="P26" style:family="paragraph">
      <style:paragraph-properties fo:text-align="end"/>
    </style:style>
    <style:style style:name="P27" style:family="paragraph">
      <style:paragraph-properties fo:text-align="center"/>
      <style:text-properties fo:font-size="15pt" style:font-size-asian="15pt" style:font-size-complex="15pt"/>
    </style:style>
    <style:style style:name="P28" style:family="paragraph">
      <style:paragraph-properties style:text-autospace="none"/>
    </style:style>
    <style:style style:name="P29" style:family="paragraph">
      <style:paragraph-properties fo:text-align="center"/>
      <style:text-properties style:text-position="super 58%" fo:font-size="26pt" fo:font-weight="bold" style:font-size-asian="26pt" style:font-weight-asian="bold" style:font-size-complex="26pt" style:font-weight-complex="bold"/>
    </style:style>
    <style:style style:name="P30" style:family="paragraph">
      <style:text-properties fo:font-size="15pt" style:font-size-asian="15pt" style:font-size-complex="15pt"/>
    </style:style>
    <style:style style:name="P31" style:family="paragraph">
      <style:text-properties fo:font-size="44pt"/>
    </style:style>
    <style:style style:name="T1" style:family="text">
      <style:text-properties style:text-position="super 58%" fo:font-size="18pt" style:font-size-asian="18pt" style:font-size-complex="18pt"/>
    </style:style>
    <style:style style:name="T2" style:family="text">
      <style:text-properties fo:font-size="18pt" style:font-size-asian="18pt" style:font-size-complex="18pt"/>
    </style:style>
    <style:style style:name="T3" style:family="text">
      <style:text-properties fo:font-size="16pt" style:font-size-asian="16pt" style:font-size-complex="16pt"/>
    </style:style>
    <style:style style:name="T4" style:family="text">
      <style:text-properties fo:font-size="18pt"/>
    </style:style>
    <style:style style:name="T5" style:family="text">
      <style:text-properties fo:font-size="14pt" style:font-size-asian="14pt" style:font-size-complex="14pt"/>
    </style:style>
    <style:style style:name="T6" style:family="text">
      <style:text-properties fo:font-size="18pt" fo:text-shadow="1pt 1pt"/>
    </style:style>
    <style:style style:name="T7" style:family="text">
      <style:text-properties style:text-position="super 58%" fo:font-size="24pt" style:font-size-asian="24pt" style:font-size-complex="24pt"/>
    </style:style>
    <style:style style:name="T8" style:family="text">
      <style:text-properties fo:font-size="13pt" style:font-size-asian="13pt" style:font-size-complex="13pt"/>
    </style:style>
    <style:style style:name="T9" style:family="text">
      <style:text-properties fo:font-size="12pt" style:font-size-asian="12pt" style:font-size-complex="12pt"/>
    </style:style>
    <style:style style:name="T10" style:family="text">
      <style:text-properties style:text-position="super 58%" fo:font-size="13pt" style:font-size-asian="13pt" style:font-size-complex="13pt"/>
    </style:style>
    <style:style style:name="T11" style:family="text">
      <style:text-properties fo:font-size="11pt" style:font-size-asian="11pt" style:font-size-complex="11pt"/>
    </style:style>
    <style:style style:name="T12" style:family="text">
      <style:text-properties fo:text-shadow="1pt 1pt" fo:font-weight="normal" style:font-weight-asian="normal" style:font-weight-complex="normal"/>
    </style:style>
    <style:style style:name="T13" style:family="text">
      <style:text-properties fo:text-shadow="none"/>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style:use-window-font-color="true" style:text-outline="false" style:text-line-through-style="none" fo:font-family="Arial" style:font-family-generic="roman" style:font-pitch="variable" fo:font-size="23pt" fo:font-style="normal" fo:text-shadow="none" style:text-underline-style="none" fo:font-weight="normal" style:letter-kerning="true" style:font-family-asian="'Microsoft YaHei'" style:font-family-generic-asian="system" style:font-pitch-asian="variable" style:font-size-asian="23pt" style:font-style-asian="normal" style:font-weight-asian="normal" style:font-family-complex="Mangal" style:font-family-generic-complex="system" style:font-pitch-complex="variable" style:font-size-complex="13.1000003814697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8" style:family="text">
      <style:text-properties fo:font-size="18pt" fo:text-shadow="1pt 1pt" fo:font-weight="normal" style:font-weight-asian="normal" style:font-weight-complex="normal"/>
    </style:style>
    <style:style style:name="T19" style:family="text">
      <style:text-properties fo:font-size="10pt" style:font-size-asian="10pt" style:font-size-complex="10pt"/>
    </style:style>
    <style:style style:name="T20" style:family="text">
      <style:text-properties fo:font-size="18pt" fo:font-weight="bold" style:font-weight-asian="bold" style:font-weight-complex="bold"/>
    </style:style>
    <style:style style:name="T21" style:family="text">
      <style:text-properties fo:font-size="15pt" style:font-size-asian="15pt" style:font-size-complex="15pt"/>
    </style:style>
    <style:style style:name="T22" style:family="text">
      <style:text-properties fo:font-family="Arial" style:font-family-generic="swiss" fo:font-size="12pt" style:font-family-asian="Arial" style:font-family-generic-asian="swiss" style:font-size-asian="12pt" style:font-family-complex="Arial" style:font-family-generic-complex="swiss" style:font-size-complex="6.80000019073486pt"/>
    </style:style>
    <style:style style:name="T23" style:family="text">
      <style:text-properties style:text-position="super 58%" fo:font-size="26pt" fo:font-weight="bold" style:font-size-asian="26pt" style:font-weight-asian="bold" style:font-size-complex="26pt" style:font-weight-complex="bold"/>
    </style:style>
    <style:style style:name="T24" style:family="text">
      <style:text-properties style:text-position="super 58%" fo:font-size="18pt" fo:font-weight="bold" style:font-size-asian="18pt" style:font-weight-asian="bold" style:font-size-complex="18pt" style:font-weight-complex="bold"/>
    </style:style>
    <style:style style:name="T25" style:family="text">
      <style:text-properties fo:font-size="16pt" fo:font-weight="bold" style:font-size-asian="16pt" style:font-weight-asian="bold" style:font-size-complex="16pt" style:font-weight-complex="bold"/>
    </style:style>
    <style:style style:name="T26" style:family="text">
      <style:text-properties fo:font-size="10pt" fo:font-weight="bold" style:font-size-asian="10pt" style:font-weight-asian="bold" style:font-size-complex="10pt" style:font-weight-complex="bold"/>
    </style:style>
    <style:style style:name="T27" style:family="text">
      <style:text-properties style:use-window-font-color="true" style:text-position="0% 100%" fo:font-family="Arial" fo:font-size="14pt" fo:font-style="normal" fo:text-shadow="none" style:text-underline-style="none" fo:font-weight="normal" style:font-family-asian="Arial" style:font-size-asian="14pt" style:font-weight-asian="normal" style:font-family-complex="Arial" style:font-size-complex="14pt" style:font-weight-complex="normal"/>
    </style:style>
    <style:style style:name="T28" style:family="text">
      <style:text-properties fo:font-size="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name="Hadware" draw:style-name="gr1" draw:text-style-name="P2" draw:layer="layout" svg:width="17.2cm" svg:height="2.406cm" svg:x="1.5cm" svg:y="18.593cm">
          <text:p text:style-name="P1"><text:span text:style-name="T1">Hardware</text:span></text:p>
          <draw:enhanced-geometry svg:viewBox="0 0 21600 21600" draw:mirror-horizontal="false" draw:mirror-vertical="false" draw:type="rectangle" draw:enhanced-path="M 0 0 L 21600 0 21600 21600 0 21600 0 0 Z N"/>
        </draw:custom-shape>
        <draw:polygon draw:style-name="gr2" draw:text-style-name="P3" draw:layer="layout" svg:width="11.899cm" svg:height="3.299cm" svg:x="1.5cm" svg:y="3.8cm" svg:viewBox="0 0 11900 3300" draw:points="0,3300 900,3300 1900,3300 4500,3300 4500,1600 10300,1600 10300,3300 11900,3300 11900,0 0,0">
          <text:p text:style-name="P1"><text:span text:style-name="T2">OS/2-eCS</text:span><text:span text:style-name="T2"><text:line-break/></text:span><text:span text:style-name="T2">Apps</text:span></text:p>
        </draw:polygon>
        <draw:custom-shape draw:style-name="gr3" draw:text-style-name="P4" draw:layer="layout" svg:width="5.1cm" svg:height="1.4cm" svg:x="6.4cm" svg:y="5.7cm">
          <text:p text:style-name="P1"><text:span text:style-name="T3">Workplace Shell </text:span><text:span text:style-name="T3"><text:line-break/></text:span><text:span text:style-name="T3">(WPS)</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17.2cm" svg:height="2.517cm" svg:x="1.5cm" svg:y="10.3cm">
          <text:p text:style-name="P5"><text:span text:style-name="T4">Control </text:span><text:span text:style-name="T4"><text:line-break/></text:span><text:span text:style-name="T4">Program Interface</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2.021cm" svg:height="2.022cm" svg:x="6.11cm" svg:y="18.785cm">
          <text:p text:style-name="P1"><text:span text:style-name="T5">HDD</text:span></text:p>
          <draw:enhanced-geometry svg:viewBox="0 0 21600 21600" draw:type="rectangle" draw:enhanced-path="M 0 0 L 21600 0 21600 21600 0 21600 0 0 Z N"/>
        </draw:custom-shape>
        <draw:custom-shape draw:style-name="gr5" draw:text-style-name="P7" draw:layer="layout" svg:width="2.021cm" svg:height="2.022cm" svg:x="3.992cm" svg:y="18.785cm">
          <text:p text:style-name="P1"><text:span text:style-name="T5">RAM</text:span></text:p>
          <draw:enhanced-geometry svg:viewBox="0 0 21600 21600" draw:type="rectangle" draw:enhanced-path="M 0 0 L 21600 0 21600 21600 0 21600 0 0 Z N"/>
        </draw:custom-shape>
        <draw:custom-shape draw:style-name="gr5" draw:text-style-name="P7" draw:layer="layout" svg:width="2.021cm" svg:height="2.022cm" svg:x="1.875cm" svg:y="18.785cm">
          <text:p text:style-name="P1"><text:span text:style-name="T5">CPU</text:span></text:p>
          <draw:enhanced-geometry svg:viewBox="0 0 21600 21600" draw:type="rectangle" draw:enhanced-path="M 0 0 L 21600 0 21600 21600 0 21600 0 0 Z N"/>
        </draw:custom-shape>
        <draw:frame draw:style-name="gr6" draw:text-style-name="P8" draw:layer="layout" svg:width="11.935cm" svg:height="1.675cm" svg:x="1.5cm" svg:y="1.425cm">
          <draw:text-box>
            <text:p><text:span text:style-name="T6">OS/2 Warp and eComStation</text:span><text:span text:style-name="T6"><text:line-break/></text:span><text:span text:style-name="T6">Component Architecture</text:span></text:p>
          </draw:text-box>
        </draw:frame>
        <draw:frame draw:style-name="gr7" draw:text-style-name="P9" draw:layer="layout" svg:width="16.555cm" svg:height="0.963cm" svg:x="1.086cm" svg:y="22.093cm">
          <draw:text-box>
            <text:list text:style-name="L2">
              <text:list-item>
                <text:p><text:span text:style-name="T4">Based in OS/2 Warp 4.52 and eComStation 2.x</text:span></text:p>
              </text:list-item>
            </text:list>
          </draw:text-box>
        </draw:frame>
        <draw:custom-shape draw:style-name="gr3" draw:text-style-name="P3" draw:layer="layout" svg:width="2.406cm" svg:height="3.3cm" svg:x="13.725cm" svg:y="3.8cm">
          <text:p text:style-name="P1"><text:span text:style-name="T2">Win16 </text:span></text:p>
          <text:p text:style-name="P1"><text:span text:style-name="T2">Apps</text:span></text:p>
          <draw:enhanced-geometry svg:viewBox="0 0 21600 21600" draw:type="rectangle" draw:enhanced-path="M 0 0 L 21600 0 21600 21600 0 21600 0 0 Z N"/>
        </draw:custom-shape>
        <draw:custom-shape draw:style-name="gr3" draw:text-style-name="P3" draw:layer="layout" svg:width="2.407cm" svg:height="3.3cm" svg:x="16.323cm" svg:y="3.8cm">
          <text:p text:style-name="P1"><text:span text:style-name="T2">DOS</text:span></text:p>
          <text:p text:style-name="P1"><text:span text:style-name="T2">Apps</text:span></text:p>
          <draw:enhanced-geometry svg:viewBox="0 0 21600 21600" draw:type="rectangle" draw:enhanced-path="M 0 0 L 21600 0 21600 21600 0 21600 0 0 Z N"/>
        </draw:custom-shape>
        <draw:custom-shape draw:style-name="gr8" draw:text-style-name="P10" draw:layer="layout" svg:width="2.695cm" svg:height="1.733cm" svg:x="22.005cm" svg:y="2.967cm">
          <text:p text:style-name="P1"><text:span text:style-name="T4">DIVE</text:span></text:p>
          <draw:enhanced-geometry svg:viewBox="0 0 21600 21600" draw:mirror-horizontal="false" draw:mirror-vertical="false" draw:type="rectangle" draw:enhanced-path="M 0 0 L 21600 0 21600 21600 0 21600 0 0 Z N"/>
        </draw:custom-shape>
        <draw:custom-shape draw:style-name="gr8" draw:text-style-name="P10" draw:layer="layout" svg:width="2.695cm" svg:height="1.733cm" svg:x="22.005cm" svg:y="4.9cm">
          <text:p text:style-name="P1"><text:span text:style-name="T4">DART</text:span></text:p>
          <draw:enhanced-geometry svg:viewBox="0 0 21600 21600" draw:mirror-horizontal="false" draw:mirror-vertical="false" draw:type="rectangle" draw:enhanced-path="M 0 0 L 21600 0 21600 21600 0 21600 0 0 Z N"/>
        </draw:custom-shape>
        <draw:custom-shape draw:style-name="gr8" draw:text-style-name="P10" draw:layer="layout" svg:width="2.695cm" svg:height="1.733cm" svg:x="22.005cm" svg:y="6.8cm">
          <text:p text:style-name="P1"><text:span text:style-name="T4">GPI</text:span></text:p>
          <draw:enhanced-geometry svg:viewBox="0 0 21600 21600" draw:mirror-horizontal="false" draw:mirror-vertical="false" draw:type="rectangle" draw:enhanced-path="M 0 0 L 21600 0 21600 21600 0 21600 0 0 Z N"/>
        </draw:custom-shape>
        <draw:custom-shape draw:style-name="gr8" draw:text-style-name="P10" draw:layer="layout" svg:width="2.695cm" svg:height="1.733cm" svg:x="22.005cm" svg:y="0.967cm">
          <text:p text:style-name="P1"><text:span text:style-name="T4">REXX</text:span></text:p>
          <draw:enhanced-geometry svg:viewBox="0 0 21600 21600" draw:mirror-horizontal="false" draw:mirror-vertical="false" draw:type="rectangle" draw:enhanced-path="M 0 0 L 21600 0 21600 21600 0 21600 0 0 Z N"/>
        </draw:custom-shape>
        <draw:custom-shape draw:name="Hadware" draw:style-name="gr9" draw:text-style-name="P11" draw:layer="layout" svg:width="17.23cm" svg:height="4.3cm" svg:x="1.47cm" svg:y="13.2cm">
          <text:p text:style-name="P1"><text:span text:style-name="T7">OS/2 Kernel</text:span></text:p>
          <draw:enhanced-geometry svg:viewBox="0 0 21600 21600" draw:mirror-horizontal="false" draw:mirror-vertical="false" draw:type="rectangle" draw:enhanced-path="M 0 0 L 21600 0 21600 21600 0 21600 0 0 Z N"/>
        </draw:custom-shape>
        <draw:custom-shape draw:name="Hadware" draw:style-name="gr10" draw:text-style-name="P12" draw:layer="layout" svg:width="2.866cm" svg:height="1.9cm" svg:x="2.933cm" svg:y="17.1cm">
          <text:p text:style-name="P1"><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2.021cm" svg:height="2.022cm" svg:x="8.2cm" svg:y="18.778cm">
          <text:p text:style-name="P1"><text:span text:style-name="T5">Drives</text:span></text:p>
          <draw:enhanced-geometry svg:viewBox="0 0 21600 21600" draw:type="rectangle" draw:enhanced-path="M 0 0 L 21600 0 21600 21600 0 21600 0 0 Z N"/>
        </draw:custom-shape>
        <draw:custom-shape draw:name="Hadware" draw:style-name="gr10" draw:text-style-name="P12" draw:layer="layout" svg:width="2.866cm" svg:height="1.9cm" svg:x="6.648cm" svg:y="17.1cm">
          <text:p text:style-name="P1"><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custom-shape draw:name="Hadware" draw:style-name="gr10" draw:text-style-name="P12" draw:layer="layout" svg:width="2.866cm" svg:height="1.9cm" svg:x="14.291cm" svg:y="17.1cm">
          <text:p text:style-name="P1"><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ellipse draw:style-name="gr11" draw:text-style-name="P13" draw:layer="layout" svg:width="3.29cm" svg:height="1.5cm" svg:x="14.9cm" svg:y="13.4cm">
          <text:p text:style-name="P1"><text:span text:style-name="T9">Process</text:span><text:span text:style-name="T9"><text:line-break/></text:span><text:span text:style-name="T9">Management</text:span></text:p>
        </draw:ellipse>
        <draw:ellipse draw:style-name="gr11" draw:text-style-name="P13" draw:layer="layout" svg:width="2.4cm" svg:height="1.2cm" svg:x="1.9cm" svg:y="13.4cm">
          <text:p text:style-name="P1"><text:span text:style-name="T9">Loader</text:span></text:p>
        </draw:ellipse>
        <draw:ellipse draw:style-name="gr11" draw:text-style-name="P13" draw:layer="layout" svg:width="3.1cm" svg:height="1.5cm" svg:x="2.3cm" svg:y="15.2cm">
          <text:p text:style-name="P1"><text:span text:style-name="T9">Memory</text:span><text:span text:style-name="T9"><text:line-break/></text:span><text:span text:style-name="T9">Management</text:span></text:p>
        </draw:ellipse>
        <draw:ellipse draw:style-name="gr11" draw:text-style-name="P13" draw:layer="layout" svg:width="3.1cm" svg:height="1.5cm" svg:x="14.3cm" svg:y="15.2cm">
          <text:p text:style-name="P1"><text:span text:style-name="T9">Exception</text:span><text:span text:style-name="T9"><text:line-break/></text:span><text:span text:style-name="T9">Handling</text:span></text:p>
        </draw:ellipse>
        <draw:ellipse draw:style-name="gr11" draw:text-style-name="P13" draw:layer="layout" svg:width="3.1cm" svg:height="1.5cm" svg:x="6.4cm" svg:y="15.2cm">
          <text:p text:style-name="P1"><text:span text:style-name="T9">Scheduler/</text:span><text:span text:style-name="T9"><text:line-break/></text:span><text:span text:style-name="T9">Dispatcher</text:span></text:p>
        </draw:ellipse>
        <draw:custom-shape draw:style-name="gr5" draw:text-style-name="P7" draw:layer="layout" svg:width="2.021cm" svg:height="2.022cm" svg:x="10.299cm" svg:y="18.777cm">
          <text:p text:style-name="P1"><text:span text:style-name="T5">USB</text:span></text:p>
          <draw:enhanced-geometry svg:viewBox="0 0 21600 21600" draw:type="rectangle" draw:enhanced-path="M 0 0 L 21600 0 21600 21600 0 21600 0 0 Z N"/>
        </draw:custom-shape>
        <draw:custom-shape draw:name="Hadware" draw:style-name="gr10" draw:text-style-name="P12" draw:layer="layout" svg:width="2.866cm" svg:height="1.9cm" svg:x="10.469cm" svg:y="17.1cm">
          <text:p text:style-name="P1"><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ellipse draw:style-name="gr11" draw:text-style-name="P13" draw:layer="layout" svg:width="3.29cm" svg:height="1.5cm" svg:x="10.3cm" svg:y="15.2cm">
          <text:p text:style-name="P1"><text:span text:style-name="T9">File</text:span><text:span text:style-name="T9"><text:line-break/></text:span><text:span text:style-name="T9">System</text:span></text:p>
        </draw:ellipse>
        <draw:polygon draw:style-name="gr12" draw:text-style-name="P1" draw:layer="layout" svg:width="7.199cm" svg:height="5.499cm" svg:x="27.3cm" svg:y="1.5cm" svg:viewBox="0 0 7200 5500" draw:points="0,0 0,5500 7200,5500 7200,2500 2900,2500 2900,0">
          <text:p/>
        </draw:polygon>
        <draw:custom-shape draw:style-name="gr8" draw:text-style-name="P10" draw:layer="layout" svg:width="2.695cm" svg:height="1.733cm" svg:x="22.005cm" svg:y="8.767cm">
          <text:p text:style-name="P1"><text:span text:style-name="T4">MMOS2</text:span></text:p>
          <draw:enhanced-geometry svg:viewBox="0 0 21600 21600" draw:mirror-horizontal="false" draw:mirror-vertical="false" draw:type="rectangle" draw:enhanced-path="M 0 0 L 21600 0 21600 21600 0 21600 0 0 Z N"/>
        </draw:custom-shape>
        <draw:custom-shape draw:name="Hadware" draw:style-name="gr9" draw:text-style-name="P2" draw:layer="layout" svg:width="12.23cm" svg:height="2.2cm" svg:x="21.27cm" svg:y="12.3cm">
          <text:p text:style-name="P1"><text:span text:style-name="T1">APIs</text:span></text:p>
          <draw:enhanced-geometry svg:viewBox="0 0 21600 21600" draw:mirror-horizontal="false" draw:mirror-vertical="false" draw:type="rectangle" draw:enhanced-path="M 0 0 L 21600 0 21600 21600 0 21600 0 0 Z N"/>
        </draw:custom-shape>
        <draw:ellipse draw:style-name="gr11" draw:text-style-name="P13" draw:layer="layout" svg:width="2cm" svg:height="0.911cm" svg:x="21.6cm" svg:y="15.3cm">
          <text:p text:style-name="P1"><text:span text:style-name="T9">GPI</text:span></text:p>
        </draw:ellipse>
        <draw:custom-shape draw:style-name="gr13" draw:text-style-name="P10" draw:layer="layout" svg:width="2.475cm" svg:height="1.8cm" svg:x="21.6cm" svg:y="12.43cm">
          <text:p text:style-name="P1"><text:span text:style-name="T4">REXX</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2.475cm" svg:height="1.8cm" svg:x="28.025cm" svg:y="12.43cm">
          <text:p text:style-name="P1"><text:span text:style-name="T4">MMOS2</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2.475cm" svg:height="1.8cm" svg:x="24.325cm" svg:y="12.43cm">
          <text:p text:style-name="P1"><text:span text:style-name="T4">DIVE</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2.475cm" svg:height="1.8cm" svg:x="30.725cm" svg:y="12.43cm">
          <text:p text:style-name="P1"><text:span text:style-name="T4">DART</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3.1cm" svg:height="2.6cm" svg:x="1.5cm" svg:y="7.4cm">
          <text:p text:style-name="P1"><text:span text:style-name="T3">Full Screen </text:span></text:p>
          <text:p text:style-name="P1"><text:span text:style-name="T3">Session</text:span></text:p>
          <draw:enhanced-geometry svg:viewBox="0 0 21600 21600" draw:type="rectangle" draw:enhanced-path="M 0 0 L 21600 0 21600 21600 0 21600 0 0 Z N"/>
        </draw:custom-shape>
        <draw:custom-shape draw:style-name="gr3" draw:text-style-name="P10" draw:layer="layout" svg:width="4.9cm" svg:height="2.6cm" svg:x="4.8cm" svg:y="7.4cm">
          <text:p text:style-name="P1"><text:span text:style-name="T4">Presentation </text:span><text:span text:style-name="T4"><text:line-break/></text:span><text:span text:style-name="T4">Manager (PM)</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3.6cm" svg:height="2.6cm" svg:x="9.9cm" svg:y="7.4cm">
          <text:p text:style-name="P1"><text:span text:style-name="T3">System </text:span></text:p>
          <text:p text:style-name="P1"><text:span text:style-name="T3">Object </text:span></text:p>
          <text:p text:style-name="P1"><text:span text:style-name="T3">Model (SOM)</text:span></text:p>
          <draw:enhanced-geometry svg:viewBox="0 0 21600 21600" draw:type="rectangle" draw:enhanced-path="M 0 0 L 21600 0 21600 21600 0 21600 0 0 Z N"/>
        </draw:custom-shape>
        <draw:custom-shape draw:style-name="gr3" draw:text-style-name="P10" draw:layer="layout" svg:width="2.4cm" svg:height="2.6cm" svg:x="13.7cm" svg:y="7.4cm">
          <text:p text:style-name="P1"><text:span text:style-name="T4">Win16 </text:span><text:span text:style-name="T4"><text:line-break/></text:span><text:span text:style-name="T4">VM</text:span></text:p>
          <draw:enhanced-geometry svg:viewBox="0 0 21600 21600" draw:mirror-horizontal="false" draw:mirror-vertical="false" draw:type="rectangle" draw:enhanced-path="M 0 0 L 21600 0 21600 21600 0 21600 0 0 Z N"/>
        </draw:custom-shape>
        <draw:custom-shape draw:style-name="gr3" draw:text-style-name="P10" draw:layer="layout" svg:width="2.4cm" svg:height="2.6cm" svg:x="16.3cm" svg:y="7.4cm">
          <text:p text:style-name="P1"><text:span text:style-name="T4">DOS </text:span><text:span text:style-name="T4"><text:line-break/></text:span><text:span text:style-name="T4">VM</text:span></text:p>
          <draw:enhanced-geometry svg:viewBox="0 0 21600 21600" draw:mirror-horizontal="false" draw:mirror-vertical="false" draw:type="rectangle" draw:enhanced-path="M 0 0 L 21600 0 21600 21600 0 21600 0 0 Z N"/>
        </draw:custom-shape>
      </draw:page>
      <draw:page draw:name="page2" draw:style-name="dp1" draw:master-page-name="Default">
        <draw:custom-shape draw:name="Hadware" draw:style-name="gr1" draw:text-style-name="P2" draw:layer="layout" svg:width="17.4cm" svg:height="2.406cm" svg:x="2.1cm" svg:y="17.293cm">
          <text:p text:style-name="P1"><text:span text:style-name="T1">Hardware</text:span></text:p>
          <draw:enhanced-geometry svg:viewBox="0 0 21600 21600" draw:mirror-horizontal="false" draw:mirror-vertical="false" draw:type="rectangle" draw:enhanced-path="M 0 0 L 21600 0 21600 21600 0 21600 0 0 Z N"/>
        </draw:custom-shape>
        <draw:polygon draw:style-name="gr14" draw:text-style-name="P3" draw:layer="layout" svg:width="11.999cm" svg:height="6.899cm" svg:x="2.1cm" svg:y="4.7cm" svg:viewBox="0 0 12000 6900" draw:points="0,6900 1900,6900 1900,4000 3500,4000 3500,2500 5600,2500 5600,1100 12000,1100 12000,0 0,100">
          <text:p text:style-name="P1"><text:span text:style-name="T2">OS/2-eCS</text:span><text:span text:style-name="T2"><text:line-break/></text:span><text:span text:style-name="T2">Apps</text:span></text:p>
        </draw:polygon>
        <draw:custom-shape draw:style-name="gr15" draw:text-style-name="P4" draw:layer="layout" svg:width="6.2cm" svg:height="1.232cm" svg:x="8cm" svg:y="6cm">
          <text:p text:style-name="P1"><text:span text:style-name="T3">Workplace Shell (WPS)</text:span></text:p>
          <draw:enhanced-geometry svg:viewBox="0 0 21600 21600" draw:mirror-horizontal="false" draw:mirror-vertical="false" draw:type="rectangle" draw:enhanced-path="M 0 0 L 21600 0 21600 21600 0 21600 0 0 Z N"/>
        </draw:custom-shape>
        <draw:custom-shape draw:style-name="gr15" draw:text-style-name="P4" draw:layer="layout" svg:width="8.4cm" svg:height="1.19cm" svg:x="5.8cm" svg:y="7.5cm">
          <text:p text:style-name="P1"><text:span text:style-name="T3">System Object Model (SOM)</text:span></text:p>
          <draw:enhanced-geometry svg:viewBox="0 0 21600 21600" draw:type="rectangle" draw:enhanced-path="M 0 0 L 21600 0 21600 21600 0 21600 0 0 Z N"/>
        </draw:custom-shape>
        <draw:custom-shape draw:style-name="gr16" draw:text-style-name="P10" draw:layer="layout" svg:width="8.6cm" svg:height="2.517cm" svg:x="10.8cm" svg:y="9cm">
          <text:p text:style-name="P1"><text:span text:style-name="T4">Control </text:span><text:span text:style-name="T4"><text:line-break/></text:span><text:span text:style-name="T4">Program</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2.021cm" svg:height="2.022cm" svg:x="6.71cm" svg:y="17.485cm">
          <text:p text:style-name="P1"><text:span text:style-name="T5">HDD</text:span></text:p>
          <draw:enhanced-geometry svg:viewBox="0 0 21600 21600" draw:type="rectangle" draw:enhanced-path="M 0 0 L 21600 0 21600 21600 0 21600 0 0 Z N"/>
        </draw:custom-shape>
        <draw:custom-shape draw:style-name="gr5" draw:text-style-name="P7" draw:layer="layout" svg:width="2.021cm" svg:height="2.022cm" svg:x="4.592cm" svg:y="17.485cm">
          <text:p text:style-name="P1"><text:span text:style-name="T5">RAM</text:span></text:p>
          <draw:enhanced-geometry svg:viewBox="0 0 21600 21600" draw:type="rectangle" draw:enhanced-path="M 0 0 L 21600 0 21600 21600 0 21600 0 0 Z N"/>
        </draw:custom-shape>
        <draw:custom-shape draw:style-name="gr5" draw:text-style-name="P7" draw:layer="layout" svg:width="2.021cm" svg:height="2.022cm" svg:x="2.475cm" svg:y="17.485cm">
          <text:p text:style-name="P1"><text:span text:style-name="T5">CPU</text:span></text:p>
          <draw:enhanced-geometry svg:viewBox="0 0 21600 21600" draw:type="rectangle" draw:enhanced-path="M 0 0 L 21600 0 21600 21600 0 21600 0 0 Z N"/>
        </draw:custom-shape>
        <draw:custom-shape draw:style-name="gr13" draw:text-style-name="P10" draw:layer="layout" svg:width="2.377cm" svg:height="2.5cm" svg:x="17.023cm" svg:y="9cm">
          <text:p text:style-name="P1"><text:span text:style-name="T4">DOS </text:span><text:span text:style-name="T4"><text:line-break/></text:span><text:span text:style-name="T4">VM</text:span></text:p>
          <draw:enhanced-geometry svg:viewBox="0 0 21600 21600" draw:type="rectangle" draw:enhanced-path="M 0 0 L 21600 0 21600 21600 0 21600 0 0 Z N"/>
        </draw:custom-shape>
        <draw:custom-shape draw:style-name="gr13" draw:text-style-name="P10" draw:layer="layout" svg:width="2.475cm" svg:height="2.5cm" svg:x="14.425cm" svg:y="9cm">
          <text:p text:style-name="P1"><text:span text:style-name="T4">Win16 </text:span><text:span text:style-name="T4"><text:line-break/></text:span><text:span text:style-name="T4">VM</text:span></text:p>
          <draw:enhanced-geometry svg:viewBox="0 0 21600 21600" draw:mirror-horizontal="false" draw:mirror-vertical="false" draw:type="rectangle" draw:enhanced-path="M 0 0 L 21600 0 21600 21600 0 21600 0 0 Z N"/>
        </draw:custom-shape>
        <draw:frame draw:style-name="gr6" draw:text-style-name="P8" draw:layer="layout" svg:width="11.935cm" svg:height="1.675cm" svg:x="1.686cm" svg:y="1.7cm">
          <draw:text-box>
            <text:p><text:span text:style-name="T6">OS/2 Warp and eComStation</text:span><text:span text:style-name="T6"><text:line-break/></text:span><text:span text:style-name="T6">Component Architecture</text:span></text:p>
          </draw:text-box>
        </draw:frame>
        <draw:frame draw:style-name="gr17" draw:text-style-name="P9" draw:layer="layout" svg:width="16.555cm" svg:height="0.963cm" svg:x="1.686cm" svg:y="20.793cm">
          <draw:text-box>
            <text:list text:style-name="L2">
              <text:list-item>
                <text:p><text:span text:style-name="T4">Based in OS/2 Warp 4.52 and eComStation 2.x</text:span></text:p>
              </text:list-item>
            </text:list>
          </draw:text-box>
        </draw:frame>
        <draw:custom-shape draw:style-name="gr15" draw:text-style-name="P3" draw:layer="layout" svg:width="2.406cm" svg:height="4cm" svg:x="14.425cm" svg:y="4.7cm">
          <text:p text:style-name="P1"><text:span text:style-name="T2">Win16 </text:span></text:p>
          <text:p text:style-name="P1"><text:span text:style-name="T2">Apps</text:span></text:p>
          <draw:enhanced-geometry svg:viewBox="0 0 21600 21600" draw:type="rectangle" draw:enhanced-path="M 0 0 L 21600 0 21600 21600 0 21600 0 0 Z N"/>
        </draw:custom-shape>
        <draw:custom-shape draw:style-name="gr15" draw:text-style-name="P3" draw:layer="layout" svg:width="2.407cm" svg:height="4cm" svg:x="17.023cm" svg:y="4.7cm">
          <text:p text:style-name="P1"><text:span text:style-name="T2">DOS</text:span></text:p>
          <text:p text:style-name="P1"><text:span text:style-name="T2">Apps</text:span></text:p>
          <draw:enhanced-geometry svg:viewBox="0 0 21600 21600" draw:type="rectangle" draw:enhanced-path="M 0 0 L 21600 0 21600 21600 0 21600 0 0 Z N"/>
        </draw:custom-shape>
        <draw:custom-shape draw:style-name="gr8" draw:text-style-name="P10" draw:layer="layout" svg:width="2.695cm" svg:height="1.733cm" svg:x="22.705cm" svg:y="4.567cm">
          <text:p text:style-name="P1"><text:span text:style-name="T4">DIVE</text:span></text:p>
          <draw:enhanced-geometry svg:viewBox="0 0 21600 21600" draw:mirror-horizontal="false" draw:mirror-vertical="false" draw:type="rectangle" draw:enhanced-path="M 0 0 L 21600 0 21600 21600 0 21600 0 0 Z N"/>
        </draw:custom-shape>
        <draw:custom-shape draw:style-name="gr8" draw:text-style-name="P10" draw:layer="layout" svg:width="2.695cm" svg:height="1.733cm" svg:x="22.705cm" svg:y="6.5cm">
          <text:p text:style-name="P1"><text:span text:style-name="T4">DART</text:span></text:p>
          <draw:enhanced-geometry svg:viewBox="0 0 21600 21600" draw:mirror-horizontal="false" draw:mirror-vertical="false" draw:type="rectangle" draw:enhanced-path="M 0 0 L 21600 0 21600 21600 0 21600 0 0 Z N"/>
        </draw:custom-shape>
        <draw:custom-shape draw:style-name="gr8" draw:text-style-name="P10" draw:layer="layout" svg:width="2.695cm" svg:height="1.733cm" svg:x="22.705cm" svg:y="8.4cm">
          <text:p text:style-name="P1"><text:span text:style-name="T4">GPI</text:span></text:p>
          <draw:enhanced-geometry svg:viewBox="0 0 21600 21600" draw:mirror-horizontal="false" draw:mirror-vertical="false" draw:type="rectangle" draw:enhanced-path="M 0 0 L 21600 0 21600 21600 0 21600 0 0 Z N"/>
        </draw:custom-shape>
        <draw:custom-shape draw:style-name="gr8" draw:text-style-name="P10" draw:layer="layout" svg:width="2.695cm" svg:height="1.733cm" svg:x="22.705cm" svg:y="2.567cm">
          <text:p text:style-name="P1"><text:span text:style-name="T4">REXX</text:span></text:p>
          <draw:enhanced-geometry svg:viewBox="0 0 21600 21600" draw:mirror-horizontal="false" draw:mirror-vertical="false" draw:type="rectangle" draw:enhanced-path="M 0 0 L 21600 0 21600 21600 0 21600 0 0 Z N"/>
        </draw:custom-shape>
        <draw:custom-shape draw:style-name="gr15" draw:text-style-name="P10" draw:layer="layout" svg:width="6.3cm" svg:height="2.5cm" svg:x="4.3cm" svg:y="9cm">
          <text:p text:style-name="P1"><text:span text:style-name="T4">Presentation </text:span><text:span text:style-name="T4"><text:line-break/></text:span><text:span text:style-name="T4">Manager (PM)</text:span></text:p>
          <draw:enhanced-geometry svg:viewBox="0 0 21600 21600" draw:mirror-horizontal="false" draw:mirror-vertical="false" draw:type="rectangle" draw:enhanced-path="M 0 0 L 21600 0 21600 21600 0 21600 0 0 Z N"/>
        </draw:custom-shape>
        <draw:custom-shape draw:name="Hadware" draw:style-name="gr9" draw:text-style-name="P2" draw:layer="layout" svg:width="17.33cm" svg:height="4.3cm" svg:x="2.07cm" svg:y="11.9cm">
          <text:p text:style-name="P1"><text:span text:style-name="T1">OS/2 Kernel</text:span></text:p>
          <draw:enhanced-geometry svg:viewBox="0 0 21600 21600" draw:mirror-horizontal="false" draw:mirror-vertical="false" draw:type="rectangle" draw:enhanced-path="M 0 0 L 21600 0 21600 21600 0 21600 0 0 Z N"/>
        </draw:custom-shape>
        <draw:custom-shape draw:name="Hadware" draw:style-name="gr10" draw:text-style-name="P12" draw:layer="layout" svg:width="2.866cm" svg:height="1.9cm" svg:x="3.533cm" svg:y="15.8cm">
          <text:p text:style-name="P1"><text:span text:style-name="T10">Device</text:span><text:span text:style-name="T10"><text:line-break/></text:span><text:span text:style-name="T10">Driver</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2.021cm" svg:height="2.022cm" svg:x="8.8cm" svg:y="17.478cm">
          <text:p text:style-name="P1"><text:span text:style-name="T5">Drives</text:span></text:p>
          <draw:enhanced-geometry svg:viewBox="0 0 21600 21600" draw:type="rectangle" draw:enhanced-path="M 0 0 L 21600 0 21600 21600 0 21600 0 0 Z N"/>
        </draw:custom-shape>
        <draw:custom-shape draw:name="Hadware" draw:style-name="gr10" draw:text-style-name="P12" draw:layer="layout" svg:width="2.866cm" svg:height="1.9cm" svg:x="7.248cm" svg:y="15.8cm">
          <text:p text:style-name="P1"><text:span text:style-name="T10">Device</text:span><text:span text:style-name="T10"><text:line-break/></text:span><text:span text:style-name="T10">Driver</text:span></text:p>
          <draw:enhanced-geometry svg:viewBox="0 0 21600 21600" draw:mirror-horizontal="false" draw:mirror-vertical="false" draw:type="rectangle" draw:enhanced-path="M 0 0 L 21600 0 21600 21600 0 21600 0 0 Z N"/>
        </draw:custom-shape>
        <draw:custom-shape draw:name="Hadware" draw:style-name="gr10" draw:text-style-name="P12" draw:layer="layout" svg:width="2.866cm" svg:height="1.9cm" svg:x="14.891cm" svg:y="15.8cm">
          <text:p text:style-name="P1"><text:span text:style-name="T10">Device</text:span><text:span text:style-name="T10"><text:line-break/></text:span><text:span text:style-name="T10">Driver</text:span></text:p>
          <draw:enhanced-geometry svg:viewBox="0 0 21600 21600" draw:mirror-horizontal="false" draw:mirror-vertical="false" draw:type="rectangle" draw:enhanced-path="M 0 0 L 21600 0 21600 21600 0 21600 0 0 Z N"/>
        </draw:custom-shape>
        <draw:ellipse draw:style-name="gr11" draw:text-style-name="P13" draw:layer="layout" svg:width="3.29cm" svg:height="1.5cm" svg:x="15.5cm" svg:y="12.1cm">
          <text:p text:style-name="P1"><text:span text:style-name="T9">Process</text:span><text:span text:style-name="T9"><text:line-break/></text:span><text:span text:style-name="T9">Management</text:span></text:p>
        </draw:ellipse>
        <draw:ellipse draw:style-name="gr11" draw:text-style-name="P13" draw:layer="layout" svg:width="2.4cm" svg:height="1.2cm" svg:x="2.5cm" svg:y="12.1cm">
          <text:p text:style-name="P1"><text:span text:style-name="T9">Loader</text:span></text:p>
        </draw:ellipse>
        <draw:ellipse draw:style-name="gr11" draw:text-style-name="P13" draw:layer="layout" svg:width="3.1cm" svg:height="1.5cm" svg:x="2.9cm" svg:y="13.9cm">
          <text:p text:style-name="P1"><text:span text:style-name="T9">Memory</text:span><text:span text:style-name="T9"><text:line-break/></text:span><text:span text:style-name="T9">Management</text:span></text:p>
        </draw:ellipse>
        <draw:ellipse draw:style-name="gr11" draw:text-style-name="P13" draw:layer="layout" svg:width="3.1cm" svg:height="1.5cm" svg:x="14.9cm" svg:y="13.9cm">
          <text:p text:style-name="P1"><text:span text:style-name="T9">Exception</text:span><text:span text:style-name="T9"><text:line-break/></text:span><text:span text:style-name="T9">Handling</text:span></text:p>
        </draw:ellipse>
        <draw:ellipse draw:style-name="gr11" draw:text-style-name="P13" draw:layer="layout" svg:width="3.1cm" svg:height="1.5cm" svg:x="7cm" svg:y="13.9cm">
          <text:p text:style-name="P1"><text:span text:style-name="T9">Scheduler/</text:span><text:span text:style-name="T9"><text:line-break/></text:span><text:span text:style-name="T9">Dispatcher</text:span></text:p>
        </draw:ellipse>
        <draw:custom-shape draw:style-name="gr5" draw:text-style-name="P7" draw:layer="layout" svg:width="2.021cm" svg:height="2.022cm" svg:x="10.899cm" svg:y="17.477cm">
          <text:p text:style-name="P1"><text:span text:style-name="T5">USB</text:span></text:p>
          <draw:enhanced-geometry svg:viewBox="0 0 21600 21600" draw:type="rectangle" draw:enhanced-path="M 0 0 L 21600 0 21600 21600 0 21600 0 0 Z N"/>
        </draw:custom-shape>
        <draw:custom-shape draw:name="Hadware" draw:style-name="gr10" draw:text-style-name="P12" draw:layer="layout" svg:width="2.866cm" svg:height="1.9cm" svg:x="11.069cm" svg:y="15.8cm">
          <text:p text:style-name="P1"><text:span text:style-name="T10">Device</text:span><text:span text:style-name="T10"><text:line-break/></text:span><text:span text:style-name="T10">Driver</text:span></text:p>
          <draw:enhanced-geometry svg:viewBox="0 0 21600 21600" draw:mirror-horizontal="false" draw:mirror-vertical="false" draw:type="rectangle" draw:enhanced-path="M 0 0 L 21600 0 21600 21600 0 21600 0 0 Z N"/>
        </draw:custom-shape>
        <draw:ellipse draw:style-name="gr11" draw:text-style-name="P13" draw:layer="layout" svg:width="3.29cm" svg:height="1.5cm" svg:x="10.9cm" svg:y="13.9cm">
          <text:p text:style-name="P1"><text:span text:style-name="T9">File</text:span><text:span text:style-name="T9"><text:line-break/></text:span><text:span text:style-name="T9">System</text:span></text:p>
        </draw:ellipse>
        <draw:polygon draw:style-name="gr12" draw:text-style-name="P1" draw:layer="layout" svg:width="7.199cm" svg:height="5.499cm" svg:x="28cm" svg:y="3.1cm" svg:viewBox="0 0 7200 5500" draw:points="0,0 0,5500 7200,5500 7200,2500 2900,2500 2900,0">
          <text:p/>
        </draw:polygon>
        <draw:custom-shape draw:style-name="gr8" draw:text-style-name="P10" draw:layer="layout" svg:width="2.695cm" svg:height="1.733cm" svg:x="22.705cm" svg:y="10.367cm">
          <text:p text:style-name="P1"><text:span text:style-name="T4">MMOS2</text:span></text:p>
          <draw:enhanced-geometry svg:viewBox="0 0 21600 21600" draw:mirror-horizontal="false" draw:mirror-vertical="false" draw:type="rectangle" draw:enhanced-path="M 0 0 L 21600 0 21600 21600 0 21600 0 0 Z N"/>
        </draw:custom-shape>
      </draw:page>
      <draw:page draw:name="page3" draw:style-name="dp1" draw:master-page-name="Default">
        <draw:custom-shape draw:name="Hadware" draw:style-name="gr1" draw:text-style-name="P2" draw:layer="layout" svg:width="17.4cm" svg:height="2.406cm" svg:x="2.1cm" svg:y="17.293cm">
          <text:p text:style-name="P1"><text:span text:style-name="T4">Hardware</text:span></text:p>
          <draw:enhanced-geometry svg:viewBox="0 0 21600 21600" draw:mirror-horizontal="false" draw:mirror-vertical="false" draw:type="rectangle" draw:enhanced-path="M 0 0 L 21600 0 21600 21600 0 21600 0 0 Z N"/>
        </draw:custom-shape>
        <draw:polygon draw:style-name="gr18" draw:text-style-name="P7" draw:layer="layout" svg:width="6.599cm" svg:height="3.999cm" svg:x="7.5cm" svg:y="4.7cm" svg:viewBox="0 0 6600 4000" draw:points="0,4000 1000,4000 1000,3000 1900,3000 1900,1900 6600,1900 6600,0 0,0 0,100">
          <text:p text:style-name="P1"><text:span text:style-name="T5">OS/2-eCS</text:span><text:span text:style-name="T5"><text:line-break/></text:span><text:span text:style-name="T5">Apps</text:span></text:p>
        </draw:polygon>
        <draw:custom-shape draw:style-name="gr15" draw:text-style-name="P14" draw:layer="layout" svg:width="4.6cm" svg:height="0.867cm" svg:x="9.6cm" svg:y="6.765cm">
          <text:p text:style-name="P1"><text:span text:style-name="T11">Workplace Shell (WPS)</text:span></text:p>
          <draw:enhanced-geometry svg:viewBox="0 0 21600 21600" draw:mirror-horizontal="false" draw:mirror-vertical="false" draw:type="rectangle" draw:enhanced-path="M 0 0 L 21600 0 21600 21600 0 21600 0 0 Z N"/>
        </draw:custom-shape>
        <draw:custom-shape draw:style-name="gr15" draw:text-style-name="P14" draw:layer="layout" svg:width="5.5cm" svg:height="0.866cm" svg:x="8.7cm" svg:y="7.824cm">
          <text:p text:style-name="P1"><text:span text:style-name="T11">System Object Model (SOM)</text:span></text:p>
          <draw:enhanced-geometry svg:viewBox="0 0 21600 21600" draw:type="rectangle" draw:enhanced-path="M 0 0 L 21600 0 21600 21600 0 21600 0 0 Z N"/>
        </draw:custom-shape>
        <draw:custom-shape draw:style-name="gr16" draw:text-style-name="P10" draw:layer="layout" svg:width="8.6cm" svg:height="2.517cm" svg:x="10.8cm" svg:y="9cm">
          <text:p text:style-name="P1"><text:span text:style-name="T4">Control </text:span><text:span text:style-name="T4"><text:line-break/></text:span><text:span text:style-name="T4">Program</text:span></text:p>
          <draw:enhanced-geometry svg:viewBox="0 0 21600 21600" draw:type="rectangle" draw:enhanced-path="M 0 0 L 21600 0 21600 21600 0 21600 0 0 Z N"/>
        </draw:custom-shape>
        <draw:custom-shape draw:style-name="gr5" draw:text-style-name="P7" draw:layer="layout" svg:width="2.021cm" svg:height="2.022cm" svg:x="6.71cm" svg:y="17.485cm">
          <text:p text:style-name="P1"><text:span text:style-name="T5">HDD</text:span></text:p>
          <draw:enhanced-geometry svg:viewBox="0 0 21600 21600" draw:type="rectangle" draw:enhanced-path="M 0 0 L 21600 0 21600 21600 0 21600 0 0 Z N"/>
        </draw:custom-shape>
        <draw:custom-shape draw:style-name="gr5" draw:text-style-name="P7" draw:layer="layout" svg:width="2.021cm" svg:height="2.022cm" svg:x="4.592cm" svg:y="17.485cm">
          <text:p text:style-name="P1"><text:span text:style-name="T5">RAM</text:span></text:p>
          <draw:enhanced-geometry svg:viewBox="0 0 21600 21600" draw:type="rectangle" draw:enhanced-path="M 0 0 L 21600 0 21600 21600 0 21600 0 0 Z N"/>
        </draw:custom-shape>
        <draw:custom-shape draw:style-name="gr5" draw:text-style-name="P7" draw:layer="layout" svg:width="2.021cm" svg:height="2.022cm" svg:x="2.475cm" svg:y="17.485cm">
          <text:p text:style-name="P1"><text:span text:style-name="T5">CPU</text:span></text:p>
          <draw:enhanced-geometry svg:viewBox="0 0 21600 21600" draw:type="rectangle" draw:enhanced-path="M 0 0 L 21600 0 21600 21600 0 21600 0 0 Z N"/>
        </draw:custom-shape>
        <draw:custom-shape draw:style-name="gr15" draw:text-style-name="P13" draw:layer="layout" svg:width="1.5cm" svg:height="4.1cm" svg:x="5.8cm" svg:y="4.7cm">
          <text:p text:style-name="P1"><text:span text:style-name="T9">MPTS</text:span></text:p>
          <draw:enhanced-geometry svg:viewBox="0 0 21600 21600" draw:type="rectangle" draw:enhanced-path="M 0 0 L 21600 0 21600 21600 0 21600 0 0 Z N"/>
        </draw:custom-shape>
        <draw:custom-shape draw:style-name="gr15" draw:text-style-name="P13" draw:layer="layout" svg:width="1.775cm" svg:height="4.125cm" svg:x="1.825cm" svg:y="4.7cm">
          <text:p text:style-name="P1"><text:span text:style-name="T9">TCP/IP</text:span></text:p>
          <draw:enhanced-geometry svg:viewBox="0 0 21600 21600" draw:type="rectangle" draw:enhanced-path="M 0 0 L 21600 0 21600 21600 0 21600 0 0 Z N"/>
        </draw:custom-shape>
        <draw:custom-shape draw:style-name="gr13" draw:text-style-name="P10" draw:layer="layout" svg:width="2.377cm" svg:height="2.5cm" svg:x="17.023cm" svg:y="9cm">
          <text:p text:style-name="P1"><text:span text:style-name="T4">DOS </text:span><text:span text:style-name="T4"><text:line-break/></text:span><text:span text:style-name="T4">VM</text:span></text:p>
          <draw:enhanced-geometry svg:viewBox="0 0 21600 21600" draw:type="rectangle" draw:enhanced-path="M 0 0 L 21600 0 21600 21600 0 21600 0 0 Z N"/>
        </draw:custom-shape>
        <draw:custom-shape draw:style-name="gr13" draw:text-style-name="P10" draw:layer="layout" svg:width="2.475cm" svg:height="2.5cm" svg:x="14.425cm" svg:y="9cm">
          <text:p text:style-name="P1"><text:span text:style-name="T4">Win16 </text:span><text:span text:style-name="T4"><text:line-break/></text:span><text:span text:style-name="T4">VM</text:span></text:p>
          <draw:enhanced-geometry svg:viewBox="0 0 21600 21600" draw:mirror-horizontal="false" draw:mirror-vertical="false" draw:type="rectangle" draw:enhanced-path="M 0 0 L 21600 0 21600 21600 0 21600 0 0 Z N"/>
        </draw:custom-shape>
        <draw:frame draw:style-name="gr19" draw:text-style-name="P8" draw:layer="layout" svg:width="11.935cm" svg:height="0.963cm" svg:x="1.686cm" svg:y="1.7cm">
          <draw:text-box>
            <text:p><text:span text:style-name="T6">OS/2 Component Architecture</text:span></text:p>
          </draw:text-box>
        </draw:frame>
        <draw:frame draw:style-name="gr20" draw:text-style-name="P9" draw:layer="layout" svg:width="16.555cm" svg:height="0.963cm" svg:x="1.686cm" svg:y="20.793cm">
          <draw:text-box>
            <text:list text:style-name="L2">
              <text:list-item>
                <text:p><text:span text:style-name="T4">Based in OS/2 Warp 4.52 and eComStation 2.x</text:span></text:p>
              </text:list-item>
            </text:list>
          </draw:text-box>
        </draw:frame>
        <draw:custom-shape draw:style-name="gr15" draw:text-style-name="P13" draw:layer="layout" svg:width="2.406cm" svg:height="4cm" svg:x="14.425cm" svg:y="4.7cm">
          <text:p text:style-name="P1"><text:span text:style-name="T9">Win16 </text:span></text:p>
          <text:p text:style-name="P1"><text:span text:style-name="T9">Apps</text:span></text:p>
          <draw:enhanced-geometry svg:viewBox="0 0 21600 21600" draw:type="rectangle" draw:enhanced-path="M 0 0 L 21600 0 21600 21600 0 21600 0 0 Z N"/>
        </draw:custom-shape>
        <draw:custom-shape draw:style-name="gr15" draw:text-style-name="P13" draw:layer="layout" svg:width="2.407cm" svg:height="4cm" svg:x="17.023cm" svg:y="4.7cm">
          <text:p text:style-name="P1"><text:span text:style-name="T9">DOS</text:span></text:p>
          <text:p text:style-name="P1"><text:span text:style-name="T9">Apps</text:span></text:p>
          <draw:enhanced-geometry svg:viewBox="0 0 21600 21600" draw:type="rectangle" draw:enhanced-path="M 0 0 L 21600 0 21600 21600 0 21600 0 0 Z N"/>
        </draw:custom-shape>
        <draw:custom-shape draw:style-name="gr8" draw:text-style-name="P10" draw:layer="layout" svg:width="2.695cm" svg:height="1.733cm" svg:x="24.3cm" svg:y="4.613cm">
          <text:p text:style-name="P1"><text:span text:style-name="T4">DIVE</text:span></text:p>
          <draw:enhanced-geometry svg:viewBox="0 0 21600 21600" draw:mirror-horizontal="false" draw:mirror-vertical="false" draw:type="rectangle" draw:enhanced-path="M 0 0 L 21600 0 21600 21600 0 21600 0 0 Z N"/>
        </draw:custom-shape>
        <draw:custom-shape draw:style-name="gr8" draw:text-style-name="P10" draw:layer="layout" svg:width="2.695cm" svg:height="1.733cm" svg:x="24.396cm" svg:y="6.442cm">
          <text:p text:style-name="P1"><text:span text:style-name="T4">DART</text:span></text:p>
          <draw:enhanced-geometry svg:viewBox="0 0 21600 21600" draw:mirror-horizontal="false" draw:mirror-vertical="false" draw:type="rectangle" draw:enhanced-path="M 0 0 L 21600 0 21600 21600 0 21600 0 0 Z N"/>
        </draw:custom-shape>
        <draw:custom-shape draw:style-name="gr8" draw:text-style-name="P10" draw:layer="layout" svg:width="2.695cm" svg:height="1.733cm" svg:x="24.396cm" svg:y="8.367cm">
          <text:p text:style-name="P1"><text:span text:style-name="T4">GPI</text:span></text:p>
          <draw:enhanced-geometry svg:viewBox="0 0 21600 21600" draw:mirror-horizontal="false" draw:mirror-vertical="false" draw:type="rectangle" draw:enhanced-path="M 0 0 L 21600 0 21600 21600 0 21600 0 0 Z N"/>
        </draw:custom-shape>
        <draw:custom-shape draw:style-name="gr8" draw:text-style-name="P10" draw:layer="layout" svg:width="2.695cm" svg:height="1.733cm" svg:x="24.354cm" svg:y="2.733cm">
          <text:p text:style-name="P1"><text:span text:style-name="T4">REXX</text:span></text:p>
          <draw:enhanced-geometry svg:viewBox="0 0 21600 21600" draw:mirror-horizontal="false" draw:mirror-vertical="false" draw:type="rectangle" draw:enhanced-path="M 0 0 L 21600 0 21600 21600 0 21600 0 0 Z N"/>
        </draw:custom-shape>
        <draw:custom-shape draw:style-name="gr15" draw:text-style-name="P10" draw:layer="layout" svg:width="8.593cm" svg:height="2.5cm" svg:x="1.907cm" svg:y="9cm">
          <text:p text:style-name="P1"><text:span text:style-name="T4">Presentation </text:span><text:span text:style-name="T4"><text:line-break/></text:span><text:span text:style-name="T4">Manager (PM)</text:span></text:p>
          <draw:enhanced-geometry svg:viewBox="0 0 21600 21600" draw:type="rectangle" draw:enhanced-path="M 0 0 L 21600 0 21600 21600 0 21600 0 0 Z N"/>
        </draw:custom-shape>
        <draw:custom-shape draw:name="Hadware" draw:style-name="gr9" draw:text-style-name="P2" draw:layer="layout" svg:width="17.33cm" svg:height="4.3cm" svg:x="2.07cm" svg:y="11.9cm">
          <text:p text:style-name="P1"><text:span text:style-name="T4">OS/2 Kernel</text:span></text:p>
          <draw:enhanced-geometry svg:viewBox="0 0 21600 21600" draw:mirror-horizontal="false" draw:mirror-vertical="false" draw:type="rectangle" draw:enhanced-path="M 0 0 L 21600 0 21600 21600 0 21600 0 0 Z N"/>
        </draw:custom-shape>
        <draw:custom-shape draw:name="Hadware" draw:style-name="gr10" draw:text-style-name="P12" draw:layer="layout" svg:width="2.866cm" svg:height="1.9cm" svg:x="3.533cm" svg:y="15.8cm">
          <text:p text:style-name="P1"><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2.021cm" svg:height="2.022cm" svg:x="8.8cm" svg:y="17.478cm">
          <text:p text:style-name="P1"><text:span text:style-name="T5">Drives</text:span></text:p>
          <draw:enhanced-geometry svg:viewBox="0 0 21600 21600" draw:type="rectangle" draw:enhanced-path="M 0 0 L 21600 0 21600 21600 0 21600 0 0 Z N"/>
        </draw:custom-shape>
        <draw:custom-shape draw:name="Hadware" draw:style-name="gr10" draw:text-style-name="P12" draw:layer="layout" svg:width="2.866cm" svg:height="1.9cm" svg:x="7.248cm" svg:y="15.8cm">
          <text:p text:style-name="P1"><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custom-shape draw:name="Hadware" draw:style-name="gr10" draw:text-style-name="P12" draw:layer="layout" svg:width="2.866cm" svg:height="1.9cm" svg:x="14.891cm" svg:y="15.8cm">
          <text:p text:style-name="P1"><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ellipse draw:style-name="gr11" draw:text-style-name="P13" draw:layer="layout" svg:width="3.29cm" svg:height="1.5cm" svg:x="15.5cm" svg:y="12.1cm">
          <text:p text:style-name="P1"><text:span text:style-name="T9">Process</text:span><text:span text:style-name="T9"><text:line-break/></text:span><text:span text:style-name="T9">Management</text:span></text:p>
        </draw:ellipse>
        <draw:ellipse draw:style-name="gr11" draw:text-style-name="P13" draw:layer="layout" svg:width="2.4cm" svg:height="1.2cm" svg:x="2.5cm" svg:y="12.1cm">
          <text:p text:style-name="P1"><text:span text:style-name="T9">Loader</text:span></text:p>
        </draw:ellipse>
        <draw:ellipse draw:style-name="gr11" draw:text-style-name="P13" draw:layer="layout" svg:width="3.1cm" svg:height="1.5cm" svg:x="2.9cm" svg:y="13.9cm">
          <text:p text:style-name="P1"><text:span text:style-name="T9">Memory</text:span><text:span text:style-name="T9"><text:line-break/></text:span><text:span text:style-name="T9">Management</text:span></text:p>
        </draw:ellipse>
        <draw:ellipse draw:style-name="gr11" draw:text-style-name="P13" draw:layer="layout" svg:width="3.1cm" svg:height="1.5cm" svg:x="14.9cm" svg:y="13.9cm">
          <text:p text:style-name="P1"><text:span text:style-name="T9">Exception</text:span><text:span text:style-name="T9"><text:line-break/></text:span><text:span text:style-name="T9">Handling</text:span></text:p>
        </draw:ellipse>
        <draw:ellipse draw:style-name="gr11" draw:text-style-name="P13" draw:layer="layout" svg:width="3.1cm" svg:height="1.5cm" svg:x="7cm" svg:y="13.9cm">
          <text:p text:style-name="P1"><text:span text:style-name="T9">Scheduler/</text:span><text:span text:style-name="T9"><text:line-break/></text:span><text:span text:style-name="T9">Dispatcher</text:span></text:p>
        </draw:ellipse>
        <draw:custom-shape draw:style-name="gr5" draw:text-style-name="P7" draw:layer="layout" svg:width="2.021cm" svg:height="2.022cm" svg:x="10.899cm" svg:y="17.477cm">
          <text:p text:style-name="P1"><text:span text:style-name="T5">USB</text:span></text:p>
          <draw:enhanced-geometry svg:viewBox="0 0 21600 21600" draw:type="rectangle" draw:enhanced-path="M 0 0 L 21600 0 21600 21600 0 21600 0 0 Z N"/>
        </draw:custom-shape>
        <draw:custom-shape draw:name="Hadware" draw:style-name="gr10" draw:text-style-name="P12" draw:layer="layout" svg:width="2.866cm" svg:height="1.9cm" svg:x="11.069cm" svg:y="15.8cm">
          <text:p text:style-name="P1"><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ellipse draw:style-name="gr11" draw:text-style-name="P13" draw:layer="layout" svg:width="3.29cm" svg:height="1.5cm" svg:x="10.9cm" svg:y="13.9cm">
          <text:p text:style-name="P1"><text:span text:style-name="T9">File</text:span><text:span text:style-name="T9"><text:line-break/></text:span><text:span text:style-name="T9">System</text:span></text:p>
        </draw:ellipse>
        <draw:polygon draw:style-name="gr12" draw:text-style-name="P1" draw:layer="layout" svg:width="7.199cm" svg:height="5.499cm" svg:x="28cm" svg:y="3.1cm" svg:viewBox="0 0 7200 5500" draw:points="0,0 0,5500 7200,5500 7200,2500 2900,2500 2900,0">
          <text:p/>
        </draw:polygon>
        <draw:custom-shape draw:style-name="gr15" draw:text-style-name="P13" draw:layer="layout" svg:width="1.776cm" svg:height="4.124cm" svg:x="3.824cm" svg:y="4.7cm">
          <text:p text:style-name="P1"><text:span text:style-name="T9">MMPM/2</text:span></text:p>
          <draw:enhanced-geometry svg:viewBox="0 0 21600 21600" draw:type="rectangle" draw:enhanced-path="M 0 0 L 21600 0 21600 21600 0 21600 0 0 Z N"/>
        </draw:custom-shape>
      </draw:page>
      <draw:page draw:name="page4" draw:style-name="dp1" draw:master-page-name="Default">
        <draw:custom-shape draw:name="Background" draw:style-name="gr21" draw:text-style-name="P15" draw:layer="layout" svg:width="18.095cm" svg:height="18.961cm" svg:x="23.904cm" svg:y="2cm">
          <svg:title>BackGround</svg:title>
          <svg:desc>Backgound block</svg:desc>
          <text:p/>
          <draw:enhanced-geometry svg:viewBox="0 0 21600 21600" draw:type="rectangle" draw:enhanced-path="M 0 0 L 21600 0 21600 21600 0 21600 0 0 Z N"/>
        </draw:custom-shape>
        <draw:custom-shape draw:name="Hadware" draw:style-name="gr22" draw:text-style-name="P2" draw:layer="layout" svg:width="17.325cm" svg:height="2.406cm" svg:x="1.301cm" svg:y="17.293cm">
          <text:p text:style-name="P1"><text:span text:style-name="T4">Hardware</text:span></text:p>
          <draw:enhanced-geometry svg:viewBox="0 0 21600 21600" draw:mirror-horizontal="false" draw:mirror-vertical="false" draw:type="rectangle" draw:enhanced-path="M 0 0 L 21600 0 21600 21600 0 21600 0 0 Z N"/>
        </draw:custom-shape>
        <draw:custom-shape draw:style-name="gr8" draw:text-style-name="P10" draw:layer="layout" svg:width="14.63cm" svg:height="0.963cm" svg:x="3.996cm" svg:y="14.79cm">
          <text:p text:style-name="P1"><text:span text:style-name="T4">Loader</text:span></text:p>
          <draw:enhanced-geometry svg:viewBox="0 0 21600 21600" draw:type="rectangle" draw:enhanced-path="M 0 0 L 21600 0 21600 21600 0 21600 0 0 Z N"/>
        </draw:custom-shape>
        <draw:custom-shape draw:style-name="gr8" draw:text-style-name="P10" draw:layer="layout" svg:width="14.63cm" svg:height="0.866cm" svg:x="3.996cm" svg:y="16.138cm">
          <text:p text:style-name="P1"><text:span text:style-name="T4">Kernel</text:span></text:p>
          <draw:enhanced-geometry svg:viewBox="0 0 21600 21600" draw:type="rectangle" draw:enhanced-path="M 0 0 L 21600 0 21600 21600 0 21600 0 0 Z N"/>
        </draw:custom-shape>
        <draw:custom-shape draw:style-name="gr8" draw:text-style-name="P10" draw:layer="layout" svg:width="10.393cm" svg:height="0.867cm" svg:x="3.707cm" svg:y="5.165cm">
          <text:p text:style-name="P1"><text:span text:style-name="T4">Workplace Shell (WPS)</text:span></text:p>
          <draw:enhanced-geometry svg:viewBox="0 0 21600 21600" draw:mirror-horizontal="false" draw:mirror-vertical="false" draw:type="rectangle" draw:enhanced-path="M 0 0 L 21600 0 21600 21600 0 21600 0 0 Z N"/>
        </draw:custom-shape>
        <draw:custom-shape draw:style-name="gr8" draw:text-style-name="P10" draw:layer="layout" svg:width="10.393cm" svg:height="0.866cm" svg:x="3.707cm" svg:y="6.224cm">
          <text:p text:style-name="P1"><text:span text:style-name="T4">System Object Model (SOM)</text:span></text:p>
          <draw:enhanced-geometry svg:viewBox="0 0 21600 21600" draw:type="rectangle" draw:enhanced-path="M 0 0 L 21600 0 21600 21600 0 21600 0 0 Z N"/>
        </draw:custom-shape>
        <draw:custom-shape draw:style-name="gr8" draw:text-style-name="P10" draw:layer="layout" svg:width="10.393cm" svg:height="0.866cm" svg:x="3.707cm" svg:y="7.283cm">
          <text:p text:style-name="P1"><text:span text:style-name="T4">Presentation Manager (PM)</text:span></text:p>
          <draw:enhanced-geometry svg:viewBox="0 0 21600 21600" draw:type="rectangle" draw:enhanced-path="M 0 0 L 21600 0 21600 21600 0 21600 0 0 Z N"/>
        </draw:custom-shape>
        <draw:custom-shape draw:style-name="gr23" draw:text-style-name="P10" draw:layer="layout" svg:width="2.214cm" svg:height="5.101cm" svg:x="1.301cm" svg:y="11.903cm">
          <text:p text:style-name="P1"><text:span text:style-name="T4">Ring 0</text:span></text:p>
          <draw:enhanced-geometry svg:viewBox="0 0 21600 21600" draw:mirror-horizontal="false" draw:mirror-vertical="false" draw:type="rectangle" draw:enhanced-path="M 0 0 L 21600 0 21600 21600 0 21600 0 0 Z N"/>
        </draw:custom-shape>
        <draw:custom-shape draw:style-name="gr23" draw:text-style-name="P10" draw:layer="layout" svg:width="2.214cm" svg:height="1.636cm" svg:x="1.301cm" svg:y="9.978cm">
          <text:p text:style-name="P1"><text:span text:style-name="T4">Ring 1</text:span></text:p>
          <draw:enhanced-geometry svg:viewBox="0 0 21600 21600" draw:mirror-horizontal="false" draw:mirror-vertical="false" draw:type="rectangle" draw:enhanced-path="M 0 0 L 21600 0 21600 21600 0 21600 0 0 Z N"/>
        </draw:custom-shape>
        <draw:custom-shape draw:style-name="gr23" draw:text-style-name="P10" draw:layer="layout" svg:width="2.103cm" svg:height="1.347cm" svg:x="1.301cm" svg:y="8.438cm">
          <text:p text:style-name="P1"><text:span text:style-name="T4">Ring 2</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2.021cm" svg:height="2.022cm" svg:x="4.092cm" svg:y="17.485cm">
          <text:p text:style-name="P1"><text:span text:style-name="T5">RAM</text:span></text:p>
          <draw:enhanced-geometry svg:viewBox="0 0 21600 21600" draw:type="rectangle" draw:enhanced-path="M 0 0 L 21600 0 21600 21600 0 21600 0 0 Z N"/>
        </draw:custom-shape>
        <draw:custom-shape draw:style-name="gr5" draw:text-style-name="P7" draw:layer="layout" svg:width="2.021cm" svg:height="2.022cm" svg:x="1.975cm" svg:y="17.485cm">
          <text:p text:style-name="P1"><text:span text:style-name="T5">CPU</text:span></text:p>
          <draw:enhanced-geometry svg:viewBox="0 0 21600 21600" draw:type="rectangle" draw:enhanced-path="M 0 0 L 21600 0 21600 21600 0 21600 0 0 Z N"/>
        </draw:custom-shape>
        <draw:g>
          <draw:custom-shape draw:name="Hadware" draw:style-name="gr22" draw:text-style-name="P2" draw:layer="layout" svg:width="14.63cm" svg:height="2.406cm" svg:x="3.996cm" svg:y="11.999cm">
            <text:p text:style-name="P1">Drivers</text:p>
            <draw:enhanced-geometry svg:viewBox="0 0 21600 21600" draw:mirror-horizontal="false" draw:mirror-vertical="false" draw:type="rectangle" draw:enhanced-path="M 0 0 L 21600 0 21600 21600 0 21600 0 0 Z N"/>
          </draw:custom-shape>
          <draw:custom-shape draw:style-name="gr5" draw:text-style-name="P7" draw:layer="layout" svg:width="1.742cm" svg:height="2.021cm" svg:x="4.275cm" svg:y="12.192cm">
            <text:p text:style-name="P1"><text:span text:style-name="T5">File </text:span></text:p>
            <text:p text:style-name="P1"><text:span text:style-name="T5">System</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1.648cm" svg:height="2.021cm" svg:x="6.198cm" svg:y="12.192cm">
            <text:p text:style-name="P1"><text:span text:style-name="T5">USB</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1.559cm" svg:height="2.021cm" svg:x="8.019cm" svg:y="12.192cm">
            <text:p text:style-name="P1"><text:span text:style-name="T5">NIC</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1.95cm" svg:height="2.021cm" svg:x="9.746cm" svg:y="12.192cm">
            <text:p text:style-name="P1"><text:span text:style-name="T5">Protocol</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1.95cm" svg:height="2.021cm" svg:x="11.863cm" svg:y="12.192cm">
            <text:p text:style-name="P1"><text:span text:style-name="T5">Sound</text:span></text:p>
            <draw:enhanced-geometry svg:viewBox="0 0 21600 21600" draw:mirror-horizontal="false" draw:mirror-vertical="false" draw:type="rectangle" draw:enhanced-path="M 0 0 L 21600 0 21600 21600 0 21600 0 0 Z N"/>
          </draw:custom-shape>
        </draw:g>
        <draw:custom-shape draw:style-name="gr8" draw:text-style-name="P10" draw:layer="layout" svg:width="2.021cm" svg:height="1.925cm" svg:x="3.707cm" svg:y="3.048cm">
          <text:p text:style-name="P1"><text:span text:style-name="T4">MPTS</text:span></text:p>
          <draw:enhanced-geometry svg:viewBox="0 0 21600 21600" draw:type="rectangle" draw:enhanced-path="M 0 0 L 21600 0 21600 21600 0 21600 0 0 Z N"/>
        </draw:custom-shape>
        <draw:custom-shape draw:style-name="gr8" draw:text-style-name="P10" draw:layer="layout" svg:width="2.117cm" svg:height="1.925cm" svg:x="5.825cm" svg:y="3.048cm">
          <text:p text:style-name="P1"><text:span text:style-name="T4">TCP/IP</text:span></text:p>
          <draw:enhanced-geometry svg:viewBox="0 0 21600 21600" draw:type="rectangle" draw:enhanced-path="M 0 0 L 21600 0 21600 21600 0 21600 0 0 Z N"/>
        </draw:custom-shape>
        <draw:custom-shape draw:style-name="gr23" draw:text-style-name="P10" draw:layer="layout" svg:width="2.103cm" svg:height="5.197cm" svg:x="1.301cm" svg:y="3.048cm">
          <text:p text:style-name="P1"><text:span text:style-name="T4">Ring 3</text:span></text:p>
          <draw:enhanced-geometry svg:viewBox="0 0 21600 21600" draw:type="rectangle" draw:enhanced-path="M 0 0 L 21600 0 21600 21600 0 21600 0 0 Z N"/>
        </draw:custom-shape>
        <draw:custom-shape draw:style-name="gr8" draw:text-style-name="P10" draw:layer="layout" svg:width="14.919cm" svg:height="0.866cm" svg:x="3.707cm" svg:y="8.727cm">
          <text:p text:style-name="P1"><text:span text:style-name="T4">IO Privilege Level DLLs (?)</text:span></text:p>
          <draw:enhanced-geometry svg:viewBox="0 0 21600 21600" draw:type="rectangle" draw:enhanced-path="M 0 0 L 21600 0 21600 21600 0 21600 0 0 Z N"/>
        </draw:custom-shape>
        <draw:custom-shape draw:style-name="gr8" draw:text-style-name="P10" draw:layer="layout" svg:width="2.407cm" svg:height="2.984cm" svg:x="17.023cm" svg:y="5.165cm">
          <text:p text:style-name="P1"><text:span text:style-name="T4">DOS </text:span><text:span text:style-name="T4"><text:line-break/></text:span><text:span text:style-name="T4">VM</text:span></text:p>
          <draw:enhanced-geometry svg:viewBox="0 0 21600 21600" draw:type="rectangle" draw:enhanced-path="M 0 0 L 21600 0 21600 21600 0 21600 0 0 Z N"/>
        </draw:custom-shape>
        <draw:custom-shape draw:style-name="gr8" draw:text-style-name="P10" draw:layer="layout" svg:width="2.406cm" svg:height="2.984cm" svg:x="14.425cm" svg:y="5.165cm">
          <text:p text:style-name="P1"><text:span text:style-name="T4">Win16 </text:span><text:span text:style-name="T4"><text:line-break/></text:span><text:span text:style-name="T4">VM</text:span></text:p>
          <draw:enhanced-geometry svg:viewBox="0 0 21600 21600" draw:type="rectangle" draw:enhanced-path="M 0 0 L 21600 0 21600 21600 0 21600 0 0 Z N"/>
        </draw:custom-shape>
        <draw:frame draw:style-name="gr19" draw:text-style-name="P8" draw:layer="layout" svg:width="11.935cm" svg:height="0.963cm" svg:x="1.686cm" svg:y="1.7cm">
          <draw:text-box>
            <text:p><text:span text:style-name="T6">OS/2 Component Architecture by Ring</text:span></text:p>
          </draw:text-box>
        </draw:frame>
        <draw:frame draw:style-name="gr24" draw:text-style-name="P9" draw:layer="layout" svg:width="16.555cm" svg:height="0.963cm" svg:x="1.686cm" svg:y="20.793cm">
          <draw:text-box>
            <text:list text:style-name="L2">
              <text:list-item>
                <text:p><text:span text:style-name="T4">Based in OS/2 Warp 4.52 and eComStation 2.x</text:span></text:p>
              </text:list-item>
            </text:list>
          </draw:text-box>
        </draw:frame>
        <draw:custom-shape draw:style-name="gr8" draw:text-style-name="P10" draw:layer="layout" svg:width="2.406cm" svg:height="1.925cm" svg:x="14.425cm" svg:y="3.048cm">
          <text:p text:style-name="P1"><text:span text:style-name="T4">Win16 </text:span></text:p>
          <text:p text:style-name="P1"><text:span text:style-name="T4">Apps</text:span></text:p>
          <draw:enhanced-geometry svg:viewBox="0 0 21600 21600" draw:type="rectangle" draw:enhanced-path="M 0 0 L 21600 0 21600 21600 0 21600 0 0 Z N"/>
        </draw:custom-shape>
        <draw:custom-shape draw:style-name="gr8" draw:text-style-name="P10" draw:layer="layout" svg:width="2.407cm" svg:height="1.925cm" svg:x="17.023cm" svg:y="3.048cm">
          <text:p text:style-name="P1"><text:span text:style-name="T4">DOS</text:span></text:p>
          <text:p text:style-name="P1"><text:span text:style-name="T4">Apps</text:span></text:p>
          <draw:enhanced-geometry svg:viewBox="0 0 21600 21600" draw:type="rectangle" draw:enhanced-path="M 0 0 L 21600 0 21600 21600 0 21600 0 0 Z N"/>
        </draw:custom-shape>
        <draw:custom-shape draw:style-name="gr8" draw:text-style-name="P10" draw:layer="layout" svg:width="3.272cm" svg:height="1.925cm" svg:x="10.856cm" svg:y="3.048cm">
          <text:p text:style-name="P1"><text:span text:style-name="T4">OS/2-eCS </text:span></text:p>
          <text:p text:style-name="P1"><text:span text:style-name="T4">Apps</text:span></text:p>
          <draw:enhanced-geometry svg:viewBox="0 0 21600 21600" draw:type="rectangle" draw:enhanced-path="M 0 0 L 21600 0 21600 21600 0 21600 0 0 Z N"/>
        </draw:custom-shape>
        <draw:custom-shape draw:style-name="gr8" draw:text-style-name="P10" draw:layer="layout" svg:width="2.695cm" svg:height="1.925cm" svg:x="8.038cm" svg:y="3.048cm">
          <text:p text:style-name="P1"><text:span text:style-name="T4">MMPM/2</text:span></text:p>
          <draw:enhanced-geometry svg:viewBox="0 0 21600 21600" draw:mirror-horizontal="false" draw:mirror-vertical="false" draw:type="rectangle" draw:enhanced-path="M 0 0 L 21600 0 21600 21600 0 21600 0 0 Z N"/>
        </draw:custom-shape>
        <draw:custom-shape draw:style-name="gr8" draw:text-style-name="P10" draw:layer="layout" svg:width="2.695cm" svg:height="1.733cm" svg:x="24.7cm" svg:y="4.38cm">
          <text:p text:style-name="P1"><text:span text:style-name="T4">DIVE</text:span></text:p>
          <draw:enhanced-geometry svg:viewBox="0 0 21600 21600" draw:mirror-horizontal="false" draw:mirror-vertical="false" draw:type="rectangle" draw:enhanced-path="M 0 0 L 21600 0 21600 21600 0 21600 0 0 Z N"/>
        </draw:custom-shape>
        <draw:custom-shape draw:style-name="gr8" draw:text-style-name="P10" draw:layer="layout" svg:width="2.695cm" svg:height="1.733cm" svg:x="25.1cm" svg:y="6.242cm">
          <text:p text:style-name="P1"><text:span text:style-name="T4">DART</text:span></text:p>
          <draw:enhanced-geometry svg:viewBox="0 0 21600 21600" draw:mirror-horizontal="false" draw:mirror-vertical="false" draw:type="rectangle" draw:enhanced-path="M 0 0 L 21600 0 21600 21600 0 21600 0 0 Z N"/>
        </draw:custom-shape>
        <draw:custom-shape draw:style-name="gr8" draw:text-style-name="P10" draw:layer="layout" svg:width="2.695cm" svg:height="1.733cm" svg:x="25.1cm" svg:y="8.167cm">
          <text:p text:style-name="P1"><text:span text:style-name="T4">GPI</text:span></text:p>
          <draw:enhanced-geometry svg:viewBox="0 0 21600 21600" draw:mirror-horizontal="false" draw:mirror-vertical="false" draw:type="rectangle" draw:enhanced-path="M 0 0 L 21600 0 21600 21600 0 21600 0 0 Z N"/>
        </draw:custom-shape>
        <draw:custom-shape draw:style-name="gr8" draw:text-style-name="P10" draw:layer="layout" svg:width="2.695cm" svg:height="1.733cm" svg:x="24.754cm" svg:y="2.5cm">
          <text:p text:style-name="P1"><text:span text:style-name="T4">REXX</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2.021cm" svg:height="2.022cm" svg:x="6.19cm" svg:y="17.508cm">
          <text:p text:style-name="P1"><text:span text:style-name="T5">HDD</text:span></text:p>
          <draw:enhanced-geometry svg:viewBox="0 0 21600 21600" draw:type="rectangle" draw:enhanced-path="M 0 0 L 21600 0 21600 21600 0 21600 0 0 Z N"/>
        </draw:custom-shape>
        <draw:custom-shape draw:style-name="gr5" draw:text-style-name="P7" draw:layer="layout" svg:width="2.021cm" svg:height="2.022cm" svg:x="8.28cm" svg:y="17.501cm">
          <text:p text:style-name="P1"><text:span text:style-name="T5">Drives</text:span></text:p>
          <draw:enhanced-geometry svg:viewBox="0 0 21600 21600" draw:type="rectangle" draw:enhanced-path="M 0 0 L 21600 0 21600 21600 0 21600 0 0 Z N"/>
        </draw:custom-shape>
        <draw:custom-shape draw:style-name="gr5" draw:text-style-name="P7" draw:layer="layout" svg:width="2.021cm" svg:height="2.022cm" svg:x="10.379cm" svg:y="17.5cm">
          <text:p text:style-name="P1"><text:span text:style-name="T5">USB</text:span></text:p>
          <draw:enhanced-geometry svg:viewBox="0 0 21600 21600" draw:type="rectangle" draw:enhanced-path="M 0 0 L 21600 0 21600 21600 0 21600 0 0 Z N"/>
        </draw:custom-shape>
      </draw:page>
      <draw:page draw:name="page5" draw:style-name="dp1" draw:master-page-name="Default">
        <draw:g>
          <draw:custom-shape draw:name="Hadware" draw:style-name="gr22" draw:text-style-name="P2" draw:layer="layout" svg:width="17.2cm" svg:height="4.1cm" svg:x="2.3cm" svg:y="11.9cm">
            <text:p text:style-name="P1">Ring 0</text:p>
            <draw:enhanced-geometry svg:viewBox="0 0 21600 21600" draw:mirror-horizontal="false" draw:mirror-vertical="false" draw:type="rectangle" draw:enhanced-path="M 0 0 L 21600 0 21600 21600 0 21600 0 0 Z N"/>
          </draw:custom-shape>
          <draw:custom-shape draw:name="Hadware" draw:style-name="gr22" draw:text-style-name="P2" draw:layer="layout" svg:width="17.2cm" svg:height="2.5cm" svg:x="2.3cm" svg:y="9cm">
            <text:p text:style-name="P1">Ring 2</text:p>
            <text:p text:style-name="P1"/>
            <draw:enhanced-geometry svg:viewBox="0 0 21600 21600" draw:mirror-horizontal="false" draw:mirror-vertical="false" draw:type="rectangle" draw:enhanced-path="M 0 0 L 21600 0 21600 21600 0 21600 0 0 Z N"/>
          </draw:custom-shape>
          <draw:custom-shape draw:name="Hadware" draw:style-name="gr22" draw:text-style-name="P2" draw:layer="layout" svg:width="17.2cm" svg:height="4.1cm" svg:x="2.3cm" svg:y="4.5cm">
            <text:p text:style-name="P1">Ring 3</text:p>
            <draw:enhanced-geometry svg:viewBox="0 0 21600 21600" draw:mirror-horizontal="false" draw:mirror-vertical="false" draw:type="rectangle" draw:enhanced-path="M 0 0 L 21600 0 21600 21600 0 21600 0 0 Z N"/>
          </draw:custom-shape>
          <draw:custom-shape draw:style-name="gr5" draw:text-style-name="P7" xml:id="id3" draw:id="id3" draw:layer="layout" svg:width="4cm" svg:height="1.4cm" svg:x="2.5cm" svg:y="12.3cm">
            <text:p text:style-name="P1"><text:span text:style-name="T5">Virtual </text:span><text:span text:style-name="T5"><text:line-break/></text:span><text:span text:style-name="T5">Device Driver</text:span></text:p>
            <draw:enhanced-geometry svg:viewBox="0 0 21600 21600" draw:mirror-horizontal="false" draw:mirror-vertical="false" draw:type="rectangle" draw:enhanced-path="M 0 0 L 21600 0 21600 21600 0 21600 0 0 Z N"/>
          </draw:custom-shape>
          <draw:custom-shape draw:style-name="gr5" draw:text-style-name="P7" xml:id="id2" draw:id="id2" draw:layer="layout" svg:width="13.6cm" svg:height="0.9cm" svg:x="2.6cm" svg:y="14.9cm">
            <text:p text:style-name="P1"><text:span text:style-name="T5">Physical Device Driver</text:span></text:p>
            <draw:enhanced-geometry svg:viewBox="0 0 21600 21600" draw:mirror-horizontal="false" draw:mirror-vertical="false" draw:type="rectangle" draw:enhanced-path="M 0 0 L 21600 0 21600 21600 0 21600 0 0 Z N"/>
          </draw:custom-shape>
          <draw:custom-shape draw:style-name="gr5" draw:text-style-name="P7" xml:id="id1" draw:id="id1" draw:layer="layout" svg:width="4cm" svg:height="1.4cm" svg:x="7.4cm" svg:y="12.3cm">
            <text:p text:style-name="P1"><text:span text:style-name="T5">OS/2 Kernel</text:span></text:p>
            <draw:enhanced-geometry svg:viewBox="0 0 21600 21600" draw:mirror-horizontal="false" draw:mirror-vertical="false" draw:type="rectangle" draw:enhanced-path="M 0 0 L 21600 0 21600 21600 0 21600 0 0 Z N"/>
          </draw:custom-shape>
          <draw:custom-shape draw:style-name="gr5" draw:text-style-name="P7" xml:id="id4" draw:id="id4" draw:layer="layout" svg:width="4cm" svg:height="1.4cm" svg:x="12.3cm" svg:y="12.3cm">
            <text:p text:style-name="P1"><text:span text:style-name="T5">Installable File</text:span><text:span text:style-name="T5"><text:line-break/></text:span><text:span text:style-name="T5">Systems</text:span></text:p>
            <draw:enhanced-geometry svg:viewBox="0 0 21600 21600" draw:mirror-horizontal="false" draw:mirror-vertical="false" draw:type="rectangle" draw:enhanced-path="M 0 0 L 21600 0 21600 21600 0 21600 0 0 Z N"/>
          </draw:custom-shape>
          <draw:custom-shape draw:style-name="gr5" draw:text-style-name="P7" xml:id="id7" draw:id="id7" draw:layer="layout" svg:width="4cm" svg:height="1.4cm" svg:x="12.4cm" svg:y="9.4cm">
            <text:p text:style-name="P1"><text:span text:style-name="T5">DLLs with</text:span><text:span text:style-name="T5"><text:line-break/></text:span><text:span text:style-name="T5">I/O Privileges</text:span></text:p>
            <draw:enhanced-geometry svg:viewBox="0 0 21600 21600" draw:mirror-horizontal="false" draw:mirror-vertical="false" draw:type="rectangle" draw:enhanced-path="M 0 0 L 21600 0 21600 21600 0 21600 0 0 Z N"/>
          </draw:custom-shape>
          <draw:custom-shape draw:style-name="gr5" draw:text-style-name="P7" xml:id="id6" draw:id="id6" draw:layer="layout" svg:width="4cm" svg:height="1.4cm" svg:x="12.4cm" svg:y="6.9cm">
            <text:p text:style-name="P1"><text:span text:style-name="T5">Presentation</text:span><text:span text:style-name="T5"><text:line-break/></text:span><text:span text:style-name="T5">Manager DLLS</text:span></text:p>
            <draw:enhanced-geometry svg:viewBox="0 0 21600 21600" draw:mirror-horizontal="false" draw:mirror-vertical="false" draw:type="rectangle" draw:enhanced-path="M 0 0 L 21600 0 21600 21600 0 21600 0 0 Z N"/>
          </draw:custom-shape>
          <draw:custom-shape draw:style-name="gr5" draw:text-style-name="P7" xml:id="id5" draw:id="id5" draw:layer="layout" svg:width="4cm" svg:height="1.4cm" svg:x="12.4cm" svg:y="4.9cm">
            <text:p text:style-name="P1"><text:span text:style-name="T5">OS/2 </text:span><text:span text:style-name="T5"><text:line-break/></text:span><text:span text:style-name="T5">Programs</text:span></text:p>
            <draw:enhanced-geometry svg:viewBox="0 0 21600 21600" draw:mirror-horizontal="false" draw:mirror-vertical="false" draw:type="rectangle" draw:enhanced-path="M 0 0 L 21600 0 21600 21600 0 21600 0 0 Z N"/>
          </draw:custom-shape>
          <draw:custom-shape draw:style-name="gr5" draw:text-style-name="P7" xml:id="id9" draw:id="id9" draw:layer="layout" svg:width="4cm" svg:height="1.4cm" svg:x="2.5cm" svg:y="4.8cm">
            <text:p text:style-name="P1"><text:span text:style-name="T5">Virtual DOS</text:span></text:p>
            <text:p text:style-name="P1"><text:span text:style-name="T5">Machine</text:span></text:p>
            <draw:enhanced-geometry svg:viewBox="0 0 21600 21600" draw:mirror-horizontal="false" draw:mirror-vertical="false" draw:type="rectangle" draw:enhanced-path="M 0 0 L 21600 0 21600 21600 0 21600 0 0 Z N"/>
          </draw:custom-shape>
          <draw:custom-shape draw:style-name="gr5" draw:text-style-name="P7" xml:id="id8" draw:id="id8" draw:layer="layout" svg:width="4cm" svg:height="1.4cm" svg:x="7.4cm" svg:y="4.8cm">
            <text:p text:style-name="P1"><text:span text:style-name="T5">Windows</text:span><text:span text:style-name="T5"><text:line-break/></text:span><text:span text:style-name="T5">VDM</text:span></text:p>
            <draw:enhanced-geometry svg:viewBox="0 0 21600 21600" draw:mirror-horizontal="false" draw:mirror-vertical="false" draw:type="rectangle" draw:enhanced-path="M 0 0 L 21600 0 21600 21600 0 21600 0 0 Z N"/>
          </draw:custom-shape>
          <draw:connector draw:style-name="gr25" draw:text-style-name="P1" draw:layer="layout" svg:x1="9.4cm" svg:y1="13.7cm" svg:x2="9.4cm" svg:y2="14.9cm" draw:start-shape="id1" draw:start-glue-point="2" draw:end-shape="id2" draw:end-glue-point="0" svg:d="M9400 13700v1200">
            <text:p/>
          </draw:connector>
          <draw:connector draw:style-name="gr25" draw:text-style-name="P1" draw:layer="layout" svg:x1="6.5cm" svg:y1="13cm" svg:x2="7.4cm" svg:y2="13cm" draw:start-shape="id3" draw:start-glue-point="1" draw:end-shape="id1" svg:d="M6500 13000h900">
            <text:p/>
          </draw:connector>
          <draw:connector draw:style-name="gr25" draw:text-style-name="P1" draw:layer="layout" svg:x1="11.4cm" svg:y1="13cm" svg:x2="12.3cm" svg:y2="13cm" draw:start-shape="id1" draw:start-glue-point="1" draw:end-shape="id4" svg:d="M11400 13000h900">
            <text:p/>
          </draw:connector>
          <draw:connector draw:style-name="gr25" draw:text-style-name="P1" draw:layer="layout" svg:x1="14.4cm" svg:y1="6.3cm" svg:x2="14.4cm" svg:y2="6.9cm" draw:start-shape="id5" draw:end-shape="id6" draw:end-glue-point="0" svg:d="M14400 6300v600">
            <text:p/>
          </draw:connector>
          <draw:connector draw:style-name="gr25" draw:text-style-name="P1" draw:layer="layout" svg:x1="14.4cm" svg:y1="8.3cm" svg:x2="14.4cm" svg:y2="9.4cm" draw:start-shape="id6" draw:start-glue-point="2" draw:end-shape="id7" svg:d="M14400 8300v1100">
            <text:p/>
          </draw:connector>
          <draw:connector draw:style-name="gr25" draw:text-style-name="P1" draw:layer="layout" svg:x1="9.4cm" svg:y1="6.2cm" svg:x2="9.4cm" svg:y2="12.3cm" draw:start-shape="id8" draw:start-glue-point="2" draw:end-shape="id1" draw:end-glue-point="0" svg:d="M9400 6200v6100">
            <text:p/>
          </draw:connector>
          <draw:connector draw:style-name="gr25" draw:text-style-name="P1" draw:layer="layout" svg:x1="4.5cm" svg:y1="6.2cm" svg:x2="4.5cm" svg:y2="12.3cm" draw:start-shape="id9" draw:start-glue-point="2" draw:end-shape="id3" draw:end-glue-point="0" svg:d="M4500 6200v6100">
            <text:p/>
          </draw:connector>
          <draw:connector draw:style-name="gr26" draw:text-style-name="P1" draw:layer="layout" draw:type="line" svg:x1="4.5cm" svg:y1="6.2cm" svg:x2="9.4cm" svg:y2="12.3cm" draw:start-shape="id9" draw:start-glue-point="2" draw:end-shape="id1" draw:end-glue-point="0" svg:d="M4500 6200l4900 6100">
            <text:p/>
          </draw:connector>
          <draw:connector draw:style-name="gr26" draw:text-style-name="P1" draw:layer="layout" draw:type="line" svg:x1="9.4cm" svg:y1="6.2cm" svg:x2="4.5cm" svg:y2="12.3cm" draw:start-shape="id8" draw:start-glue-point="2" draw:end-shape="id3" draw:end-glue-point="0" svg:d="M9400 6200l-4900 6100">
            <text:p/>
          </draw:connector>
          <draw:connector draw:style-name="gr26" draw:text-style-name="P1" draw:layer="layout" draw:type="line" svg:x1="9.4cm" svg:y1="12.3cm" svg:x2="12.4cm" svg:y2="5.6cm" draw:start-shape="id1" draw:start-glue-point="0" draw:end-shape="id5" svg:d="M9400 12300l3000-6700">
            <text:p/>
          </draw:connector>
          <draw:connector draw:style-name="gr25" draw:text-style-name="P1" draw:layer="layout" svg:x1="4.5cm" svg:y1="13.7cm" svg:x2="9.4cm" svg:y2="14.9cm" draw:start-shape="id3" draw:end-shape="id2" draw:end-glue-point="0" svg:d="M4500 13700v600h4900v600">
            <text:p/>
          </draw:connector>
        </draw:g>
        <draw:frame draw:style-name="gr19" draw:text-style-name="P16" draw:layer="layout" svg:width="12.4cm" svg:height="0.963cm" svg:x="2.3cm" svg:y="3.037cm">
          <draw:text-box>
            <text:p><text:span text:style-name="T12">OS/2 Architecture by Ring</text:span></text:p>
          </draw:text-box>
        </draw:frame>
        <draw:frame draw:style-name="gr19" draw:layer="layout" svg:width="17cm" svg:height="0.963cm" svg:x="2.4cm" svg:y="17.137cm">
          <draw:text-box>
            <text:list text:style-name="L2">
              <text:list-item>
                <text:p>Based in OS/2 Warp 4.52 and eComStation 2.x</text:p>
              </text:list-item>
            </text:list>
          </draw:text-box>
        </draw:frame>
      </draw:page>
      <draw:page draw:name="page6" draw:style-name="dp1" draw:master-page-name="Default">
        <draw:frame draw:style-name="gr19" draw:text-style-name="P16" draw:layer="layout" svg:width="12.4cm" svg:height="0.963cm" svg:x="1.5cm" svg:y="1.7cm">
          <draw:text-box>
            <text:p><text:span text:style-name="T12">OS/2 Ring Protection Mechanism </text:span></text:p>
          </draw:text-box>
        </draw:frame>
        <draw:frame draw:style-name="gr19" draw:layer="layout" svg:width="18.2cm" svg:height="0.963cm" svg:x="1.5cm" svg:y="20.537cm">
          <draw:text-box>
            <text:list text:style-name="L2">
              <text:list-item>
                <text:p>Based in OS/2 Warp 4.52 and eComStation 2.x</text:p>
              </text:list-item>
            </text:list>
          </draw:text-box>
        </draw:frame>
        <draw:custom-shape draw:style-name="gr27" draw:text-style-name="P17" draw:layer="layout" svg:width="15.7cm" svg:height="15.7cm" svg:x="1.5cm" svg:y="3.6cm">
          <text:p text:style-name="P1"><text:span text:style-name="T13">Ring 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 draw:layer="layout" svg:width="11.3cm" svg:height="11.3cm" svg:x="3.5cm" svg:y="7.4cm">
          <text:p text:style-name="P1">Ring 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 draw:layer="layout" svg:width="7.7cm" svg:height="7.7cm" svg:x="5.3cm" svg:y="10.4cm">
          <text:p text:style-name="P1">Ring 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 draw:layer="layout" svg:width="5cm" svg:height="5cm" svg:x="6.7cm" svg:y="12.4cm">
          <text:p text:style-name="P1">Ring 0</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layer="layout" svg:width="11.047cm" svg:height="1.695cm" svg:x="17.54cm" svg:y="14.3cm">
          <draw:text-box>
            <text:p><text:span text:style-name="T14">Ring 0: Highest Level of Protection</text:span></text:p>
            <text:p>Kernel, Device Driver, File Systems</text:p>
          </draw:text-box>
        </draw:frame>
        <draw:frame draw:style-name="gr29" draw:layer="layout" svg:width="10.924cm" svg:height="1.695cm" svg:x="17.5cm" svg:y="3.837cm">
          <draw:text-box>
            <text:p><text:span text:style-name="T14">Ring 3: Lowest Level of Protection</text:span></text:p>
            <text:p>Everything else runs here</text:p>
          </draw:text-box>
        </draw:frame>
        <draw:frame draw:style-name="gr30" draw:layer="layout" svg:width="5.62cm" svg:height="0.983cm" svg:x="17.508cm" svg:y="11.305cm">
          <draw:text-box>
            <text:p><text:span text:style-name="T14">Ring 1: Not Used</text:span></text:p>
          </draw:text-box>
        </draw:frame>
        <draw:frame draw:style-name="gr31" draw:layer="layout" svg:width="4.82cm" svg:height="1.695cm" svg:x="17.5cm" svg:y="7.6cm">
          <draw:text-box>
            <text:p><text:span text:style-name="T14">Ring 2: IOPL</text:span></text:p>
            <text:p><text:span text:style-name="T15">Print and Video</text:span></text:p>
          </draw:text-box>
        </draw:frame>
      </draw:page>
      <draw:page draw:name="page7" draw:style-name="dp1" draw:master-page-name="Default">
        <draw:custom-shape draw:style-name="gr32" draw:text-style-name="P10" draw:layer="layout" svg:width="14.256cm" svg:height="14.256cm" svg:x="1.713cm" svg:y="5.244cm">
          <text:p text:style-name="P1"><text:span text:style-name="T4">Ring 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0" draw:layer="layout" svg:width="10.817cm" svg:height="10.816cm" svg:x="3.483cm" svg:y="8.6cm">
          <text:p text:style-name="P1"><text:span text:style-name="T4">Ring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10" draw:layer="layout" svg:width="7.351cm" svg:height="7.35cm" svg:x="5.13cm" svg:y="11.948cm">
          <text:p text:style-name="P1"><text:span text:style-name="T4">Ring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0" draw:layer="layout" svg:width="5.039cm" svg:height="5.039cm" svg:x="6.174cm" svg:y="14cm">
          <text:p text:style-name="P1"><text:span text:style-name="T4">Ring 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6" draw:text-style-name="P9" draw:layer="layout" svg:width="5.178cm" svg:height="2.387cm" svg:x="16.022cm" svg:y="7.913cm">
          <draw:text-box>
            <text:p><text:span text:style-name="T4">Ring 3: Lowest Level of Protection</text:span></text:p>
          </draw:text-box>
        </draw:frame>
        <draw:frame draw:style-name="gr37" draw:text-style-name="P9" draw:layer="layout" svg:width="5.177cm" svg:height="3.289cm" svg:x="16.123cm" svg:y="14.911cm">
          <draw:text-box>
            <text:p><text:span text:style-name="T4">Ring 0: Highest Level of Protection.</text:span></text:p>
            <text:p><text:span text:style-name="T16"/></text:p>
          </draw:text-box>
        </draw:frame>
        <draw:line draw:style-name="gr38" draw:text-style-name="P1" draw:layer="layout" svg:x1="16cm" svg:y1="15.7cm" svg:x2="10.4cm" svg:y2="15.8cm">
          <text:p/>
        </draw:line>
        <draw:line draw:style-name="gr38" draw:text-style-name="P1" draw:layer="layout" svg:x1="16.1cm" svg:y1="9cm" svg:x2="14.1cm" svg:y2="9cm">
          <text:p/>
        </draw:line>
        <draw:custom-shape draw:style-name="gr8" draw:text-style-name="P10" draw:layer="layout" svg:width="2.766cm" svg:height="0.426cm" svg:x="7.2cm" svg:y="17.774cm">
          <text:p text:style-name="P1"><text:span text:style-name="T8">Kernel</text:span></text:p>
          <draw:enhanced-geometry svg:viewBox="0 0 21600 21600" draw:mirror-horizontal="false" draw:mirror-vertical="false" draw:type="rectangle" draw:enhanced-path="M 0 0 L 21600 0 21600 21600 0 21600 0 0 Z N"/>
        </draw:custom-shape>
        <draw:custom-shape draw:style-name="gr8" draw:text-style-name="P10" draw:layer="layout" svg:width="5.7cm" svg:height="0.567cm" svg:x="6.2cm" svg:y="5.933cm">
          <text:p text:style-name="P1"><text:span text:style-name="T8">Applications</text:span></text:p>
          <draw:enhanced-geometry svg:viewBox="0 0 21600 21600" draw:type="rectangle" draw:enhanced-path="M 0 0 L 21600 0 21600 21600 0 21600 0 0 Z N"/>
        </draw:custom-shape>
        <draw:custom-shape draw:style-name="gr8" draw:text-style-name="P10" draw:layer="layout" svg:width="3.5cm" svg:height="0.496cm" svg:x="7.2cm" svg:y="17.204cm">
          <text:p text:style-name="P1"><text:span text:style-name="T8">Device Drivers</text:span></text:p>
          <draw:enhanced-geometry svg:viewBox="0 0 21600 21600" draw:mirror-horizontal="false" draw:mirror-vertical="false" draw:type="rectangle" draw:enhanced-path="M 0 0 L 21600 0 21600 21600 0 21600 0 0 Z N"/>
        </draw:custom-shape>
        <draw:frame draw:style-name="gr39" draw:text-style-name="P18" draw:layer="layout" svg:width="4.113cm" svg:height="3.099cm" svg:x="16.3cm" svg:y="11cm">
          <draw:text-box>
            <text:p><text:span text:style-name="T17">Ring 2: I/O Privilege Level segments </text:span></text:p>
          </draw:text-box>
        </draw:frame>
        <draw:line draw:style-name="gr38" draw:text-style-name="P1" draw:layer="layout" svg:x1="16cm" svg:y1="12.2cm" svg:x2="12.9cm" svg:y2="12.2cm">
          <text:p/>
        </draw:line>
        <draw:custom-shape draw:style-name="gr8" draw:text-style-name="P10" draw:layer="layout" svg:width="1.9cm" svg:height="1.667cm" svg:x="10cm" svg:y="6.533cm">
          <text:p text:style-name="P1"><text:span text:style-name="T8">DOS</text:span></text:p>
          <text:p text:style-name="P1"><text:span text:style-name="T8">VM</text:span></text:p>
          <draw:enhanced-geometry svg:viewBox="0 0 21600 21600" draw:type="rectangle" draw:enhanced-path="M 0 0 L 21600 0 21600 21600 0 21600 0 0 Z N"/>
        </draw:custom-shape>
        <draw:custom-shape draw:style-name="gr8" draw:text-style-name="P10" draw:layer="layout" svg:width="1.844cm" svg:height="1.7cm" svg:x="8.1cm" svg:y="6.5cm">
          <text:p text:style-name="P1"><text:span text:style-name="T8">Win16</text:span></text:p>
          <text:p text:style-name="P1"><text:span text:style-name="T8">VM</text:span></text:p>
          <draw:enhanced-geometry svg:viewBox="0 0 21600 21600" draw:type="rectangle" draw:enhanced-path="M 0 0 L 21600 0 21600 21600 0 21600 0 0 Z N"/>
        </draw:custom-shape>
        <draw:custom-shape draw:style-name="gr8" draw:text-style-name="P10" draw:layer="layout" svg:width="1.844cm" svg:height="0.568cm" svg:x="6.2cm" svg:y="7.1cm">
          <text:p text:style-name="P1"><text:span text:style-name="T8">SOM</text:span></text:p>
          <draw:enhanced-geometry svg:viewBox="0 0 21600 21600" draw:type="rectangle" draw:enhanced-path="M 0 0 L 21600 0 21600 21600 0 21600 0 0 Z N"/>
        </draw:custom-shape>
        <draw:custom-shape draw:style-name="gr8" draw:text-style-name="P10" draw:layer="layout" svg:width="1.844cm" svg:height="0.567cm" svg:x="6.2cm" svg:y="6.533cm">
          <text:p text:style-name="P1"><text:span text:style-name="T8">WPS</text:span></text:p>
          <draw:enhanced-geometry svg:viewBox="0 0 21600 21600" draw:type="rectangle" draw:enhanced-path="M 0 0 L 21600 0 21600 21600 0 21600 0 0 Z N"/>
        </draw:custom-shape>
        <draw:custom-shape draw:style-name="gr8" draw:text-style-name="P10" draw:layer="layout" svg:width="1.844cm" svg:height="0.568cm" svg:x="6.2cm" svg:y="7.6cm">
          <text:p text:style-name="P1"><text:span text:style-name="T8">PM</text:span></text:p>
          <draw:enhanced-geometry svg:viewBox="0 0 21600 21600" draw:type="rectangle" draw:enhanced-path="M 0 0 L 21600 0 21600 21600 0 21600 0 0 Z N"/>
        </draw:custom-shape>
        <draw:custom-shape draw:style-name="gr8" draw:text-style-name="P10" draw:layer="layout" svg:width="3.5cm" svg:height="0.496cm" svg:x="7.5cm" svg:y="9.504cm">
          <text:p text:style-name="P1"><text:span text:style-name="T8">IOPL DLLs</text:span></text:p>
          <draw:enhanced-geometry svg:viewBox="0 0 21600 21600" draw:mirror-horizontal="false" draw:mirror-vertical="false" draw:type="rectangle" draw:enhanced-path="M 0 0 L 21600 0 21600 21600 0 21600 0 0 Z N"/>
        </draw:custom-shape>
      </draw:page>
      <draw:page draw:name="page8" draw:style-name="dp1" draw:master-page-name="Default">
        <draw:frame draw:style-name="gr19" draw:text-style-name="P8" draw:layer="layout" svg:width="11.935cm" svg:height="0.963cm" svg:x="1.686cm" svg:y="1.7cm">
          <draw:text-box>
            <text:p><text:span text:style-name="T6">Intel OS/2 Architecture</text:span></text:p>
          </draw:text-box>
        </draw:frame>
        <draw:frame draw:style-name="gr40" draw:text-style-name="P9" draw:layer="layout" svg:width="16.555cm" svg:height="0.963cm" svg:x="1.686cm" svg:y="20.793cm">
          <draw:text-box>
            <text:list text:style-name="L2">
              <text:list-item>
                <text:p><text:span text:style-name="T4">Based in OS/2 Warp 4.52 and eComStation 2.x</text:span></text:p>
              </text:list-item>
            </text:list>
          </draw:text-box>
        </draw:frame>
        <draw:g>
          <draw:custom-shape draw:name="Hadware" draw:style-name="gr10" draw:text-style-name="P2" draw:layer="layout" svg:width="14.63cm" svg:height="2.406cm" svg:x="1.17cm" svg:y="16.694cm">
            <text:p text:style-name="P1">Hardware</text:p>
            <draw:enhanced-geometry svg:viewBox="0 0 21600 21600" draw:mirror-horizontal="false" draw:mirror-vertical="false" draw:type="rectangle" draw:enhanced-path="M 0 0 L 21600 0 21600 21600 0 21600 0 0 Z N"/>
          </draw:custom-shape>
          <draw:custom-shape draw:name="Hadware" draw:style-name="gr10" draw:text-style-name="P2" draw:layer="layout" svg:width="14.63cm" svg:height="2.406cm" svg:x="1.17cm" svg:y="7.294cm">
            <text:p text:style-name="P1">OS/2 Subsystems</text:p>
            <draw:enhanced-geometry svg:viewBox="0 0 21600 21600" draw:mirror-horizontal="false" draw:mirror-vertical="false" draw:type="rectangle" draw:enhanced-path="M 0 0 L 21600 0 21600 21600 0 21600 0 0 Z N"/>
          </draw:custom-shape>
          <draw:custom-shape draw:name="Hadware" draw:style-name="gr10" draw:text-style-name="P2" draw:layer="layout" svg:width="14.63cm" svg:height="2.406cm" svg:x="1.1cm" svg:y="4.194cm">
            <text:p text:style-name="P1">Applications</text:p>
            <draw:enhanced-geometry svg:viewBox="0 0 21600 21600" draw:mirror-horizontal="false" draw:mirror-vertical="false" draw:type="rectangle" draw:enhanced-path="M 0 0 L 21600 0 21600 21600 0 21600 0 0 Z N"/>
          </draw:custom-shape>
          <draw:custom-shape draw:name="Hadware" draw:style-name="gr9" draw:text-style-name="P2" draw:layer="layout" svg:width="14.63cm" svg:height="4.3cm" svg:x="1.17cm" svg:y="10.6cm">
            <text:p text:style-name="P1">OS/2 Kernel</text:p>
            <draw:enhanced-geometry svg:viewBox="0 0 21600 21600" draw:mirror-horizontal="false" draw:mirror-vertical="false" draw:type="rectangle" draw:enhanced-path="M 0 0 L 21600 0 21600 21600 0 21600 0 0 Z N"/>
          </draw:custom-shape>
          <draw:custom-shape draw:name="Hadware" draw:style-name="gr10" draw:text-style-name="P12" draw:layer="layout" svg:width="2.7cm" svg:height="1.9cm" svg:x="1.7cm" svg:y="14.5cm">
            <text:p text:style-name="P1"><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custom-shape draw:name="Hadware" draw:style-name="gr10" draw:text-style-name="P12" draw:layer="layout" svg:width="2.7cm" svg:height="1.9cm" svg:x="5.2cm" svg:y="14.5cm">
            <text:p text:style-name="P1"><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custom-shape draw:name="Hadware" draw:style-name="gr10" draw:text-style-name="P12" draw:layer="layout" svg:width="2.7cm" svg:height="1.9cm" svg:x="8.8cm" svg:y="14.5cm">
            <text:p text:style-name="P1"><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custom-shape draw:name="Hadware" draw:style-name="gr10" draw:text-style-name="P12" draw:layer="layout" svg:width="2.7cm" svg:height="1.9cm" svg:x="12.4cm" svg:y="14.5cm">
            <text:p text:style-name="P1"><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ellipse draw:style-name="gr11" draw:text-style-name="P13" draw:layer="layout" svg:width="2.4cm" svg:height="1.2cm" svg:x="1.6cm" svg:y="10.8cm">
            <text:p text:style-name="P1"><text:span text:style-name="T9">Loader</text:span></text:p>
          </draw:ellipse>
          <draw:ellipse draw:style-name="gr11" draw:text-style-name="P13" draw:layer="layout" svg:width="3.1cm" svg:height="1.5cm" svg:x="2cm" svg:y="12.6cm">
            <text:p text:style-name="P1"><text:span text:style-name="T9">Memory</text:span><text:span text:style-name="T9"><text:line-break/></text:span><text:span text:style-name="T9">Management</text:span></text:p>
          </draw:ellipse>
          <draw:ellipse draw:style-name="gr11" draw:text-style-name="P13" draw:layer="layout" svg:width="3.1cm" svg:height="1.5cm" svg:x="11cm" svg:y="10.9cm">
            <text:p text:style-name="P1"><text:span text:style-name="T9">File</text:span><text:span text:style-name="T9"><text:line-break/></text:span><text:span text:style-name="T9">System</text:span></text:p>
          </draw:ellipse>
          <draw:ellipse draw:style-name="gr11" draw:text-style-name="P13" draw:layer="layout" svg:width="3.1cm" svg:height="1.5cm" svg:x="12.3cm" svg:y="12.6cm">
            <text:p text:style-name="P1"><text:span text:style-name="T9">Exception</text:span><text:span text:style-name="T9"><text:line-break/></text:span><text:span text:style-name="T9">Handling</text:span></text:p>
          </draw:ellipse>
          <draw:ellipse draw:style-name="gr11" draw:text-style-name="P13" draw:layer="layout" svg:width="3.1cm" svg:height="1.5cm" svg:x="6.1cm" svg:y="12.6cm">
            <text:p text:style-name="P1"><text:span text:style-name="T9">Scheduler/</text:span><text:span text:style-name="T9"><text:line-break/></text:span><text:span text:style-name="T9">Dispatcher</text:span></text:p>
          </draw:ellipse>
          <draw:frame draw:style-name="gr41" draw:text-style-name="P19" draw:layer="layout" svg:width="1.137cm" svg:height="0.725cm" svg:x="5.363cm" svg:y="8.975cm">
            <draw:text-box>
              <text:p><text:span text:style-name="T9">PM</text:span></text:p>
            </draw:text-box>
          </draw:frame>
          <draw:frame draw:style-name="gr42" draw:text-style-name="P19" draw:layer="layout" svg:width="1.471cm" svg:height="0.863cm" svg:x="7.2cm" svg:y="8.9cm">
            <draw:text-box>
              <text:p><text:span text:style-name="T9">Base</text:span></text:p>
            </draw:text-box>
          </draw:frame>
          <draw:frame draw:style-name="gr43" draw:text-style-name="P19" draw:layer="layout" svg:width="3.58cm" svg:height="0.863cm" svg:x="9.163cm" svg:y="8.9cm">
            <draw:text-box>
              <text:p><text:span text:style-name="T9">Workplace Shell</text:span></text:p>
            </draw:text-box>
          </draw:frame>
          <draw:frame draw:style-name="gr44" draw:layer="layout" svg:width="3.601cm" svg:height="0.963cm" svg:x="16.4cm" svg:y="7.2cm">
            <draw:text-box>
              <text:p>User Mode</text:p>
            </draw:text-box>
          </draw:frame>
          <draw:frame draw:style-name="gr45" draw:text-style-name="P1" draw:layer="layout" svg:width="3.529cm" svg:height="1.675cm" svg:x="16.3cm" svg:y="10.1cm">
            <draw:text-box>
              <text:p text:style-name="P1">Supervisor<text:line-break/>Mode</text:p>
            </draw:text-box>
          </draw:frame>
          <draw:line draw:style-name="gr46" draw:text-style-name="P1" draw:layer="layout" svg:x1="17.8cm" svg:y1="7.1cm" svg:x2="17.8cm" svg:y2="3.4cm">
            <text:p/>
          </draw:line>
          <draw:line draw:style-name="gr46" draw:text-style-name="P1" draw:layer="layout" svg:x1="17.8cm" svg:y1="12.1cm" svg:x2="17.8cm" svg:y2="16.7cm">
            <text:p/>
          </draw:line>
        </draw:g>
      </draw:page>
      <draw:page draw:name="page9" draw:style-name="dp1" draw:master-page-name="Default">
        <draw:g>
          <draw:custom-shape draw:name="Hadware" draw:style-name="gr47" draw:text-style-name="P2" draw:layer="layout" svg:width="18.7cm" svg:height="8.002cm" svg:x="1cm" svg:y="14.7cm">
            <text:p/>
            <draw:enhanced-geometry svg:viewBox="0 0 21600 21600" draw:mirror-horizontal="false" draw:mirror-vertical="false" draw:type="rectangle" draw:enhanced-path="M 0 0 L 21600 0 21600 21600 0 21600 0 0 Z N"/>
          </draw:custom-shape>
          <draw:custom-shape draw:style-name="gr48" draw:text-style-name="P7" draw:layer="layout" svg:width="9.3cm" svg:height="7.709cm" svg:x="1.6cm" svg:y="14.891cm">
            <text:p text:style-name="P1"><text:span text:style-name="T5">Control Program</text:span></text:p>
            <draw:enhanced-geometry svg:viewBox="0 0 21600 21600" draw:mirror-horizontal="false" draw:mirror-vertical="false" draw:type="rectangle" draw:enhanced-path="M 0 0 L 21600 0 21600 21600 0 21600 0 0 Z N"/>
          </draw:custom-shape>
          <draw:custom-shape draw:style-name="gr48" draw:text-style-name="P7" draw:layer="layout" svg:width="6.5cm" svg:height="7.709cm" svg:x="13cm" svg:y="14.9cm">
            <text:p text:style-name="P1"><text:span text:style-name="T5">Presentation Manager</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2.2cm" svg:height="6.809cm" svg:x="2.1cm" svg:y="15.691cm">
            <text:p text:style-name="P1"><text:span text:style-name="T5">Multiple</text:span><text:span text:style-name="T5"><text:line-break/></text:span><text:span text:style-name="T5">Virtual</text:span><text:span text:style-name="T5"><text:line-break/></text:span><text:span text:style-name="T5">DOS</text:span></text:p>
            <text:p text:style-name="P1"><text:span text:style-name="T5">Machine</text:span></text:p>
            <text:p text:style-name="P1"><text:span text:style-name="T5">Kernel</text:span></text:p>
            <draw:enhanced-geometry svg:viewBox="0 0 21600 21600" draw:mirror-horizontal="false" draw:mirror-vertical="false" draw:type="rectangle" draw:enhanced-path="M 0 0 L 21600 0 21600 21600 0 21600 0 0 Z N"/>
          </draw:custom-shape>
        </draw:g>
        <draw:frame draw:style-name="gr19" draw:text-style-name="P20" draw:layer="layout" svg:width="12.4cm" svg:height="0.963cm" svg:x="1.5cm" svg:y="1.701cm">
          <draw:text-box>
            <text:p><text:span text:style-name="T18">Basic Architecture of OS/2</text:span></text:p>
          </draw:text-box>
        </draw:frame>
        <draw:custom-shape draw:style-name="gr8" draw:text-style-name="P21" draw:layer="layout" svg:width="2.799cm" svg:height="1.218cm" svg:x="13.201cm" svg:y="15.982cm">
          <text:p text:style-name="P1"><text:span text:style-name="T19">Presentation </text:span><text:span text:style-name="T19"><text:line-break/></text:span><text:span text:style-name="T19">Drivers</text:span></text:p>
          <draw:enhanced-geometry svg:viewBox="0 0 21600 21600" draw:type="rectangle" draw:enhanced-path="M 0 0 L 21600 0 21600 21600 0 21600 0 0 Z N"/>
        </draw:custom-shape>
        <draw:custom-shape draw:style-name="gr8" draw:text-style-name="P21" draw:layer="layout" svg:width="2.021cm" svg:height="1.925cm" svg:x="2.4cm" svg:y="5.975cm">
          <text:p text:style-name="P1"><text:span text:style-name="T19">DOS </text:span></text:p>
          <text:p text:style-name="P1"><text:span text:style-name="T19">And</text:span><text:span text:style-name="T19"><text:line-break/></text:span><text:span text:style-name="T19">Windows</text:span></text:p>
          <text:p text:style-name="P1"><text:span text:style-name="T19">Applications</text:span></text:p>
          <draw:enhanced-geometry svg:viewBox="0 0 21600 21600" draw:type="rectangle" draw:enhanced-path="M 0 0 L 21600 0 21600 21600 0 21600 0 0 Z N"/>
        </draw:custom-shape>
        <draw:custom-shape draw:style-name="gr8" draw:text-style-name="P21" draw:layer="layout" svg:width="2.117cm" svg:height="1.925cm" svg:x="9.983cm" svg:y="6cm">
          <text:p text:style-name="P1"><text:span text:style-name="T19">Full Screen</text:span><text:span text:style-name="T19"><text:line-break/></text:span><text:span text:style-name="T19">OS/2 Mode</text:span></text:p>
          <text:p text:style-name="P1"><text:span text:style-name="T19">Applications</text:span></text:p>
          <draw:enhanced-geometry svg:viewBox="0 0 21600 21600" draw:type="rectangle" draw:enhanced-path="M 0 0 L 21600 0 21600 21600 0 21600 0 0 Z N"/>
        </draw:custom-shape>
        <draw:custom-shape draw:style-name="gr8" draw:text-style-name="P10" draw:layer="layout" svg:width="13.825cm" svg:height="1.574cm" svg:x="6.2cm" svg:y="10.9cm">
          <text:p text:style-name="P1"><text:span text:style-name="T4">OS/2 API</text:span></text:p>
          <draw:enhanced-geometry svg:viewBox="0 0 21600 21600" draw:type="rectangle" draw:enhanced-path="M 0 0 L 21600 0 21600 21600 0 21600 0 0 Z N"/>
        </draw:custom-shape>
        <draw:custom-shape draw:style-name="gr8" draw:text-style-name="P21" draw:layer="layout" svg:width="3.272cm" svg:height="1.925cm" svg:x="16.3cm" svg:y="5.975cm">
          <text:p text:style-name="P1"><text:span text:style-name="T19">PM</text:span><text:span text:style-name="T19"><text:line-break/></text:span><text:span text:style-name="T19">Applications</text:span></text:p>
          <draw:enhanced-geometry svg:viewBox="0 0 21600 21600" draw:type="rectangle" draw:enhanced-path="M 0 0 L 21600 0 21600 21600 0 21600 0 0 Z N"/>
        </draw:custom-shape>
        <draw:custom-shape draw:style-name="gr8" draw:text-style-name="P21" draw:layer="layout" svg:width="2.695cm" svg:height="1.925cm" svg:x="13.005cm" svg:y="5.975cm">
          <text:p text:style-name="P1"><text:span text:style-name="T19">Text</text:span><text:span text:style-name="T19"><text:line-break/></text:span><text:span text:style-name="T19">Windowable</text:span></text:p>
          <text:p text:style-name="P1"><text:span text:style-name="T19">OS/2 Mode</text:span><text:span text:style-name="T19"><text:line-break/></text:span><text:span text:style-name="T19">Applications</text:span></text:p>
          <draw:enhanced-geometry svg:viewBox="0 0 21600 21600" draw:mirror-horizontal="false" draw:mirror-vertical="false" draw:type="rectangle" draw:enhanced-path="M 0 0 L 21600 0 21600 21600 0 21600 0 0 Z N"/>
        </draw:custom-shape>
        <draw:custom-shape draw:style-name="gr8" draw:text-style-name="P10" draw:layer="layout" svg:width="19.019cm" svg:height="1.1cm" svg:x="0.981cm" svg:y="13.4cm">
          <text:p text:style-name="P1"><text:span text:style-name="T4">Workplace Shell</text:span></text:p>
          <draw:enhanced-geometry svg:viewBox="0 0 21600 21600" draw:type="rectangle" draw:enhanced-path="M 0 0 L 21600 0 21600 21600 0 21600 0 0 Z N"/>
        </draw:custom-shape>
        <draw:custom-shape draw:style-name="gr8" draw:text-style-name="P21" draw:layer="layout" svg:width="2.799cm" svg:height="1.218cm" svg:x="16.401cm" svg:y="15.982cm">
          <text:p text:style-name="P1"><text:span text:style-name="T19">Window</text:span><text:span text:style-name="T19"><text:line-break/></text:span><text:span text:style-name="T19">Manager</text:span></text:p>
          <draw:enhanced-geometry svg:viewBox="0 0 21600 21600" draw:type="rectangle" draw:enhanced-path="M 0 0 L 21600 0 21600 21600 0 21600 0 0 Z N"/>
        </draw:custom-shape>
        <draw:custom-shape draw:style-name="gr8" draw:text-style-name="P21" draw:layer="layout" svg:width="2.799cm" svg:height="1.218cm" svg:x="13.301cm" svg:y="18.082cm">
          <text:p text:style-name="P1"><text:span text:style-name="T19">Print</text:span><text:span text:style-name="T19"><text:line-break/></text:span><text:span text:style-name="T19">Subsystem</text:span></text:p>
          <draw:enhanced-geometry svg:viewBox="0 0 21600 21600" draw:type="rectangle" draw:enhanced-path="M 0 0 L 21600 0 21600 21600 0 21600 0 0 Z N"/>
        </draw:custom-shape>
        <draw:custom-shape draw:style-name="gr8" draw:text-style-name="P21" draw:layer="layout" svg:width="2.799cm" svg:height="1.218cm" svg:x="16.501cm" svg:y="17.982cm">
          <text:p text:style-name="P1"><text:span text:style-name="T19">Information</text:span><text:span text:style-name="T19"><text:line-break/></text:span><text:span text:style-name="T19">Presentation</text:span><text:span text:style-name="T19"><text:line-break/></text:span><text:span text:style-name="T19">Facility</text:span></text:p>
          <draw:enhanced-geometry svg:viewBox="0 0 21600 21600" draw:type="rectangle" draw:enhanced-path="M 0 0 L 21600 0 21600 21600 0 21600 0 0 Z N"/>
        </draw:custom-shape>
        <draw:custom-shape draw:style-name="gr8" draw:text-style-name="P21" draw:layer="layout" svg:width="2.799cm" svg:height="1.218cm" svg:x="14.801cm" svg:y="20.2cm">
          <text:p text:style-name="P1"><text:span text:style-name="T19">Graphics</text:span><text:span text:style-name="T19"><text:line-break/></text:span><text:span text:style-name="T19">Engine</text:span></text:p>
          <draw:enhanced-geometry svg:viewBox="0 0 21600 21600" draw:type="rectangle" draw:enhanced-path="M 0 0 L 21600 0 21600 21600 0 21600 0 0 Z N"/>
        </draw:custom-shape>
        <draw:custom-shape draw:style-name="gr8" draw:text-style-name="P21" draw:layer="layout" svg:width="2.799cm" svg:height="1.218cm" svg:x="4.6cm" svg:y="15.964cm">
          <text:p text:style-name="P1"><text:span text:style-name="T19">File System</text:span><text:span text:style-name="T19"><text:line-break/></text:span><text:span text:style-name="T19">Mechanism</text:span></text:p>
          <draw:enhanced-geometry svg:viewBox="0 0 21600 21600" draw:type="rectangle" draw:enhanced-path="M 0 0 L 21600 0 21600 21600 0 21600 0 0 Z N"/>
        </draw:custom-shape>
        <draw:custom-shape draw:style-name="gr8" draw:text-style-name="P21" draw:layer="layout" svg:width="2.799cm" svg:height="1.218cm" svg:x="7.8cm" svg:y="15.964cm">
          <text:p text:style-name="P1"><text:span text:style-name="T19">Memory</text:span><text:span text:style-name="T19"><text:line-break/></text:span><text:span text:style-name="T19">Management</text:span></text:p>
          <draw:enhanced-geometry svg:viewBox="0 0 21600 21600" draw:type="rectangle" draw:enhanced-path="M 0 0 L 21600 0 21600 21600 0 21600 0 0 Z N"/>
        </draw:custom-shape>
        <draw:custom-shape draw:style-name="gr8" draw:text-style-name="P21" draw:layer="layout" svg:width="2.799cm" svg:height="1.218cm" svg:x="7.8cm" svg:y="17.964cm">
          <text:p text:style-name="P1"><text:span text:style-name="T19">Tasking/</text:span><text:span text:style-name="T19"><text:line-break/></text:span><text:span text:style-name="T19">Scheduling</text:span></text:p>
          <draw:enhanced-geometry svg:viewBox="0 0 21600 21600" draw:type="rectangle" draw:enhanced-path="M 0 0 L 21600 0 21600 21600 0 21600 0 0 Z N"/>
        </draw:custom-shape>
        <draw:custom-shape draw:style-name="gr8" draw:text-style-name="P21" draw:layer="layout" svg:width="2.799cm" svg:height="1.218cm" svg:x="7.8cm" svg:y="20.1cm">
          <text:p text:style-name="P1"><text:span text:style-name="T19">Interprocess</text:span><text:span text:style-name="T19"><text:line-break/></text:span><text:span text:style-name="T19">Communication</text:span></text:p>
          <draw:enhanced-geometry svg:viewBox="0 0 21600 21600" draw:type="rectangle" draw:enhanced-path="M 0 0 L 21600 0 21600 21600 0 21600 0 0 Z N"/>
        </draw:custom-shape>
        <draw:custom-shape draw:style-name="gr8" draw:text-style-name="P21" draw:layer="layout" svg:width="2.799cm" svg:height="1.218cm" svg:x="4.601cm" svg:y="18cm">
          <text:p text:style-name="P1"><text:span text:style-name="T19">Exception</text:span><text:span text:style-name="T19"><text:line-break/></text:span><text:span text:style-name="T19">Management</text:span></text:p>
          <draw:enhanced-geometry svg:viewBox="0 0 21600 21600" draw:type="rectangle" draw:enhanced-path="M 0 0 L 21600 0 21600 21600 0 21600 0 0 Z N"/>
        </draw:custom-shape>
        <draw:custom-shape draw:style-name="gr8" draw:text-style-name="P21" draw:layer="layout" svg:width="2.799cm" svg:height="1.218cm" svg:x="4.7cm" svg:y="20.082cm">
          <text:p text:style-name="P1"><text:span text:style-name="T19">Session</text:span><text:span text:style-name="T19"><text:line-break/></text:span><text:span text:style-name="T19">Management</text:span></text:p>
          <draw:enhanced-geometry svg:viewBox="0 0 21600 21600" draw:type="rectangle" draw:enhanced-path="M 0 0 L 21600 0 21600 21600 0 21600 0 0 Z N"/>
        </draw:custom-shape>
        <draw:line draw:style-name="gr49" draw:text-style-name="P1" draw:layer="layout" svg:x1="11.3cm" svg:y1="18.3cm" svg:x2="12.8cm" svg:y2="18.3cm">
          <text:p/>
        </draw:line>
        <draw:line draw:style-name="gr38" draw:text-style-name="P1" draw:layer="layout" svg:x1="11.1cm" svg:y1="7.9cm" svg:x2="11.1cm" svg:y2="10.9cm">
          <text:p/>
        </draw:line>
        <draw:line draw:style-name="gr38" draw:text-style-name="P1" draw:layer="layout" svg:x1="14.5cm" svg:y1="8cm" svg:x2="14.5cm" svg:y2="11cm">
          <text:p/>
        </draw:line>
        <draw:line draw:style-name="gr38" draw:text-style-name="P1" draw:layer="layout" svg:x1="17.9cm" svg:y1="8cm" svg:x2="17.9cm" svg:y2="10.9cm">
          <text:p/>
        </draw:line>
        <draw:line draw:style-name="gr38" draw:text-style-name="P1" draw:layer="layout" svg:x1="6.8cm" svg:y1="12.5cm" svg:x2="6.8cm" svg:y2="13.4cm">
          <text:p/>
        </draw:line>
        <draw:line draw:style-name="gr38" draw:text-style-name="P1" draw:layer="layout" svg:x1="7.9cm" svg:y1="12.5cm" svg:x2="7.9cm" svg:y2="15cm">
          <text:p/>
        </draw:line>
        <draw:line draw:style-name="gr38" draw:text-style-name="P1" draw:layer="layout" svg:x1="16.2cm" svg:y1="12.4cm" svg:x2="16.2cm" svg:y2="13.4cm">
          <text:p/>
        </draw:line>
        <draw:line draw:style-name="gr38" draw:text-style-name="P1" draw:layer="layout" svg:x1="18.1cm" svg:y1="12.4cm" svg:x2="18.1cm" svg:y2="15cm">
          <text:p/>
        </draw:line>
        <draw:line draw:style-name="gr38" draw:text-style-name="P1" draw:layer="layout" svg:x1="3.2cm" svg:y1="8cm" svg:x2="3.2cm" svg:y2="15.8cm">
          <text:p/>
        </draw:line>
      </draw:page>
      <draw:page draw:name="page10" draw:style-name="dp1" draw:master-page-name="Default">
        <draw:frame draw:style-name="gr19" draw:text-style-name="P8" draw:layer="layout" svg:width="11.935cm" svg:height="0.963cm" svg:x="1.686cm" svg:y="1.7cm">
          <draw:text-box>
            <text:p><text:span text:style-name="T6">OS/2 File System Mechanism</text:span></text:p>
          </draw:text-box>
        </draw:frame>
        <draw:frame draw:style-name="gr50" draw:text-style-name="P9" draw:layer="layout" svg:width="16.555cm" svg:height="0.963cm" svg:x="1.686cm" svg:y="20.793cm">
          <draw:text-box>
            <text:list text:style-name="L2">
              <text:list-item>
                <text:p><text:span text:style-name="T4">Based in OS/2 Warp 4.52 and eComStation 2.x</text:span></text:p>
              </text:list-item>
            </text:list>
          </draw:text-box>
        </draw:frame>
        <draw:g>
          <draw:custom-shape draw:name="Hadware" draw:style-name="gr10" draw:text-style-name="P2" xml:id="id19" draw:id="id19" draw:layer="layout" svg:width="14.43cm" svg:height="1.4cm" svg:x="2.07cm" svg:y="8cm">
            <text:p text:style-name="P1">File System Request Router</text:p>
            <draw:enhanced-geometry svg:viewBox="0 0 21600 21600" draw:mirror-horizontal="false" draw:mirror-vertical="false" draw:type="rectangle" draw:enhanced-path="M 0 0 L 21600 0 21600 21600 0 21600 0 0 Z N"/>
          </draw:custom-shape>
          <draw:custom-shape draw:name="Hadware" draw:style-name="gr10" draw:text-style-name="P2" xml:id="id18" draw:id="id18" draw:layer="layout" svg:width="14.63cm" svg:height="1.706cm" svg:x="2cm" svg:y="4.194cm">
            <text:p text:style-name="P1">File I/O API call</text:p>
            <draw:enhanced-geometry svg:viewBox="0 0 21600 21600" draw:mirror-horizontal="false" draw:mirror-vertical="false" draw:type="rectangle" draw:enhanced-path="M 0 0 L 21600 0 21600 21600 0 21600 0 0 Z N"/>
          </draw:custom-shape>
          <draw:custom-shape draw:name="Hadware" draw:style-name="gr10" draw:text-style-name="P12" xml:id="id10" draw:id="id10" draw:layer="layout" svg:width="2.7cm" svg:height="1.9cm" svg:x="2.4cm" svg:y="11.9cm">
            <text:p text:style-name="P1"><text:span text:style-name="T8">FAT</text:span></text:p>
            <draw:enhanced-geometry svg:viewBox="0 0 21600 21600" draw:mirror-horizontal="false" draw:mirror-vertical="false" draw:type="rectangle" draw:enhanced-path="M 0 0 L 21600 0 21600 21600 0 21600 0 0 Z N"/>
          </draw:custom-shape>
          <draw:custom-shape draw:name="Hadware" draw:style-name="gr10" draw:text-style-name="P12" xml:id="id12" draw:id="id12" draw:layer="layout" svg:width="2.7cm" svg:height="1.9cm" svg:x="5.9cm" svg:y="11.9cm">
            <text:p text:style-name="P1"><text:span text:style-name="T8">HPFS</text:span></text:p>
            <draw:enhanced-geometry svg:viewBox="0 0 21600 21600" draw:mirror-horizontal="false" draw:mirror-vertical="false" draw:type="rectangle" draw:enhanced-path="M 0 0 L 21600 0 21600 21600 0 21600 0 0 Z N"/>
          </draw:custom-shape>
          <draw:custom-shape draw:name="Hadware" draw:style-name="gr10" draw:text-style-name="P12" xml:id="id14" draw:id="id14" draw:layer="layout" svg:width="2.7cm" svg:height="1.9cm" svg:x="9.6cm" svg:y="11.9cm">
            <text:p text:style-name="P1"><text:span text:style-name="T8">JFS</text:span></text:p>
            <draw:enhanced-geometry svg:viewBox="0 0 21600 21600" draw:mirror-horizontal="false" draw:mirror-vertical="false" draw:type="rectangle" draw:enhanced-path="M 0 0 L 21600 0 21600 21600 0 21600 0 0 Z N"/>
          </draw:custom-shape>
          <draw:custom-shape draw:name="Hadware" draw:style-name="gr10" draw:text-style-name="P12" xml:id="id16" draw:id="id16" draw:layer="layout" svg:width="2.7cm" svg:height="1.9cm" svg:x="13.2cm" svg:y="11.9cm">
            <text:p text:style-name="P1"><text:span text:style-name="T8">Other</text:span><text:span text:style-name="T8"><text:line-break/></text:span><text:span text:style-name="T8">File System</text:span></text:p>
            <draw:enhanced-geometry svg:viewBox="0 0 21600 21600" draw:mirror-horizontal="false" draw:mirror-vertical="false" draw:type="rectangle" draw:enhanced-path="M 0 0 L 21600 0 21600 21600 0 21600 0 0 Z N"/>
          </draw:custom-shape>
          <draw:frame draw:style-name="gr51" draw:text-style-name="P22" xml:id="id11" draw:id="id11" draw:layer="layout" svg:width="2.483cm" svg:height="1.361cm" svg:x="2.5cm" svg:y="15.539cm">
            <draw:text-box>
              <text:p><text:span text:style-name="T5">Physical </text:span></text:p>
              <text:p><text:span text:style-name="T5">device</text:span></text:p>
            </draw:text-box>
          </draw:frame>
          <draw:frame draw:style-name="gr51" draw:text-style-name="P22" xml:id="id13" draw:id="id13" draw:layer="layout" svg:width="2.483cm" svg:height="1.361cm" svg:x="6cm" svg:y="15.6cm">
            <draw:text-box>
              <text:p><text:span text:style-name="T5">Physical </text:span></text:p>
              <text:p><text:span text:style-name="T5">device</text:span></text:p>
            </draw:text-box>
          </draw:frame>
          <draw:frame draw:style-name="gr51" draw:text-style-name="P22" xml:id="id15" draw:id="id15" draw:layer="layout" svg:width="2.483cm" svg:height="1.361cm" svg:x="9.7cm" svg:y="15.54cm">
            <draw:text-box>
              <text:p><text:span text:style-name="T5">Physical </text:span></text:p>
              <text:p><text:span text:style-name="T5">device</text:span></text:p>
            </draw:text-box>
          </draw:frame>
          <draw:frame draw:style-name="gr51" draw:text-style-name="P22" xml:id="id17" draw:id="id17" draw:layer="layout" svg:width="2.483cm" svg:height="1.361cm" svg:x="13.317cm" svg:y="15.54cm">
            <draw:text-box>
              <text:p><text:span text:style-name="T5">Physical </text:span></text:p>
              <text:p><text:span text:style-name="T5">device</text:span></text:p>
            </draw:text-box>
          </draw:frame>
          <draw:connector draw:style-name="gr25" draw:text-style-name="P1" draw:layer="layout" svg:x1="3.75cm" svg:y1="13.8cm" svg:x2="3.741cm" svg:y2="15.539cm" draw:start-shape="id10" draw:start-glue-point="2" draw:end-shape="id11" draw:end-glue-point="0" svg:d="M3750 13800v932h-9v807">
            <text:p/>
          </draw:connector>
          <draw:connector draw:style-name="gr25" draw:text-style-name="P1" draw:layer="layout" svg:x1="7.25cm" svg:y1="13.8cm" svg:x2="7.241cm" svg:y2="15.6cm" draw:start-shape="id12" draw:start-glue-point="2" draw:end-shape="id13" draw:end-glue-point="0" svg:d="M7250 13800v963h-9v837">
            <text:p/>
          </draw:connector>
          <draw:connector draw:style-name="gr25" draw:text-style-name="P1" draw:layer="layout" svg:x1="10.95cm" svg:y1="13.8cm" svg:x2="10.941cm" svg:y2="15.54cm" draw:start-shape="id14" draw:start-glue-point="2" draw:end-shape="id15" draw:end-glue-point="0" svg:d="M10950 13800v933h-9v807">
            <text:p/>
          </draw:connector>
          <draw:connector draw:style-name="gr25" draw:text-style-name="P1" draw:layer="layout" svg:x1="14.55cm" svg:y1="13.8cm" svg:x2="14.558cm" svg:y2="15.54cm" draw:start-shape="id16" draw:start-glue-point="2" draw:end-shape="id17" draw:end-glue-point="0" svg:d="M14550 13800v933h8v807">
            <text:p/>
          </draw:connector>
          <draw:connector draw:style-name="gr25" draw:text-style-name="P1" draw:layer="layout" svg:x1="9.315cm" svg:y1="5.9cm" svg:x2="9.285cm" svg:y2="8cm" draw:start-shape="id18" draw:start-glue-point="2" draw:end-shape="id19" draw:end-glue-point="0" svg:d="M9315 5900v1100h-30v1000">
            <text:p/>
          </draw:connector>
          <draw:connector draw:style-name="gr25" draw:text-style-name="P1" draw:layer="layout" svg:x1="3.75cm" svg:y1="11.9cm" svg:x2="9.285cm" svg:y2="9.4cm" draw:start-shape="id10" draw:start-glue-point="0" draw:end-shape="id19" draw:end-glue-point="2" svg:d="M3750 11900v-1200h5535v-1300">
            <text:p/>
          </draw:connector>
          <draw:connector draw:style-name="gr25" draw:text-style-name="P1" draw:layer="layout" svg:x1="7.25cm" svg:y1="11.9cm" svg:x2="9.285cm" svg:y2="9.4cm" draw:start-shape="id12" draw:end-shape="id19" draw:end-glue-point="2" svg:d="M7250 11900v-1200h2035v-1300">
            <text:p/>
          </draw:connector>
          <draw:connector draw:style-name="gr25" draw:text-style-name="P1" draw:layer="layout" svg:x1="10.95cm" svg:y1="11.9cm" svg:x2="9.285cm" svg:y2="9.4cm" draw:start-shape="id14" draw:start-glue-point="0" draw:end-shape="id19" draw:end-glue-point="2" svg:d="M10950 11900v-1200h-1665v-1300">
            <text:p/>
          </draw:connector>
          <draw:connector draw:style-name="gr25" draw:text-style-name="P1" draw:layer="layout" svg:x1="14.55cm" svg:y1="11.9cm" svg:x2="9.285cm" svg:y2="9.4cm" draw:start-shape="id16" draw:start-glue-point="0" draw:end-shape="id19" draw:end-glue-point="2" svg:d="M14550 11900v-1200h-5265v-1300">
            <text:p/>
          </draw:connector>
        </draw:g>
      </draw:page>
      <draw:page draw:name="page11" draw:style-name="dp1" draw:master-page-name="Default">
        <draw:frame draw:style-name="gr19" draw:text-style-name="P8" draw:layer="layout" svg:width="11.935cm" svg:height="0.963cm" svg:x="1.686cm" svg:y="1.7cm">
          <draw:text-box>
            <text:p><text:span text:style-name="T6">Black-box view of OS/2 Architecture</text:span></text:p>
          </draw:text-box>
        </draw:frame>
        <draw:frame draw:style-name="gr52" draw:text-style-name="P9" draw:layer="layout" svg:width="16.555cm" svg:height="0.963cm" svg:x="1.686cm" svg:y="20.793cm">
          <draw:text-box>
            <text:list text:style-name="L2">
              <text:list-item>
                <text:p><text:span text:style-name="T4">Based in OS/2 Warp 4.52 and eComStation 2.x</text:span></text:p>
              </text:list-item>
            </text:list>
          </draw:text-box>
        </draw:frame>
        <draw:g>
          <draw:custom-shape draw:name="Hadware" draw:style-name="gr10" draw:text-style-name="P2" xml:id="id20" draw:id="id20" draw:layer="layout" svg:width="5.33cm" svg:height="1.4cm" svg:x="2.37cm" svg:y="9.2cm">
            <text:p text:style-name="P1">PM Subsystems</text:p>
            <draw:enhanced-geometry svg:viewBox="0 0 21600 21600" draw:mirror-horizontal="false" draw:mirror-vertical="false" draw:type="rectangle" draw:enhanced-path="M 0 0 L 21600 0 21600 21600 0 21600 0 0 Z N"/>
          </draw:custom-shape>
          <draw:custom-shape draw:name="Hadware" draw:style-name="gr10" draw:text-style-name="P2" xml:id="id23" draw:id="id23" draw:layer="layout" svg:width="14.63cm" svg:height="1.706cm" svg:x="2.3cm" svg:y="5.394cm">
            <text:p text:style-name="P1">Applications</text:p>
            <draw:enhanced-geometry svg:viewBox="0 0 21600 21600" draw:mirror-horizontal="false" draw:mirror-vertical="false" draw:type="rectangle" draw:enhanced-path="M 0 0 L 21600 0 21600 21600 0 21600 0 0 Z N"/>
          </draw:custom-shape>
          <draw:custom-shape draw:name="Hadware" draw:style-name="gr10" draw:text-style-name="P2" xml:id="id21" draw:id="id21" draw:layer="layout" svg:width="14.4cm" svg:height="1.9cm" svg:x="2.5cm" svg:y="18.6cm">
            <text:p text:style-name="P1"><text:span text:style-name="T2">Hardware</text:span></text:p>
            <draw:enhanced-geometry svg:viewBox="0 0 21600 21600" draw:mirror-horizontal="false" draw:mirror-vertical="false" draw:type="rectangle" draw:enhanced-path="M 0 0 L 21600 0 21600 21600 0 21600 0 0 Z N"/>
          </draw:custom-shape>
          <draw:custom-shape draw:name="Hadware" draw:style-name="gr10" draw:text-style-name="P2" draw:layer="layout" svg:width="5.33cm" svg:height="1.4cm" svg:x="11.5cm" svg:y="9.175cm">
            <text:p text:style-name="P1">Subsystems</text:p>
            <draw:enhanced-geometry svg:viewBox="0 0 21600 21600" draw:mirror-horizontal="false" draw:mirror-vertical="false" draw:type="rectangle" draw:enhanced-path="M 0 0 L 21600 0 21600 21600 0 21600 0 0 Z N"/>
          </draw:custom-shape>
          <draw:g>
            <draw:custom-shape draw:name="Hadware" draw:style-name="gr9" draw:text-style-name="P2" draw:layer="layout" svg:width="14.4cm" svg:height="5.6cm" svg:x="2.4cm" svg:y="11.7cm">
              <text:p text:style-name="P1"><text:span text:style-name="T2">Kernel</text:span></text:p>
              <draw:enhanced-geometry svg:viewBox="0 0 21600 21600" draw:mirror-horizontal="false" draw:mirror-vertical="false" draw:type="rectangle" draw:enhanced-path="M 0 0 L 21600 0 21600 21600 0 21600 0 0 Z N"/>
            </draw:custom-shape>
            <draw:custom-shape draw:name="Hadware" draw:style-name="gr10" draw:text-style-name="P2" draw:layer="layout" svg:width="2.7cm" svg:height="1.9cm" svg:x="3.3cm" svg:y="14.9cm">
              <text:p text:style-name="P1"><text:span text:style-name="T2">Device </text:span><text:span text:style-name="T2"><text:line-break/></text:span><text:span text:style-name="T2">Driver</text:span></text:p>
              <draw:enhanced-geometry svg:viewBox="0 0 21600 21600" draw:mirror-horizontal="false" draw:mirror-vertical="false" draw:type="rectangle" draw:enhanced-path="M 0 0 L 21600 0 21600 21600 0 21600 0 0 Z N"/>
            </draw:custom-shape>
            <draw:custom-shape draw:name="Hadware" draw:style-name="gr10" draw:text-style-name="P2" draw:layer="layout" svg:width="2.7cm" svg:height="1.9cm" svg:x="12.6cm" svg:y="14.9cm">
              <text:p text:style-name="P1"><text:span text:style-name="T2">Device </text:span><text:span text:style-name="T2"><text:line-break/></text:span><text:span text:style-name="T2">Driver</text:span></text:p>
              <draw:enhanced-geometry svg:viewBox="0 0 21600 21600" draw:mirror-horizontal="false" draw:mirror-vertical="false" draw:type="rectangle" draw:enhanced-path="M 0 0 L 21600 0 21600 21600 0 21600 0 0 Z N"/>
            </draw:custom-shape>
          </draw:g>
          <draw:connector draw:style-name="gr38" draw:text-style-name="P1" draw:layer="layout" svg:x1="2.37cm" svg:y1="9.9cm" svg:x2="2.5cm" svg:y2="19.55cm" draw:start-shape="id20" draw:start-glue-point="3" draw:end-shape="id21" svg:d="M2370 9900h-525v9650h655">
            <text:p/>
          </draw:connector>
          <draw:line draw:style-name="gr49" draw:text-style-name="P1" draw:layer="layout" svg:x1="4.4cm" svg:y1="16.9cm" svg:x2="4.4cm" svg:y2="18.7cm">
            <text:p/>
          </draw:line>
          <draw:line draw:style-name="gr49" draw:text-style-name="P1" draw:layer="layout" svg:x1="14cm" svg:y1="16.9cm" svg:x2="14cm" svg:y2="18.6cm">
            <text:p/>
          </draw:line>
          <draw:line draw:style-name="gr49" draw:text-style-name="P1" draw:layer="layout" svg:x1="3.6cm" svg:y1="10.6cm" svg:x2="3.6cm" svg:y2="11.9cm">
            <text:p/>
          </draw:line>
          <draw:line draw:style-name="gr49" draw:text-style-name="P1" draw:layer="layout" svg:x1="5.2cm" svg:y1="10.6cm" svg:x2="5.2cm" svg:y2="14.9cm">
            <text:p/>
          </draw:line>
          <draw:line draw:style-name="gr49" draw:text-style-name="P1" draw:layer="layout" svg:x1="12.4cm" svg:y1="10.7cm" svg:x2="12.4cm" svg:y2="11.9cm">
            <text:p/>
          </draw:line>
          <draw:line draw:style-name="gr49" draw:text-style-name="P1" draw:layer="layout" svg:x1="14.6cm" svg:y1="10.7cm" svg:x2="14.6cm" svg:y2="14.8cm">
            <text:p/>
          </draw:line>
          <draw:line draw:style-name="gr49" draw:text-style-name="P1" draw:layer="layout" svg:x1="4.6cm" svg:y1="7.2cm" svg:x2="4.6cm" svg:y2="9.2cm">
            <text:p/>
          </draw:line>
          <draw:line draw:style-name="gr49" draw:text-style-name="P1" draw:layer="layout" svg:x1="14.3cm" svg:y1="7.2cm" svg:x2="14.3cm" svg:y2="9.2cm">
            <text:p/>
          </draw:line>
          <draw:frame draw:style-name="gr53" xml:id="id22" draw:id="id22" draw:layer="layout" svg:width="2cm" svg:height="0.963cm" svg:x="8.6cm" svg:y="3cm">
            <draw:text-box>
              <text:p>User</text:p>
            </draw:text-box>
          </draw:frame>
          <draw:connector draw:style-name="gr38" draw:text-style-name="P1" draw:layer="layout" svg:x1="9.6cm" svg:y1="3.963cm" svg:x2="9.615cm" svg:y2="5.394cm" draw:start-shape="id22" draw:end-shape="id23" draw:end-glue-point="0" svg:d="M9600 3963v703h15v728">
            <text:p/>
          </draw:connector>
        </draw:g>
      </draw:page>
      <draw:page draw:name="page12" draw:style-name="dp1" draw:master-page-name="Default">
        <draw:frame draw:style-name="gr19" draw:text-style-name="P8" draw:layer="layout" svg:width="17.814cm" svg:height="0.963cm" svg:x="1.686cm" svg:y="1.7cm">
          <draw:text-box>
            <text:p><text:span text:style-name="T6">Detailed view of OS/2 Presentation Manager architecture</text:span></text:p>
          </draw:text-box>
        </draw:frame>
        <draw:frame draw:style-name="gr54" draw:text-style-name="P9" draw:layer="layout" svg:width="16.555cm" svg:height="0.963cm" svg:x="2.245cm" svg:y="27.737cm">
          <draw:text-box>
            <text:list text:style-name="L2">
              <text:list-item>
                <text:p><text:span text:style-name="T4">Based in OS/2 Warp 4.52 and eComStation 2.x</text:span></text:p>
              </text:list-item>
            </text:list>
          </draw:text-box>
        </draw:frame>
        <draw:g xml:id="id28" draw:id="id28">
          <draw:custom-shape draw:name="Hadware" draw:style-name="gr10" draw:text-style-name="P2" xml:id="id25" draw:id="id25" draw:layer="layout" svg:width="14.63cm" svg:height="1.706cm" svg:x="2.3cm" svg:y="5.394cm">
            <text:p text:style-name="P1">Applications</text:p>
            <draw:enhanced-geometry svg:viewBox="0 0 21600 21600" draw:mirror-horizontal="false" draw:mirror-vertical="false" draw:type="rectangle" draw:enhanced-path="M 0 0 L 21600 0 21600 21600 0 21600 0 0 Z N"/>
          </draw:custom-shape>
          <draw:line draw:style-name="gr49" draw:text-style-name="P1" draw:layer="layout" svg:x1="4.6cm" svg:y1="7.2cm" svg:x2="4.6cm" svg:y2="10.1cm">
            <text:p/>
          </draw:line>
          <draw:line draw:style-name="gr49" draw:text-style-name="P1" draw:layer="layout" svg:x1="14.3cm" svg:y1="7.2cm" svg:x2="14.3cm" svg:y2="10.2cm">
            <text:p/>
          </draw:line>
          <draw:frame draw:style-name="gr53" xml:id="id24" draw:id="id24" draw:layer="layout" svg:width="2.4cm" svg:height="0.963cm" svg:x="8.4cm" svg:y="3cm">
            <draw:text-box>
              <text:p>Users</text:p>
            </draw:text-box>
          </draw:frame>
          <draw:connector draw:style-name="gr38" draw:text-style-name="P1" draw:layer="layout" svg:x1="9.6cm" svg:y1="3.963cm" svg:x2="9.615cm" svg:y2="5.394cm" draw:start-shape="id24" draw:end-shape="id25" draw:end-glue-point="0" svg:d="M9600 3963v703h15v728">
            <text:p/>
          </draw:connector>
          <draw:line draw:style-name="gr55" draw:text-style-name="P1" draw:layer="layout" svg:x1="2.3cm" svg:y1="9.4cm" svg:x2="16.9cm" svg:y2="9.4cm">
            <text:p text:style-name="P1">PM API</text:p>
          </draw:line>
          <draw:custom-shape draw:name="Hadware" draw:style-name="gr56" draw:text-style-name="P2" draw:layer="layout" svg:width="14.63cm" svg:height="3.106cm" svg:x="2.27cm" svg:y="10.194cm">
            <text:p/>
            <draw:enhanced-geometry svg:viewBox="0 0 21600 21600" draw:mirror-horizontal="false" draw:mirror-vertical="false" draw:type="rectangle" draw:enhanced-path="M 0 0 L 21600 0 21600 21600 0 21600 0 0 Z N"/>
          </draw:custom-shape>
          <draw:line draw:style-name="gr55" draw:text-style-name="P1" draw:layer="layout" svg:x1="2.299cm" svg:y1="14.5cm" svg:x2="16.899cm" svg:y2="14.5cm">
            <text:p text:style-name="P1">Engine Interface</text:p>
          </draw:line>
          <draw:line draw:style-name="gr55" draw:text-style-name="P1" draw:layer="layout" svg:x1="2.298cm" svg:y1="19.4cm" svg:x2="16.898cm" svg:y2="19.4cm">
            <text:p text:style-name="P1">Device Driver Interface</text:p>
          </draw:line>
          <draw:line draw:style-name="gr57" draw:text-style-name="P1" draw:layer="layout" svg:x1="2.297cm" svg:y1="24.1cm" svg:x2="16.897cm" svg:y2="24.1cm">
            <text:p/>
          </draw:line>
          <draw:custom-shape draw:name="Hadware" draw:style-name="gr56" draw:text-style-name="P2" draw:layer="layout" svg:width="14.63cm" svg:height="3.706cm" svg:x="2.37cm" svg:y="14.9cm">
            <text:p/>
            <draw:enhanced-geometry svg:viewBox="0 0 21600 21600" draw:mirror-horizontal="false" draw:mirror-vertical="false" draw:type="rectangle" draw:enhanced-path="M 0 0 L 21600 0 21600 21600 0 21600 0 0 Z N"/>
          </draw:custom-shape>
          <draw:custom-shape draw:name="Hadware" draw:style-name="gr10" draw:text-style-name="P2" draw:layer="layout" svg:width="4.53cm" svg:height="1.306cm" svg:x="12.4cm" svg:y="19.994cm">
            <text:p text:style-name="P1"><text:span text:style-name="T1">Mouse Device Driver</text:span></text:p>
            <draw:enhanced-geometry svg:viewBox="0 0 21600 21600" draw:mirror-horizontal="false" draw:mirror-vertical="false" draw:type="rectangle" draw:enhanced-path="M 0 0 L 21600 0 21600 21600 0 21600 0 0 Z N"/>
          </draw:custom-shape>
          <draw:custom-shape draw:name="Hadware" draw:style-name="gr56" draw:text-style-name="P2" xml:id="id26" draw:id="id26" draw:layer="layout" svg:width="4.53cm" svg:height="1.306cm" svg:x="3.045cm" svg:y="19.975cm">
            <text:p/>
            <draw:enhanced-geometry svg:viewBox="0 0 21600 21600" draw:mirror-horizontal="false" draw:mirror-vertical="false" draw:type="rectangle" draw:enhanced-path="M 0 0 L 21600 0 21600 21600 0 21600 0 0 Z N"/>
          </draw:custom-shape>
          <draw:custom-shape draw:name="Hadware" draw:style-name="gr10" draw:text-style-name="P2" draw:layer="layout" svg:width="4.53cm" svg:height="1.306cm" svg:x="2.37cm" svg:y="20.9cm">
            <text:p text:style-name="P1"><text:span text:style-name="T1">PM Device Driver</text:span></text:p>
            <draw:enhanced-geometry svg:viewBox="0 0 21600 21600" draw:mirror-horizontal="false" draw:mirror-vertical="false" draw:type="rectangle" draw:enhanced-path="M 0 0 L 21600 0 21600 21600 0 21600 0 0 Z N"/>
          </draw:custom-shape>
          <draw:custom-shape draw:name="Hadware" draw:style-name="gr10" draw:text-style-name="P2" xml:id="id27" draw:id="id27" draw:layer="layout" svg:width="4.53cm" svg:height="1.306cm" svg:x="7.67cm" svg:y="22.294cm">
            <text:p text:style-name="P1"><text:span text:style-name="T1">Kernel Device Driver</text:span></text:p>
            <draw:enhanced-geometry svg:viewBox="0 0 21600 21600" draw:mirror-horizontal="false" draw:mirror-vertical="false" draw:type="rectangle" draw:enhanced-path="M 0 0 L 21600 0 21600 21600 0 21600 0 0 Z N"/>
          </draw:custom-shape>
          <draw:frame draw:style-name="gr58" draw:layer="layout" svg:width="3.038cm" svg:height="1.675cm" svg:x="17.4cm" svg:y="15.8cm">
            <draw:text-box>
              <text:p>Graphics</text:p>
              <text:p>Engine</text:p>
            </draw:text-box>
          </draw:frame>
          <draw:frame draw:style-name="gr59" draw:text-style-name="P19" draw:layer="layout" svg:width="2.589cm" svg:height="0.725cm" svg:x="2.6cm" svg:y="10.383cm">
            <draw:text-box>
              <text:p><text:span text:style-name="T9">Windowing</text:span></text:p>
            </draw:text-box>
          </draw:frame>
          <draw:frame draw:style-name="gr60" draw:text-style-name="P19" draw:layer="layout" svg:width="2.2cm" svg:height="0.725cm" svg:x="6.001cm" svg:y="10.384cm">
            <draw:text-box>
              <text:p><text:span text:style-name="T9">Graphics</text:span></text:p>
            </draw:text-box>
          </draw:frame>
          <draw:frame draw:style-name="gr61" draw:text-style-name="P19" draw:layer="layout" svg:width="1.488cm" svg:height="0.725cm" svg:x="9.601cm" svg:y="10.384cm">
            <draw:text-box>
              <text:p><text:span text:style-name="T9">AVIO</text:span></text:p>
            </draw:text-box>
          </draw:frame>
          <draw:frame draw:style-name="gr62" draw:text-style-name="P19" draw:layer="layout" svg:width="1.45cm" svg:height="0.725cm" svg:x="13.601cm" svg:y="10.384cm">
            <draw:text-box>
              <text:p><text:span text:style-name="T9">Input</text:span></text:p>
            </draw:text-box>
          </draw:frame>
          <draw:g>
            <draw:line draw:style-name="gr26" draw:text-style-name="P1" draw:layer="layout" svg:x1="12.6cm" svg:y1="10.3cm" svg:x2="12.6cm" svg:y2="11.1cm">
              <text:p/>
            </draw:line>
            <draw:line draw:style-name="gr26" draw:text-style-name="P1" draw:layer="layout" svg:x1="12.6cm" svg:y1="11cm" svg:x2="8.8cm" svg:y2="12.1cm">
              <text:p/>
            </draw:line>
            <draw:line draw:style-name="gr26" draw:text-style-name="P1" draw:layer="layout" svg:x1="8.9cm" svg:y1="12.1cm" svg:x2="10.2cm" svg:y2="12.1cm">
              <text:p/>
            </draw:line>
            <draw:line draw:style-name="gr26" draw:text-style-name="P1" draw:layer="layout" svg:x1="10.3cm" svg:y1="12.1cm" svg:x2="7.8cm" svg:y2="13.3cm">
              <text:p/>
            </draw:line>
            <draw:line draw:style-name="gr26" draw:text-style-name="P1" draw:layer="layout" svg:x1="2.3cm" svg:y1="11.2cm" svg:x2="6.5cm" svg:y2="12.2cm">
              <text:p/>
            </draw:line>
            <draw:line draw:style-name="gr26" draw:text-style-name="P1" draw:layer="layout" svg:x1="6.5cm" svg:y1="12.2cm" svg:x2="5cm" svg:y2="12.3cm">
              <text:p/>
            </draw:line>
            <draw:line draw:style-name="gr26" draw:text-style-name="P1" draw:layer="layout" svg:x1="5cm" svg:y1="12.3cm" svg:x2="7.7cm" svg:y2="13.4cm">
              <text:p/>
            </draw:line>
          </draw:g>
          <draw:line draw:style-name="gr49" draw:text-style-name="P1" draw:layer="layout" svg:x1="4.3cm" svg:y1="13.4cm" svg:x2="4.3cm" svg:y2="14.9cm">
            <text:p/>
          </draw:line>
          <draw:line draw:style-name="gr38" draw:text-style-name="P1" draw:layer="layout" svg:x1="5.6cm" svg:y1="16cm" svg:x2="8.2cm" svg:y2="16cm">
            <text:p/>
          </draw:line>
          <draw:line draw:style-name="gr38" draw:text-style-name="P1" draw:layer="layout" svg:x1="12.4cm" svg:y1="20.2cm" svg:x2="7.7cm" svg:y2="20.2cm">
            <text:p/>
          </draw:line>
          <draw:connector draw:style-name="gr38" draw:text-style-name="P1" draw:layer="layout" svg:x1="7.575cm" svg:y1="20.628cm" svg:x2="9.935cm" svg:y2="22.294cm" draw:start-shape="id26" draw:start-glue-point="1" draw:end-shape="id27" svg:d="M7575 20628h2360v1666">
            <text:p/>
          </draw:connector>
          <draw:line draw:style-name="gr38" draw:text-style-name="P1" draw:layer="layout" svg:x1="4.3cm" svg:y1="22.2cm" svg:x2="4.3cm" svg:y2="24.7cm">
            <text:p/>
          </draw:line>
          <draw:line draw:style-name="gr38" draw:text-style-name="P1" draw:layer="layout" svg:x1="8.3cm" svg:y1="23.6cm" svg:x2="8.3cm" svg:y2="24.4cm">
            <text:p/>
          </draw:line>
          <draw:line draw:style-name="gr26" draw:text-style-name="P1" draw:layer="layout" svg:x1="6.2cm" svg:y1="20cm" svg:x2="6.2cm" svg:y2="17.3cm">
            <text:p/>
          </draw:line>
          <draw:line draw:style-name="gr38" draw:text-style-name="P1" draw:layer="layout" svg:x1="6.2cm" svg:y1="17.3cm" svg:x2="7.8cm" svg:y2="17.3cm">
            <text:p/>
          </draw:line>
          <draw:line draw:style-name="gr26" draw:text-style-name="P1" draw:layer="layout" svg:x1="5.5cm" svg:y1="16.6cm" svg:x2="5.8cm" svg:y2="16.6cm">
            <text:p/>
          </draw:line>
          <draw:line draw:style-name="gr38" draw:text-style-name="P1" draw:layer="layout" svg:x1="5.8cm" svg:y1="16.6cm" svg:x2="5.8cm" svg:y2="19.9cm">
            <text:p/>
          </draw:line>
        </draw:g>
        <draw:custom-shape draw:name="Hadware" draw:style-name="gr10" draw:text-style-name="P2" draw:layer="layout" svg:width="2.7cm" svg:height="1.9cm" svg:x="2.9cm" svg:y="24.6cm">
          <text:p text:style-name="P1"><text:span text:style-name="T2">Device </text:span></text:p>
          <draw:enhanced-geometry svg:viewBox="0 0 21600 21600" draw:mirror-horizontal="false" draw:mirror-vertical="false" draw:type="rectangle" draw:enhanced-path="M 0 0 L 21600 0 21600 21600 0 21600 0 0 Z N"/>
        </draw:custom-shape>
        <draw:custom-shape draw:name="Hadware" draw:style-name="gr10" draw:text-style-name="P2" draw:layer="layout" svg:width="2.7cm" svg:height="1.9cm" svg:x="6.5cm" svg:y="24.575cm">
          <text:p text:style-name="P1"><text:span text:style-name="T2">Device </text:span></text:p>
          <draw:enhanced-geometry svg:viewBox="0 0 21600 21600" draw:mirror-horizontal="false" draw:mirror-vertical="false" draw:type="rectangle" draw:enhanced-path="M 0 0 L 21600 0 21600 21600 0 21600 0 0 Z N"/>
        </draw:custom-shape>
        <draw:custom-shape draw:name="Hadware" draw:style-name="gr10" draw:text-style-name="P23" draw:layer="layout" svg:width="2.7cm" svg:height="2.6cm" svg:x="2.8cm" svg:y="15.4cm">
          <text:p text:style-name="P1"><text:span text:style-name="T5">Function</text:span></text:p>
          <text:p text:style-name="P1"><text:span text:style-name="T5">Table </text:span></text:p>
          <draw:enhanced-geometry svg:viewBox="0 0 21600 21600" draw:mirror-horizontal="false" draw:mirror-vertical="false" draw:type="rectangle" draw:enhanced-path="M 0 0 L 21600 0 21600 21600 0 21600 0 0 Z N"/>
        </draw:custom-shape>
        <draw:g>
          <draw:custom-shape draw:name="Hadware" draw:style-name="gr56" draw:text-style-name="P12" draw:layer="layout" svg:width="4.312cm" svg:height="1.4cm" svg:x="9cm" svg:y="15.4cm">
            <text:p/>
            <draw:enhanced-geometry svg:viewBox="0 0 21600 21600" draw:mirror-horizontal="false" draw:mirror-vertical="false" draw:type="rectangle" draw:enhanced-path="M 0 0 L 21600 0 21600 21600 0 21600 0 0 Z N"/>
          </draw:custom-shape>
          <draw:custom-shape draw:name="Hadware" draw:style-name="gr56" draw:text-style-name="P12" draw:layer="layout" svg:width="4.312cm" svg:height="1.4cm" svg:x="8.3cm" svg:y="15.9cm">
            <text:p/>
            <draw:enhanced-geometry svg:viewBox="0 0 21600 21600" draw:mirror-horizontal="false" draw:mirror-vertical="false" draw:type="rectangle" draw:enhanced-path="M 0 0 L 21600 0 21600 21600 0 21600 0 0 Z N"/>
          </draw:custom-shape>
          <draw:custom-shape draw:name="Hadware" draw:style-name="gr10" draw:text-style-name="P12" draw:layer="layout" svg:width="4.312cm" svg:height="1.4cm" svg:x="7.788cm" svg:y="16.5cm">
            <text:p text:style-name="P1"><text:span text:style-name="T8">Simulations</text:span></text:p>
            <draw:enhanced-geometry svg:viewBox="0 0 21600 21600" draw:mirror-horizontal="false" draw:mirror-vertical="false" draw:type="rectangle" draw:enhanced-path="M 0 0 L 21600 0 21600 21600 0 21600 0 0 Z N"/>
          </draw:custom-shape>
        </draw:g>
        <draw:connector draw:style-name="gr38" draw:text-style-name="P1" draw:layer="layout" svg:x1="20.438cm" svg:y1="13.85cm" svg:x2="20.438cm" svg:y2="13.85cm" draw:start-shape="id28" draw:end-shape="id28" svg:d="M20438 13850z">
          <text:p/>
        </draw:connector>
      </draw:page>
      <draw:page draw:name="page13" draw:style-name="dp1" draw:master-page-name="Default">
        <draw:custom-shape draw:name="Hadware" draw:style-name="gr10" draw:text-style-name="P2" draw:layer="layout" svg:width="17.3cm" svg:height="1.399cm" svg:x="2cm" svg:y="18.401cm">
          <text:p text:style-name="P1"><text:span text:style-name="T4">Hardware</text:span></text:p>
          <draw:enhanced-geometry svg:viewBox="0 0 21600 21600" draw:mirror-horizontal="false" draw:mirror-vertical="false" draw:type="rectangle" draw:enhanced-path="M 0 0 L 21600 0 21600 21600 0 21600 0 0 Z N"/>
        </draw:custom-shape>
        <draw:frame draw:style-name="gr6" draw:text-style-name="P8" draw:layer="layout" svg:width="11.935cm" svg:height="1.675cm" svg:x="1.686cm" svg:y="1.7cm">
          <draw:text-box>
            <text:p><text:span text:style-name="T6">OS/2 Warp for the PowerPC with detailed Microkernel view. </text:span></text:p>
          </draw:text-box>
        </draw:frame>
        <draw:frame draw:style-name="gr63" draw:text-style-name="P9" draw:layer="layout" svg:width="16.555cm" svg:height="0.963cm" svg:x="1.686cm" svg:y="21.037cm">
          <draw:text-box>
            <text:list text:style-name="L2">
              <text:list-item>
                <text:p><text:span text:style-name="T4">Based in OS/2 Warp for PowerPC</text:span></text:p>
              </text:list-item>
            </text:list>
          </draw:text-box>
        </draw:frame>
        <draw:custom-shape draw:name="Hadware" draw:style-name="gr10" draw:text-style-name="P12" draw:layer="layout" svg:width="2.866cm" svg:height="4.3cm" svg:x="2.3cm" svg:y="8.8cm">
          <text:p text:style-name="P1"><text:span text:style-name="T8">DOS/</text:span></text:p>
          <text:p text:style-name="P1"><text:span text:style-name="T8">Win</text:span></text:p>
          <text:p text:style-name="P1"><text:span text:style-name="T8">(MVM)</text:span><text:span text:style-name="T8"><text:line-break/></text:span><text:span text:style-name="T8">Server</text:span></text:p>
          <draw:enhanced-geometry svg:viewBox="0 0 21600 21600" draw:mirror-horizontal="false" draw:mirror-vertical="false" draw:type="rectangle" draw:enhanced-path="M 0 0 L 21600 0 21600 21600 0 21600 0 0 Z N"/>
        </draw:custom-shape>
        <draw:custom-shape draw:name="Hadware" draw:style-name="gr9" draw:text-style-name="P2" draw:layer="layout" svg:width="17.3cm" svg:height="1.8cm" svg:x="2cm" svg:y="3.8cm">
          <text:p text:style-name="P1"><text:span text:style-name="T4">Applications</text:span></text:p>
          <draw:enhanced-geometry svg:viewBox="0 0 21600 21600" draw:mirror-horizontal="false" draw:mirror-vertical="false" draw:type="rectangle" draw:enhanced-path="M 0 0 L 21600 0 21600 21600 0 21600 0 0 Z N"/>
        </draw:custom-shape>
        <draw:custom-shape draw:name="Hadware" draw:style-name="gr64" draw:text-style-name="P2" draw:layer="layout" svg:width="17.33cm" svg:height="1.7cm" svg:x="1.97cm" svg:y="6.2cm">
          <text:p text:style-name="P1"><text:span text:style-name="T4">Workplace Shell User Interfase</text:span></text:p>
          <draw:enhanced-geometry svg:viewBox="0 0 21600 21600" draw:mirror-horizontal="false" draw:mirror-vertical="false" draw:type="rectangle" draw:enhanced-path="M 0 0 L 21600 0 21600 21600 0 21600 0 0 Z N"/>
        </draw:custom-shape>
        <draw:custom-shape draw:name="Hadware" draw:style-name="gr9" draw:text-style-name="P2" draw:layer="layout" svg:width="17.33cm" svg:height="4.3cm" svg:x="1.97cm" svg:y="13.7cm">
          <text:p text:style-name="P1"><text:span text:style-name="T4">IBM Microkernel</text:span></text:p>
          <draw:enhanced-geometry svg:viewBox="0 0 21600 21600" draw:mirror-horizontal="false" draw:mirror-vertical="false" draw:type="rectangle" draw:enhanced-path="M 0 0 L 21600 0 21600 21600 0 21600 0 0 Z N"/>
        </draw:custom-shape>
        <draw:ellipse draw:style-name="gr11" draw:text-style-name="P13" draw:layer="layout" svg:width="3.29cm" svg:height="1.5cm" svg:x="13.81cm" svg:y="14cm">
          <text:p text:style-name="P1"><text:span text:style-name="T9">Timer</text:span></text:p>
        </draw:ellipse>
        <draw:ellipse draw:style-name="gr11" draw:text-style-name="P13" draw:layer="layout" svg:width="2.97cm" svg:height="1.4cm" svg:x="2.4cm" svg:y="13.9cm">
          <text:p text:style-name="P1"><text:span text:style-name="T9">I/O</text:span></text:p>
          <text:p text:style-name="P1"><text:span text:style-name="T9">Services</text:span></text:p>
        </draw:ellipse>
        <draw:ellipse draw:style-name="gr11" draw:text-style-name="P13" draw:layer="layout" svg:width="4.2cm" svg:height="1.5cm" svg:x="4.1cm" svg:y="15.8cm">
          <text:p text:style-name="P1"><text:span text:style-name="T9">Task </text:span></text:p>
          <text:p text:style-name="P1"><text:span text:style-name="T9">Management</text:span></text:p>
        </draw:ellipse>
        <draw:ellipse draw:style-name="gr11" draw:text-style-name="P13" draw:layer="layout" svg:width="4.1cm" svg:height="1.5cm" svg:x="14.5cm" svg:y="16cm">
          <text:p text:style-name="P1"><text:span text:style-name="T9">Interrupt</text:span><text:span text:style-name="T9"><text:line-break/></text:span><text:span text:style-name="T9">Handler</text:span></text:p>
        </draw:ellipse>
        <draw:ellipse draw:style-name="gr11" draw:text-style-name="P13" draw:layer="layout" svg:width="3.1cm" svg:height="1.5cm" svg:x="9.5cm" svg:y="15.5cm">
          <text:p text:style-name="P1"><text:span text:style-name="T9">IPC</text:span></text:p>
        </draw:ellipse>
        <draw:g>
          <draw:custom-shape draw:name="Hadware" draw:style-name="gr10" draw:text-style-name="P12" draw:layer="layout" svg:width="2.866cm" svg:height="4.392cm" svg:x="6.234cm" svg:y="8.4cm">
            <text:p text:style-name="P1"><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custom-shape draw:name="Hadware" draw:style-name="gr10" draw:text-style-name="P12" draw:layer="layout" svg:width="2.866cm" svg:height="4.392cm" svg:x="5.968cm" svg:y="8.604cm">
            <text:p text:style-name="P1"><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custom-shape draw:name="Hadware" draw:style-name="gr10" draw:text-style-name="P12" draw:layer="layout" svg:width="2.866cm" svg:height="4.392cm" svg:x="5.709cm" svg:y="8.783cm">
            <text:p text:style-name="P1"><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g>
        <draw:g>
          <draw:custom-shape draw:name="Hadware" draw:style-name="gr10" draw:text-style-name="P12" draw:layer="layout" svg:width="2.866cm" svg:height="4.37cm" svg:x="10.025cm" svg:y="8.4cm">
            <text:p text:style-name="P1"><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custom-shape draw:name="Hadware" draw:style-name="gr10" draw:text-style-name="P12" draw:layer="layout" svg:width="2.866cm" svg:height="4.37cm" svg:x="9.759cm" svg:y="8.603cm">
            <text:p text:style-name="P1"><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custom-shape draw:name="Hadware" draw:style-name="gr10" draw:text-style-name="P12" draw:layer="layout" svg:width="2.866cm" svg:height="4.37cm" svg:x="9.5cm" svg:y="8.781cm">
            <text:p text:style-name="P1"><text:span text:style-name="T8">Other</text:span></text:p>
            <text:p text:style-name="P1"><text:span text:style-name="T8">Servers</text:span></text:p>
            <draw:enhanced-geometry svg:viewBox="0 0 21600 21600" draw:mirror-horizontal="false" draw:mirror-vertical="false" draw:type="rectangle" draw:enhanced-path="M 0 0 L 21600 0 21600 21600 0 21600 0 0 Z N"/>
          </draw:custom-shape>
        </draw:g>
        <draw:g>
          <draw:custom-shape draw:name="Hadware" draw:style-name="gr10" draw:text-style-name="P12" draw:layer="layout" svg:width="2.6cm" svg:height="4.3cm" svg:x="13.5cm" svg:y="8.8cm">
            <text:p text:style-name="P1"><text:span text:style-name="T8">OS/2</text:span><text:span text:style-name="T8"><text:line-break/></text:span><text:span text:style-name="T8">Client</text:span></text:p>
            <text:p text:style-name="P1"><text:span text:style-name="T8">Libraries</text:span></text:p>
            <draw:enhanced-geometry svg:viewBox="0 0 21600 21600" draw:mirror-horizontal="false" draw:mirror-vertical="false" draw:type="rectangle" draw:enhanced-path="M 0 0 L 21600 0 21600 21600 0 21600 0 0 Z N"/>
          </draw:custom-shape>
          <draw:custom-shape draw:name="Hadware" draw:style-name="gr10" draw:text-style-name="P12" draw:layer="layout" svg:width="2.6cm" svg:height="4.3cm" svg:x="16.1cm" svg:y="8.8cm">
            <text:p text:style-name="P1"><text:span text:style-name="T8">OS/2</text:span><text:span text:style-name="T8"><text:line-break/></text:span><text:span text:style-name="T8">Server</text:span></text:p>
            <draw:enhanced-geometry svg:viewBox="0 0 21600 21600" draw:mirror-horizontal="false" draw:mirror-vertical="false" draw:type="rectangle" draw:enhanced-path="M 0 0 L 21600 0 21600 21600 0 21600 0 0 Z N"/>
          </draw:custom-shape>
          <draw:frame draw:style-name="gr65" draw:text-style-name="P24" draw:layer="layout" svg:width="4.727cm" svg:height="0.903cm" svg:x="13.9cm" svg:y="9.005cm">
            <draw:text-box>
              <text:p><text:span text:style-name="T3">OS/2 Personality</text:span></text:p>
            </draw:text-box>
          </draw:frame>
        </draw:g>
      </draw:page>
      <draw:page draw:name="page14" draw:style-name="dp1" draw:master-page-name="Default">
        <draw:ellipse draw:style-name="gr25" draw:text-style-name="P1" draw:layer="layout" svg:width="17.6cm" svg:height="12.5cm" svg:x="1.6cm" svg:y="5.1cm">
          <text:p/>
        </draw:ellipse>
        <draw:custom-shape draw:name="Hadware" draw:style-name="gr9" draw:text-style-name="P25" draw:layer="layout" svg:width="5.7cm" svg:height="9.799cm" svg:x="7.3cm" svg:y="6.001cm">
          <text:p text:style-name="P1"><text:span text:style-name="T20">SOM</text:span></text:p>
          <draw:enhanced-geometry svg:viewBox="0 0 21600 21600" draw:mirror-horizontal="false" draw:mirror-vertical="false" draw:type="rectangle" draw:enhanced-path="M 0 0 L 21600 0 21600 21600 0 21600 0 0 Z N"/>
        </draw:custom-shape>
        <draw:frame draw:style-name="gr6" draw:text-style-name="P8" draw:layer="layout" svg:width="11.935cm" svg:height="1.675cm" svg:x="1.686cm" svg:y="1.7cm">
          <draw:text-box>
            <text:p><text:span text:style-name="T6">SOM Language Neutrality Representation</text:span></text:p>
          </draw:text-box>
        </draw:frame>
        <draw:frame draw:style-name="gr66" draw:layer="layout" svg:width="5.7cm" svg:height="8.05cm" svg:x="13.7cm" svg:y="8.2cm">
          <draw:text-box>
            <text:p>C++</text:p>
            <text:p/>
            <text:p>SmallTalk</text:p>
            <text:p/>
            <text:p>COBOL</text:p>
            <text:p/>
            <text:p>C</text:p>
          </draw:text-box>
        </draw:frame>
        <draw:frame draw:style-name="gr67" draw:text-style-name="P26" draw:layer="layout" svg:width="4.3cm" svg:height="7.3cm" svg:x="2.8cm" svg:y="8.2cm">
          <draw:text-box>
            <text:p text:style-name="P26">C++</text:p>
            <text:p text:style-name="P26"/>
            <text:p text:style-name="P26">SmallTalk</text:p>
            <text:p text:style-name="P26"/>
            <text:p text:style-name="P26">COBOL</text:p>
            <text:p text:style-name="P26"/>
            <text:p text:style-name="P26">C</text:p>
          </draw:text-box>
        </draw:frame>
        <draw:line draw:style-name="gr68" draw:text-style-name="P1" draw:layer="layout" svg:x1="7.7cm" svg:y1="8.8cm" svg:x2="12.6cm" svg:y2="12.7cm">
          <text:p/>
        </draw:line>
        <draw:line draw:style-name="gr68" draw:text-style-name="P1" draw:layer="layout" svg:x1="7.699cm" svg:y1="8.799cm" svg:x2="12.5cm" svg:y2="11.4cm">
          <text:p/>
        </draw:line>
        <draw:line draw:style-name="gr68" draw:text-style-name="P1" draw:layer="layout" svg:x1="7.699cm" svg:y1="8.799cm" svg:x2="12.3cm" svg:y2="9.9cm">
          <text:p/>
        </draw:line>
        <draw:line draw:style-name="gr68" draw:text-style-name="P1" draw:layer="layout" svg:x1="7.699cm" svg:y1="8.799cm" svg:x2="12.4cm" svg:y2="8.8cm">
          <text:p/>
        </draw:line>
        <draw:line draw:style-name="gr68" draw:text-style-name="P1" draw:layer="layout" svg:x1="7.6cm" svg:y1="9.9cm" svg:x2="12.599cm" svg:y2="12.699cm">
          <text:p/>
        </draw:line>
        <draw:line draw:style-name="gr68" draw:text-style-name="P1" draw:layer="layout" svg:x1="7.6cm" svg:y1="11.3cm" svg:x2="12.599cm" svg:y2="12.699cm">
          <text:p/>
        </draw:line>
        <draw:line draw:style-name="gr68" draw:text-style-name="P1" draw:layer="layout" svg:x1="7.7cm" svg:y1="13cm" svg:x2="12.599cm" svg:y2="12.699cm">
          <text:p/>
        </draw:line>
        <draw:line draw:style-name="gr68" draw:text-style-name="P1" draw:layer="layout" svg:x1="7.6cm" svg:y1="9.8cm" svg:x2="12.4cm" svg:y2="9.9cm">
          <text:p/>
        </draw:line>
        <draw:line draw:style-name="gr68" draw:text-style-name="P1" draw:layer="layout" svg:x1="7.6cm" svg:y1="10cm" svg:x2="12.6cm" svg:y2="11.7cm">
          <text:p/>
        </draw:line>
        <draw:line draw:style-name="gr68" draw:text-style-name="P1" draw:layer="layout" svg:x1="7.8cm" svg:y1="11.6cm" svg:x2="12.4cm" svg:y2="8.9cm">
          <text:p/>
        </draw:line>
        <draw:line draw:style-name="gr68" draw:text-style-name="P1" draw:layer="layout" svg:x1="7.7cm" svg:y1="13cm" svg:x2="12.2cm" svg:y2="8.8cm">
          <text:p/>
        </draw:line>
        <draw:line draw:style-name="gr68" draw:text-style-name="P1" draw:layer="layout" svg:x1="7.8cm" svg:y1="11.4cm" svg:x2="12.5cm" svg:y2="11.6cm">
          <text:p/>
        </draw:line>
        <draw:line draw:style-name="gr68" draw:text-style-name="P1" draw:layer="layout" svg:x1="7.7cm" svg:y1="12.8cm" svg:x2="12.2cm" svg:y2="9.9cm">
          <text:p/>
        </draw:line>
        <draw:line draw:style-name="gr68" draw:text-style-name="P1" draw:layer="layout" svg:x1="7.8cm" svg:y1="12.8cm" svg:x2="12.5cm" svg:y2="11.6cm">
          <text:p/>
        </draw:line>
        <draw:frame draw:style-name="gr69" draw:layer="layout" svg:width="3.491cm" svg:height="1.675cm" svg:x="8.5cm" svg:y="13.4cm">
          <draw:text-box>
            <text:p>Language <text:line-break/>Neutrality</text:p>
          </draw:text-box>
        </draw:frame>
      </draw:page>
      <draw:page draw:name="page15" draw:style-name="dp1" draw:master-page-name="Default">
        <draw:rect draw:style-name="gr70" draw:text-style-name="P1" draw:layer="layout" svg:width="12cm" svg:height="19.161cm" svg:x="3.9cm" svg:y="3.339cm">
          <text:p text:style-name="P1">Set of Objects</text:p>
        </draw:rect>
        <draw:rect draw:style-name="gr70" draw:text-style-name="P1" draw:layer="layout" svg:width="10.339cm" svg:height="12.863cm" svg:x="4.811cm" svg:y="4.837cm">
          <text:p text:style-name="P1">Set of Classes</text:p>
        </draw:rect>
        <draw:rect draw:style-name="gr70" draw:text-style-name="P1" draw:layer="layout" svg:width="9.313cm" svg:height="6.751cm" svg:x="5.267cm" svg:y="6.149cm">
          <text:p text:style-name="P1">Set of Meta Classes</text:p>
        </draw:rect>
        <draw:frame draw:style-name="gr19" draw:text-style-name="P8" draw:layer="layout" svg:width="11.935cm" svg:height="0.963cm" svg:x="1.686cm" svg:y="1.7cm">
          <draw:text-box>
            <text:p><text:span text:style-name="T6">SOM – System Object Model</text:span></text:p>
          </draw:text-box>
        </draw:frame>
        <draw:circle draw:style-name="gr71" draw:text-style-name="P27" xml:id="id30" draw:id="id30" draw:layer="layout" svg:width="3.19cm" svg:height="3.19cm" svg:x="8.305cm" svg:y="9.337cm">
          <text:p text:style-name="P1"><text:span text:style-name="T21">SOMCLASS</text:span></text:p>
        </draw:circle>
        <draw:circle draw:style-name="gr72" draw:text-style-name="P7" xml:id="id32" draw:id="id32" draw:layer="layout" svg:width="3.19cm" svg:height="3.19cm" svg:x="11.115cm" svg:y="13.562cm">
          <text:p text:style-name="P1"><text:span text:style-name="T5">SOMObject</text:span></text:p>
        </draw:circle>
        <draw:circle draw:style-name="gr73" draw:text-style-name="P7" xml:id="id29" draw:id="id29" draw:layer="layout" svg:width="3.19cm" svg:height="3.19cm" svg:x="5.951cm" svg:y="13.486cm">
          <text:p text:style-name="P1"><text:span text:style-name="T5">Dog</text:span></text:p>
        </draw:circle>
        <draw:circle draw:style-name="gr74" draw:text-style-name="P7" xml:id="id31" draw:id="id31" draw:layer="layout" svg:width="3.19cm" svg:height="3.189cm" svg:x="5.343cm" svg:y="18.803cm">
          <text:p text:style-name="P1"><text:span text:style-name="T5">Fido</text:span></text:p>
        </draw:circle>
        <draw:connector draw:style-name="gr75" draw:text-style-name="P1" draw:layer="layout" draw:type="line" svg:x1="7.546cm" svg:y1="13.486cm" svg:x2="8.305cm" svg:y2="10.932cm" draw:start-shape="id29" draw:start-glue-point="0" draw:end-shape="id30" draw:end-glue-point="3" svg:d="M7546 13486l759-2554">
          <text:p/>
        </draw:connector>
        <draw:connector draw:style-name="gr75" draw:text-style-name="P1" draw:layer="layout" draw:type="line" svg:x1="6.938cm" svg:y1="18.803cm" svg:x2="7.546cm" svg:y2="16.676cm" draw:start-shape="id31" draw:end-shape="id29" svg:d="M6938 18803l608-2127">
          <text:p/>
        </draw:connector>
        <draw:connector draw:style-name="gr38" draw:text-style-name="P1" draw:layer="layout" draw:type="line" svg:x1="9.141cm" svg:y1="15.081cm" svg:x2="11.115cm" svg:y2="15.157cm" draw:start-shape="id29" draw:start-glue-point="1" draw:end-shape="id32" draw:end-glue-point="3" svg:d="M9141 15081l1974 76">
          <text:p/>
        </draw:connector>
        <draw:line draw:style-name="gr38" draw:text-style-name="P1" draw:layer="layout" svg:x1="11cm" svg:y1="11.9cm" svg:x2="11.875cm" svg:y2="13.866cm">
          <text:p/>
        </draw:line>
        <draw:connector draw:style-name="gr75" draw:text-style-name="P1" draw:layer="layout" draw:type="line" svg:x1="12.71cm" svg:y1="13.562cm" svg:x2="11.495cm" svg:y2="10.932cm" draw:start-shape="id32" draw:start-glue-point="0" draw:end-shape="id30" draw:end-glue-point="1" svg:d="M12710 13562l-1215-2630">
          <text:p/>
        </draw:connector>
        <draw:rect draw:style-name="gr70" draw:text-style-name="P1" draw:layer="layout" svg:width="18.4cm" svg:height="4.851cm" svg:x="1cm" svg:y="23.249cm">
          <text:p text:style-name="P1">Legend</text:p>
        </draw:rect>
        <draw:circle draw:style-name="gr71" draw:text-style-name="P27" draw:layer="layout" svg:width="3.19cm" svg:height="3.19cm" svg:x="1.51cm" svg:y="24.4cm">
          <text:p text:style-name="P1"><text:span text:style-name="T21">Meta</text:span></text:p>
          <text:p text:style-name="P1"><text:span text:style-name="T21">Class</text:span></text:p>
        </draw:circle>
        <draw:circle draw:style-name="gr73" draw:text-style-name="P7" draw:layer="layout" svg:width="3.19cm" svg:height="3.19cm" svg:x="5.31cm" svg:y="24.41cm">
          <text:p text:style-name="P1"><text:span text:style-name="T5">class</text:span></text:p>
        </draw:circle>
        <draw:circle draw:style-name="gr74" draw:text-style-name="P7" draw:layer="layout" svg:width="3.19cm" svg:height="3.189cm" svg:x="9.21cm" svg:y="24.3cm">
          <text:p text:style-name="P1"><text:span text:style-name="T5">Single</text:span><text:span text:style-name="T5"><text:line-break/></text:span><text:span text:style-name="T5">Object</text:span></text:p>
        </draw:circle>
        <draw:line draw:style-name="gr38" draw:text-style-name="P1" draw:layer="layout" svg:x1="14.2cm" svg:y1="24.2cm" svg:x2="17.6cm" svg:y2="24.2cm">
          <text:p/>
        </draw:line>
        <draw:line draw:style-name="gr75" draw:text-style-name="P1" draw:layer="layout" svg:x1="14.1cm" svg:y1="26.4cm" svg:x2="17.5cm" svg:y2="26.4cm">
          <text:p/>
        </draw:line>
        <draw:frame draw:style-name="gr76" draw:layer="layout" svg:width="4.3cm" svg:height="1.15cm" svg:x="13.9cm" svg:y="24.35cm">
          <draw:text-box>
            <text:p>Subclass-of</text:p>
          </draw:text-box>
        </draw:frame>
        <draw:frame draw:style-name="gr76" draw:layer="layout" svg:width="4.3cm" svg:height="1.15cm" svg:x="13.9cm" svg:y="26.65cm">
          <draw:text-box>
            <text:p>Instance-of</text:p>
          </draw:text-box>
        </draw:frame>
        <draw:path draw:style-name="gr75" draw:text-style-name="P1" draw:layer="layout" svg:width="1.863cm" svg:height="1.536cm" svg:x="9.038cm" svg:y="7.963cm" svg:viewBox="0 0 1864 1537" svg:d="M262 1436c400 1-499-99-200-799 347-811 459-627 1100-600 769 34 700 600 700 600l-399 900">
          <text:p/>
        </draw:path>
        <draw:frame draw:style-name="gr77" draw:layer="layout" svg:width="19.5cm" svg:height="1.676cm" svg:x="1cm" svg:y="28.724cm">
          <draw:text-box>
            <text:p>Reference: IBM's Overview of SOM (August 1995)</text:p>
            <text:p/>
          </draw:text-box>
        </draw:frame>
      </draw:page>
      <draw:page draw:name="page16" draw:style-name="dp1" draw:master-page-name="Default">
        <draw:custom-shape draw:name="Hadware" draw:style-name="gr10" draw:text-style-name="P2" xml:id="id37" draw:id="id37" draw:layer="layout" svg:width="4.98cm" svg:height="0.956cm" svg:x="7.92cm" svg:y="1.344cm">
          <text:p text:style-name="P1">SOMObject</text:p>
          <draw:enhanced-geometry svg:viewBox="0 0 21600 21600" draw:mirror-horizontal="false" draw:mirror-vertical="false" draw:type="rectangle" draw:enhanced-path="M 0 0 L 21600 0 21600 21600 0 21600 0 0 Z N"/>
        </draw:custom-shape>
        <draw:custom-shape draw:name="Hadware" draw:style-name="gr10" draw:text-style-name="P25" xml:id="id36" draw:id="id36" draw:layer="layout" svg:width="3.98cm" svg:height="1.6cm" svg:x="1.22cm" svg:y="4.2cm">
          <text:p text:style-name="P1"><text:span text:style-name="T14">CosStream::</text:span><text:span text:style-name="T14"><text:line-break/></text:span><text:span text:style-name="T14">StreamIO</text:span></text:p>
          <draw:enhanced-geometry svg:viewBox="0 0 21600 21600" draw:mirror-horizontal="false" draw:mirror-vertical="false" draw:type="rectangle" draw:enhanced-path="M 0 0 L 21600 0 21600 21600 0 21600 0 0 Z N"/>
        </draw:custom-shape>
        <draw:custom-shape draw:name="Hadware" draw:style-name="gr10" draw:text-style-name="P25" xml:id="id35" draw:id="id35" draw:layer="layout" svg:width="3.98cm" svg:height="1.6cm" svg:x="1.12cm" svg:y="7.4cm">
          <text:p text:style-name="P1"><text:span text:style-name="T14">SOMStream::</text:span><text:span text:style-name="T14"><text:line-break/></text:span><text:span text:style-name="T14">StreamIO</text:span></text:p>
          <draw:enhanced-geometry svg:viewBox="0 0 21600 21600" draw:mirror-horizontal="false" draw:mirror-vertical="false" draw:type="rectangle" draw:enhanced-path="M 0 0 L 21600 0 21600 21600 0 21600 0 0 Z N"/>
        </draw:custom-shape>
        <draw:custom-shape draw:name="Hadware" draw:style-name="gr10" draw:text-style-name="P25" xml:id="id34" draw:id="id34" draw:layer="layout" svg:width="5.9cm" svg:height="1cm" svg:x="1cm" svg:y="10.6cm">
          <text:p text:style-name="P1"><text:span text:style-name="T14">OptimizeStreamIO</text:span></text:p>
          <draw:enhanced-geometry svg:viewBox="0 0 21600 21600" draw:mirror-horizontal="false" draw:mirror-vertical="false" draw:type="rectangle" draw:enhanced-path="M 0 0 L 21600 0 21600 21600 0 21600 0 0 Z N"/>
        </draw:custom-shape>
        <draw:g xml:id="id33" draw:id="id33">
          <draw:custom-shape draw:name="Hadware" draw:style-name="gr10" draw:text-style-name="P25" draw:layer="layout" svg:width="3.9cm" svg:height="1cm" svg:x="1cm" svg:y="13cm">
            <text:p text:style-name="P1"><text:span text:style-name="T14">Transport</text:span></text:p>
            <draw:enhanced-geometry svg:viewBox="0 0 21600 21600" draw:mirror-horizontal="false" draw:mirror-vertical="false" draw:type="rectangle" draw:enhanced-path="M 0 0 L 21600 0 21600 21600 0 21600 0 0 Z N"/>
          </draw:custom-shape>
          <draw:custom-shape draw:name="Hadware" draw:style-name="gr10" draw:text-style-name="P2" draw:layer="layout" svg:width="3.9cm" svg:height="10.3cm" svg:x="1cm" svg:y="14cm">
            <text:p text:style-name="P28"><text:span text:style-name="T22">init_transport</text:span></text:p>
            <text:p text:style-name="P28"><text:span text:style-name="T22">set_data_formats</text:span></text:p>
            <text:p text:style-name="P28"><text:span text:style-name="T22">read_chars</text:span></text:p>
            <text:p text:style-name="P28"><text:span text:style-name="T22">write_chars</text:span></text:p>
            <text:p text:style-name="P28"><text:span text:style-name="T22">read_octets</text:span></text:p>
            <text:p text:style-name="P28"><text:span text:style-name="T22">write_octets</text:span></text:p>
            <text:p text:style-name="P28"><text:span text:style-name="T22">read_shorts</text:span></text:p>
            <text:p text:style-name="P28"><text:span text:style-name="T22">write_shorts</text:span></text:p>
            <text:p text:style-name="P28"><text:span text:style-name="T22">read_longs</text:span></text:p>
            <text:p text:style-name="P28"><text:span text:style-name="T22">write_longs</text:span></text:p>
            <text:p text:style-name="P28"><text:span text:style-name="T22">read_ushorts</text:span></text:p>
            <text:p text:style-name="P28"><text:span text:style-name="T22">wriite_ushorts</text:span></text:p>
            <text:p text:style-name="P28"><text:span text:style-name="T22">read_ulongs</text:span></text:p>
            <text:p text:style-name="P28"><text:span text:style-name="T22">write_ulongs</text:span></text:p>
            <text:p text:style-name="P28"><text:span text:style-name="T22">read_booleans</text:span></text:p>
            <text:p text:style-name="P28"><text:span text:style-name="T22">write_booleans</text:span></text:p>
            <text:p text:style-name="P28"><text:span text:style-name="T22">read_floats</text:span></text:p>
            <text:p text:style-name="P28"><text:span text:style-name="T22">write_floats</text:span></text:p>
            <text:p text:style-name="P28"><text:span text:style-name="T22">read_doubles</text:span></text:p>
            <text:p text:style-name="P28"><text:span text:style-name="T22">write_doubles</text:span></text:p>
            <draw:enhanced-geometry svg:viewBox="0 0 21600 21600" draw:mirror-horizontal="false" draw:mirror-vertical="false" draw:type="rectangle" draw:enhanced-path="M 0 0 L 21600 0 21600 21600 0 21600 0 0 Z N"/>
          </draw:custom-shape>
        </draw:g>
        <draw:connector draw:style-name="gr38" draw:text-style-name="P1" draw:layer="layout" svg:x1="2.95cm" svg:y1="13cm" svg:x2="3.95cm" svg:y2="11.6cm" draw:start-shape="id33" draw:start-glue-point="0" draw:end-shape="id34" draw:end-glue-point="2" svg:d="M2950 13000v-650h1000v-750">
          <text:p/>
        </draw:connector>
        <draw:connector draw:style-name="gr38" draw:text-style-name="P1" draw:layer="layout" svg:x1="3.95cm" svg:y1="10.6cm" svg:x2="3.11cm" svg:y2="9cm" draw:start-shape="id34" draw:start-glue-point="0" draw:end-shape="id35" svg:d="M3950 10600v-750h-840v-850">
          <text:p/>
        </draw:connector>
        <draw:connector draw:style-name="gr38" draw:text-style-name="P1" draw:layer="layout" svg:x1="3.11cm" svg:y1="7.4cm" svg:x2="3.21cm" svg:y2="5.8cm" draw:start-shape="id35" draw:start-glue-point="0" draw:end-shape="id36" svg:d="M3110 7400v-750h100v-850">
          <text:p/>
        </draw:connector>
        <draw:connector draw:style-name="gr38" draw:text-style-name="P1" draw:layer="layout" svg:x1="3.21cm" svg:y1="4.2cm" svg:x2="10.41cm" svg:y2="2.3cm" draw:start-shape="id36" draw:start-glue-point="0" draw:end-shape="id37" draw:end-glue-point="2" svg:d="M3210 4200v-900h7200v-1000">
          <text:p/>
        </draw:connector>
        <draw:custom-shape draw:name="Hadware" draw:style-name="gr10" draw:text-style-name="P25" xml:id="id38" draw:id="id38" draw:layer="layout" svg:width="3.98cm" svg:height="1.6cm" svg:x="6cm" svg:y="4.1cm">
          <text:p text:style-name="P1"><text:span text:style-name="T14">somf_</text:span><text:span text:style-name="T14"><text:line-break/></text:span><text:span text:style-name="T14">MLinkable</text:span></text:p>
          <draw:enhanced-geometry svg:viewBox="0 0 21600 21600" draw:mirror-horizontal="false" draw:mirror-vertical="false" draw:type="rectangle" draw:enhanced-path="M 0 0 L 21600 0 21600 21600 0 21600 0 0 Z N"/>
        </draw:custom-shape>
        <draw:connector draw:style-name="gr38" draw:text-style-name="P1" draw:layer="layout" draw:line-skew="3.3cm" svg:x1="2.95cm" svg:y1="13cm" svg:x2="7.99cm" svg:y2="5.7cm" draw:start-shape="id33" draw:end-shape="id38" draw:end-glue-point="2" svg:d="M2950 13000v-300h5040v-7000">
          <text:p/>
        </draw:connector>
        <draw:connector draw:style-name="gr38" draw:text-style-name="P1" draw:layer="layout" svg:x1="7.99cm" svg:y1="4.1cm" svg:x2="10.41cm" svg:y2="2.3cm" draw:start-shape="id38" draw:start-glue-point="0" draw:end-shape="id37" draw:end-glue-point="2" svg:d="M7990 4100v-850h2420v-950">
          <text:p/>
        </draw:connector>
        <draw:g>
          <draw:custom-shape draw:name="Hadware" draw:style-name="gr10" draw:text-style-name="P25" draw:layer="layout" svg:width="3.9cm" svg:height="1.56cm" svg:x="10.3cm" svg:y="4.1cm">
            <text:p text:style-name="P1"><text:span text:style-name="T14">Encoder</text:span><text:span text:style-name="T14"><text:line-break/></text:span><text:span text:style-name="T14">Decoder</text:span></text:p>
            <draw:enhanced-geometry svg:viewBox="0 0 21600 21600" draw:mirror-horizontal="false" draw:mirror-vertical="false" draw:type="rectangle" draw:enhanced-path="M 0 0 L 21600 0 21600 21600 0 21600 0 0 Z N"/>
          </draw:custom-shape>
          <draw:custom-shape draw:name="Hadware" draw:style-name="gr10" draw:text-style-name="P2" draw:layer="layout" svg:width="3.9cm" svg:height="2.34cm" svg:x="10.3cm" svg:y="5.66cm">
            <text:p text:style-name="P28"><text:span text:style-name="T22">unique_pdu_ref</text:span></text:p>
            <text:p text:style-name="P28"><text:span text:style-name="T22">encode</text:span></text:p>
            <text:p text:style-name="P28"><text:span text:style-name="T22">decode</text:span></text:p>
            <draw:enhanced-geometry svg:viewBox="0 0 21600 21600" draw:mirror-horizontal="false" draw:mirror-vertical="false" draw:type="rectangle" draw:enhanced-path="M 0 0 L 21600 0 21600 21600 0 21600 0 0 Z N"/>
          </draw:custom-shape>
        </draw:g>
        <draw:g>
          <draw:custom-shape draw:name="Hadware" draw:style-name="gr10" draw:text-style-name="P25" draw:layer="layout" svg:width="3.9cm" svg:height="1.56cm" svg:x="11.3cm" svg:y="9.3cm">
            <text:p text:style-name="P1"><text:span text:style-name="T14">Pending</text:span></text:p>
            <text:p text:style-name="P1"><text:span text:style-name="T14">Allocate</text:span></text:p>
            <draw:enhanced-geometry svg:viewBox="0 0 21600 21600" draw:mirror-horizontal="false" draw:mirror-vertical="false" draw:type="rectangle" draw:enhanced-path="M 0 0 L 21600 0 21600 21600 0 21600 0 0 Z N"/>
          </draw:custom-shape>
          <draw:custom-shape draw:name="Hadware" draw:style-name="gr10" draw:text-style-name="P2" draw:layer="layout" svg:width="3.9cm" svg:height="2.34cm" svg:x="11.3cm" svg:y="10.86cm">
            <text:p text:style-name="P28"><text:span text:style-name="T22">get_state_info_ptr</text:span></text:p>
            <draw:enhanced-geometry svg:viewBox="0 0 21600 21600" draw:mirror-horizontal="false" draw:mirror-vertical="false" draw:type="rectangle" draw:enhanced-path="M 0 0 L 21600 0 21600 21600 0 21600 0 0 Z N"/>
          </draw:custom-shape>
        </draw:g>
        <draw:g>
          <draw:g>
            <draw:custom-shape draw:name="Hadware" draw:style-name="gr10" draw:text-style-name="P25" draw:layer="layout" svg:width="3.3cm" svg:height="1.56cm" svg:x="14.6cm" svg:y="4.1cm">
              <text:p text:style-name="P1"><text:span text:style-name="T14">Memory</text:span><text:span text:style-name="T14"><text:line-break/></text:span><text:span text:style-name="T14">Pool</text:span></text:p>
              <draw:enhanced-geometry svg:viewBox="0 0 21600 21600" draw:mirror-horizontal="false" draw:mirror-vertical="false" draw:type="rectangle" draw:enhanced-path="M 0 0 L 21600 0 21600 21600 0 21600 0 0 Z N"/>
            </draw:custom-shape>
            <draw:custom-shape draw:name="Hadware" draw:style-name="gr10" draw:text-style-name="P2" draw:layer="layout" svg:width="3.3cm" svg:height="2.34cm" svg:x="14.6cm" svg:y="5.66cm">
              <text:p text:style-name="P28"><text:span text:style-name="T22">init</text:span></text:p>
              <text:p text:style-name="P28"><text:span text:style-name="T22">get_stg</text:span></text:p>
              <text:p text:style-name="P28"><text:span text:style-name="T22">free_stg</text:span></text:p>
              <draw:enhanced-geometry svg:viewBox="0 0 21600 21600" draw:mirror-horizontal="false" draw:mirror-vertical="false" draw:type="rectangle" draw:enhanced-path="M 0 0 L 21600 0 21600 21600 0 21600 0 0 Z N"/>
            </draw:custom-shape>
          </draw:g>
        </draw:g>
      </draw:page>
      <draw:page draw:name="page17" draw:style-name="dp1" draw:master-page-name="Default">
        <draw:frame draw:style-name="gr6" draw:text-style-name="P8" draw:layer="layout" svg:width="11.935cm" svg:height="1.675cm" svg:x="1.686cm" svg:y="1.7cm">
          <draw:text-box>
            <text:p><text:span text:style-name="T6">SOM Architecture Representation </text:span></text:p>
          </draw:text-box>
        </draw:frame>
        <draw:frame draw:style-name="gr78" draw:text-style-name="P9" draw:layer="layout" svg:width="16.555cm" svg:height="0.963cm" svg:x="1.445cm" svg:y="25cm">
          <draw:text-box>
            <text:list text:style-name="L2">
              <text:list-item>
                <text:p><text:span text:style-name="T4">Based on Christina Lau SOM Architecture</text:span></text:p>
              </text:list-item>
            </text:list>
          </draw:text-box>
        </draw:frame>
        <draw:custom-shape draw:name="Hadware" draw:style-name="gr10" draw:text-style-name="P12" draw:layer="layout" svg:width="3.1cm" svg:height="1.625cm" svg:x="2.8cm" svg:y="14.575cm">
          <text:p text:style-name="P1"><text:span text:style-name="T10">C Application</text:span></text:p>
          <draw:enhanced-geometry svg:viewBox="0 0 21600 21600" draw:mirror-horizontal="false" draw:mirror-vertical="false" draw:type="rectangle" draw:enhanced-path="M 0 0 L 21600 0 21600 21600 0 21600 0 0 Z N"/>
        </draw:custom-shape>
        <draw:custom-shape draw:name="Hadware" draw:style-name="gr9" draw:text-style-name="P2" xml:id="id39" draw:id="id39" draw:layer="layout" svg:width="4.7cm" svg:height="1.8cm" svg:x="8.2cm" svg:y="3.3cm">
          <text:p text:style-name="P1"><text:span text:style-name="T1">Language Neutral </text:span><text:span text:style-name="T1"><text:line-break/></text:span><text:span text:style-name="T1">Object Definition Language</text:span></text:p>
          <draw:enhanced-geometry svg:viewBox="0 0 21600 21600" draw:mirror-horizontal="false" draw:mirror-vertical="false" draw:type="rectangle" draw:enhanced-path="M 0 0 L 21600 0 21600 21600 0 21600 0 0 Z N"/>
        </draw:custom-shape>
        <draw:custom-shape draw:name="Hadware" draw:style-name="gr79" draw:text-style-name="P2" draw:layer="layout" svg:width="16.2cm" svg:height="5.6cm" svg:x="2.8cm" svg:y="18.6cm">
          <text:p text:style-name="P1"><text:span text:style-name="T1">SOM Runtime Object Repository</text:span></text:p>
          <draw:enhanced-geometry svg:viewBox="0 0 21600 21600" draw:mirror-horizontal="false" draw:mirror-vertical="false" draw:type="rectangle" draw:enhanced-path="M 0 0 L 21600 0 21600 21600 0 21600 0 0 Z N"/>
        </draw:custom-shape>
        <draw:ellipse draw:style-name="gr11" draw:text-style-name="P13" draw:layer="layout" svg:width="3.29cm" svg:height="1.5cm" svg:x="32.14cm" svg:y="15.2cm">
          <text:p text:style-name="P1"><text:span text:style-name="T9">Timer</text:span></text:p>
        </draw:ellipse>
        <draw:ellipse draw:style-name="gr11" draw:text-style-name="P13" draw:layer="layout" svg:width="4.1cm" svg:height="1.5cm" svg:x="32.83cm" svg:y="17.2cm">
          <text:p text:style-name="P1"><text:span text:style-name="T9">Interrupt</text:span><text:span text:style-name="T9"><text:line-break/></text:span><text:span text:style-name="T9">Handler</text:span></text:p>
        </draw:ellipse>
        <draw:g>
          <draw:custom-shape draw:name="Hadware" draw:style-name="gr10" draw:text-style-name="P12" draw:layer="layout" svg:width="2.326cm" svg:height="4.3cm" svg:x="30.712cm" svg:y="10.125cm">
            <text:p text:style-name="P1"><text:span text:style-name="T10">OS/2</text:span><text:span text:style-name="T10"><text:line-break/></text:span><text:span text:style-name="T10">Client</text:span></text:p>
            <text:p text:style-name="P1"><text:span text:style-name="T10">Libraries</text:span></text:p>
            <draw:enhanced-geometry svg:viewBox="0 0 21600 21600" draw:mirror-horizontal="false" draw:mirror-vertical="false" draw:type="rectangle" draw:enhanced-path="M 0 0 L 21600 0 21600 21600 0 21600 0 0 Z N"/>
          </draw:custom-shape>
          <draw:custom-shape draw:name="Hadware" draw:style-name="gr10" draw:text-style-name="P12" draw:layer="layout" svg:width="2.325cm" svg:height="4.3cm" svg:x="33.038cm" svg:y="10.125cm">
            <text:p text:style-name="P1"><text:span text:style-name="T10">OS/2</text:span><text:span text:style-name="T10"><text:line-break/></text:span><text:span text:style-name="T10">Server</text:span></text:p>
            <draw:enhanced-geometry svg:viewBox="0 0 21600 21600" draw:mirror-horizontal="false" draw:mirror-vertical="false" draw:type="rectangle" draw:enhanced-path="M 0 0 L 21600 0 21600 21600 0 21600 0 0 Z N"/>
          </draw:custom-shape>
          <draw:frame draw:style-name="gr65" draw:text-style-name="P24" draw:layer="layout" svg:width="4.727cm" svg:height="0.903cm" svg:x="31.07cm" svg:y="10.33cm">
            <draw:text-box>
              <text:p><text:span text:style-name="T3">OS/2 Personality</text:span></text:p>
            </draw:text-box>
          </draw:frame>
        </draw:g>
        <draw:ellipse draw:style-name="gr80" draw:text-style-name="P13" xml:id="id40" draw:id="id40" draw:layer="layout" svg:width="2.97cm" svg:height="1.4cm" svg:x="9.13cm" svg:y="6.4cm">
          <text:p text:style-name="P1"><text:span text:style-name="T9">SOM</text:span></text:p>
          <text:p text:style-name="P1"><text:span text:style-name="T9">Compiler</text:span></text:p>
        </draw:ellipse>
        <draw:custom-shape draw:name="Hadware" draw:style-name="gr10" draw:text-style-name="P12" draw:layer="layout" svg:width="3.064cm" svg:height="1.325cm" svg:x="2.836cm" svg:y="16.475cm">
          <text:p text:style-name="P1"><text:span text:style-name="T10">C Binding</text:span></text:p>
          <draw:enhanced-geometry svg:viewBox="0 0 21600 21600" draw:mirror-horizontal="false" draw:mirror-vertical="false" draw:type="rectangle" draw:enhanced-path="M 0 0 L 21600 0 21600 21600 0 21600 0 0 Z N"/>
        </draw:custom-shape>
        <draw:ellipse draw:style-name="gr80" draw:text-style-name="P13" draw:layer="layout" svg:width="2.3cm" svg:height="2.131cm" svg:x="3.9cm" svg:y="20cm">
          <text:p text:style-name="P1"><text:span text:style-name="T9">SOM</text:span></text:p>
          <text:p text:style-name="P1"><text:span text:style-name="T9">Object 1</text:span></text:p>
        </draw:ellipse>
        <draw:ellipse draw:style-name="gr80" draw:text-style-name="P13" draw:layer="layout" svg:width="2.3cm" svg:height="2.131cm" svg:x="7.4cm" svg:y="20.1cm">
          <text:p text:style-name="P1"><text:span text:style-name="T9">SOM</text:span></text:p>
          <text:p text:style-name="P1"><text:span text:style-name="T9">Object 2</text:span></text:p>
        </draw:ellipse>
        <draw:ellipse draw:style-name="gr80" draw:text-style-name="P13" draw:layer="layout" svg:width="2.3cm" svg:height="2.131cm" svg:x="10.8cm" svg:y="20.1cm">
          <text:p text:style-name="P1"><text:span text:style-name="T9">SOM</text:span></text:p>
          <text:p text:style-name="P1"><text:span text:style-name="T9">Object 3</text:span></text:p>
        </draw:ellipse>
        <draw:ellipse draw:style-name="gr80" draw:text-style-name="P13" draw:layer="layout" svg:width="2.3cm" svg:height="2.131cm" svg:x="14.3cm" svg:y="20.1cm">
          <text:p text:style-name="P1"><text:span text:style-name="T9">SOM</text:span></text:p>
          <text:p text:style-name="P1"><text:span text:style-name="T9">Object 4</text:span></text:p>
        </draw:ellipse>
        <draw:custom-shape draw:name="Hadware" draw:style-name="gr10" draw:text-style-name="P12" draw:layer="layout" svg:width="3.1cm" svg:height="1.625cm" svg:x="7.3cm" svg:y="14.575cm">
          <text:p text:style-name="P1"><text:span text:style-name="T10">C++ Application</text:span></text:p>
          <draw:enhanced-geometry svg:viewBox="0 0 21600 21600" draw:mirror-horizontal="false" draw:mirror-vertical="false" draw:type="rectangle" draw:enhanced-path="M 0 0 L 21600 0 21600 21600 0 21600 0 0 Z N"/>
        </draw:custom-shape>
        <draw:custom-shape draw:name="Hadware" draw:style-name="gr10" draw:text-style-name="P12" draw:layer="layout" svg:width="3.064cm" svg:height="1.325cm" svg:x="7.336cm" svg:y="16.475cm">
          <text:p text:style-name="P1"><text:span text:style-name="T10">C++ Binding</text:span></text:p>
          <draw:enhanced-geometry svg:viewBox="0 0 21600 21600" draw:mirror-horizontal="false" draw:mirror-vertical="false" draw:type="rectangle" draw:enhanced-path="M 0 0 L 21600 0 21600 21600 0 21600 0 0 Z N"/>
        </draw:custom-shape>
        <draw:custom-shape draw:name="Hadware" draw:style-name="gr10" draw:text-style-name="P12" draw:layer="layout" svg:width="3.1cm" svg:height="1.625cm" svg:x="11.5cm" svg:y="14.6cm">
          <text:p text:style-name="P1"><text:span text:style-name="T10">COBOL Application</text:span></text:p>
          <draw:enhanced-geometry svg:viewBox="0 0 21600 21600" draw:mirror-horizontal="false" draw:mirror-vertical="false" draw:type="rectangle" draw:enhanced-path="M 0 0 L 21600 0 21600 21600 0 21600 0 0 Z N"/>
        </draw:custom-shape>
        <draw:custom-shape draw:name="Hadware" draw:style-name="gr10" draw:text-style-name="P12" draw:layer="layout" svg:width="3.064cm" svg:height="1.325cm" svg:x="11.536cm" svg:y="16.5cm">
          <text:p text:style-name="P1"><text:span text:style-name="T10">COBOL Binding</text:span></text:p>
          <draw:enhanced-geometry svg:viewBox="0 0 21600 21600" draw:mirror-horizontal="false" draw:mirror-vertical="false" draw:type="rectangle" draw:enhanced-path="M 0 0 L 21600 0 21600 21600 0 21600 0 0 Z N"/>
        </draw:custom-shape>
        <draw:custom-shape draw:name="Hadware" draw:style-name="gr10" draw:text-style-name="P12" draw:layer="layout" svg:width="3.1cm" svg:height="1.625cm" svg:x="15.7cm" svg:y="14.675cm">
          <text:p text:style-name="P1"><text:span text:style-name="T10">SmallTalk Application</text:span></text:p>
          <draw:enhanced-geometry svg:viewBox="0 0 21600 21600" draw:mirror-horizontal="false" draw:mirror-vertical="false" draw:type="rectangle" draw:enhanced-path="M 0 0 L 21600 0 21600 21600 0 21600 0 0 Z N"/>
        </draw:custom-shape>
        <draw:custom-shape draw:name="Hadware" draw:style-name="gr10" draw:text-style-name="P12" draw:layer="layout" svg:width="3.064cm" svg:height="1.325cm" svg:x="15.736cm" svg:y="16.575cm">
          <text:p text:style-name="P1"><text:span text:style-name="T10">SmallTalk Binding</text:span></text:p>
          <draw:enhanced-geometry svg:viewBox="0 0 21600 21600" draw:mirror-horizontal="false" draw:mirror-vertical="false" draw:type="rectangle" draw:enhanced-path="M 0 0 L 21600 0 21600 21600 0 21600 0 0 Z N"/>
        </draw:custom-shape>
        <draw:connector draw:style-name="gr81" draw:text-style-name="P1" draw:layer="layout" svg:x1="10.55cm" svg:y1="5.1cm" svg:x2="10.615cm" svg:y2="6.4cm" draw:start-shape="id39" draw:start-glue-point="2" draw:end-shape="id40" draw:end-glue-point="0" svg:d="M10550 5100v712h65v588">
          <text:p/>
        </draw:connector>
        <draw:polyline draw:style-name="gr82" draw:text-style-name="P1" draw:layer="layout" svg:width="4.699cm" svg:height="9.236cm" svg:x="5.9cm" svg:y="7.9cm" svg:viewBox="0 0 4700 9237" draw:points="4700,0 800,6400 800,9200 0,9237">
          <text:p/>
        </draw:polyline>
        <draw:polyline draw:style-name="gr82" draw:text-style-name="P1" draw:layer="layout" svg:width="0.799cm" svg:height="9.299cm" svg:x="10.4cm" svg:y="7.9cm" svg:viewBox="0 0 800 9300" draw:points="300,0 800,9300 0,9237">
          <text:p/>
        </draw:polyline>
        <draw:polyline draw:style-name="gr83" draw:text-style-name="P1" draw:layer="layout" svg:width="4.524cm" svg:height="9.261cm" svg:x="10.7cm" svg:y="7.9cm" svg:viewBox="0 0 4525 9262" draw:points="0,0 4500,6700 4525,9262 3900,9262">
          <text:p/>
        </draw:polyline>
        <draw:polyline draw:style-name="gr83" draw:text-style-name="P1" draw:layer="layout" svg:width="8.624cm" svg:height="9.236cm" svg:x="10.8cm" svg:y="8cm" svg:viewBox="0 0 8625 9237" draw:points="0,0 8300,6300 8600,6600 8625,9237 8000,9237">
          <text:p/>
        </draw:polyline>
      </draw:page>
      <draw:page draw:name="page18" draw:style-name="dp1" draw:master-page-name="Default">
        <draw:frame draw:style-name="gr19" draw:text-style-name="P8" draw:layer="layout" svg:width="11.935cm" svg:height="0.963cm" svg:x="1.686cm" svg:y="1.7cm">
          <draw:text-box>
            <text:p><text:span text:style-name="T6">SOM Components</text:span></text:p>
          </draw:text-box>
        </draw:frame>
        <draw:frame draw:style-name="gr84" draw:text-style-name="P9" draw:layer="layout" svg:width="16.555cm" svg:height="0.963cm" svg:x="1.686cm" svg:y="20.793cm">
          <draw:text-box>
            <text:p><text:span text:style-name="T4">Based on Christina Lau SOM Components</text:span></text:p>
          </draw:text-box>
        </draw:frame>
        <draw:custom-shape draw:name="Hadware" draw:style-name="gr10" draw:text-style-name="P29" draw:layer="layout" svg:width="18.3cm" svg:height="2.3cm" svg:x="1.03cm" svg:y="7.4cm">
          <text:p text:style-name="P1"><text:span text:style-name="T23">SOM Run-time Kernel</text:span></text:p>
          <draw:enhanced-geometry svg:viewBox="0 0 21600 21600" draw:mirror-horizontal="false" draw:mirror-vertical="false" draw:type="rectangle" draw:enhanced-path="M 0 0 L 21600 0 21600 21600 0 21600 0 0 Z N"/>
        </draw:custom-shape>
        <draw:custom-shape draw:name="Hadware" draw:style-name="gr10" draw:text-style-name="P29" draw:layer="layout" svg:width="3.93cm" svg:height="1.706cm" svg:x="1cm" svg:y="2.7cm">
          <text:p text:style-name="P1"><text:span text:style-name="T23">SOM Compiler</text:span></text:p>
          <draw:enhanced-geometry svg:viewBox="0 0 21600 21600" draw:mirror-horizontal="false" draw:mirror-vertical="false" draw:type="rectangle" draw:enhanced-path="M 0 0 L 21600 0 21600 21600 0 21600 0 0 Z N"/>
        </draw:custom-shape>
        <draw:custom-shape draw:name="Hadware" draw:style-name="gr10" draw:text-style-name="P25" draw:layer="layout" svg:width="2.1cm" svg:height="1.9cm" svg:x="1.03cm" svg:y="5cm">
          <text:p text:style-name="P1"><text:span text:style-name="T24">Distribuited</text:span></text:p>
          <text:p text:style-name="P1"><text:span text:style-name="T24">SOM</text:span></text:p>
          <draw:enhanced-geometry svg:viewBox="0 0 21600 21600" draw:mirror-horizontal="false" draw:mirror-vertical="false" draw:type="rectangle" draw:enhanced-path="M 0 0 L 21600 0 21600 21600 0 21600 0 0 Z N"/>
        </draw:custom-shape>
        <draw:custom-shape draw:name="Hadware" draw:style-name="gr10" draw:text-style-name="P25" draw:layer="layout" svg:width="2.1cm" svg:height="1.9cm" svg:x="3.43cm" svg:y="5cm">
          <text:p text:style-name="P1"><text:span text:style-name="T24">Persistence</text:span></text:p>
          <text:p text:style-name="P1"><text:span text:style-name="T24">SOM</text:span></text:p>
          <draw:enhanced-geometry svg:viewBox="0 0 21600 21600" draw:mirror-horizontal="false" draw:mirror-vertical="false" draw:type="rectangle" draw:enhanced-path="M 0 0 L 21600 0 21600 21600 0 21600 0 0 Z N"/>
        </draw:custom-shape>
        <draw:custom-shape draw:name="Hadware" draw:style-name="gr10" draw:text-style-name="P25" draw:layer="layout" svg:width="2.1cm" svg:height="1.9cm" svg:x="5.83cm" svg:y="5cm">
          <text:p text:style-name="P1"><text:span text:style-name="T24">Replication</text:span></text:p>
          <text:p text:style-name="P1"><text:span text:style-name="T24">SOM</text:span></text:p>
          <draw:enhanced-geometry svg:viewBox="0 0 21600 21600" draw:mirror-horizontal="false" draw:mirror-vertical="false" draw:type="rectangle" draw:enhanced-path="M 0 0 L 21600 0 21600 21600 0 21600 0 0 Z N"/>
        </draw:custom-shape>
        <draw:custom-shape draw:name="Hadware" draw:style-name="gr10" draw:text-style-name="P25" draw:layer="layout" svg:width="2.1cm" svg:height="1.9cm" svg:x="8.23cm" svg:y="5cm">
          <text:p text:style-name="P1"><text:span text:style-name="T24">Interface</text:span></text:p>
          <text:p text:style-name="P1"><text:span text:style-name="T24">Repository</text:span></text:p>
          <draw:enhanced-geometry svg:viewBox="0 0 21600 21600" draw:mirror-horizontal="false" draw:mirror-vertical="false" draw:type="rectangle" draw:enhanced-path="M 0 0 L 21600 0 21600 21600 0 21600 0 0 Z N"/>
        </draw:custom-shape>
        <draw:custom-shape draw:name="Hadware" draw:style-name="gr10" draw:text-style-name="P25" draw:layer="layout" svg:width="2.1cm" svg:height="1.9cm" svg:x="10.63cm" svg:y="5cm">
          <text:p text:style-name="P1"><text:span text:style-name="T24">Emitter</text:span><text:span text:style-name="T24"><text:line-break/></text:span><text:span text:style-name="T24">Framework</text:span></text:p>
          <draw:enhanced-geometry svg:viewBox="0 0 21600 21600" draw:mirror-horizontal="false" draw:mirror-vertical="false" draw:type="rectangle" draw:enhanced-path="M 0 0 L 21600 0 21600 21600 0 21600 0 0 Z N"/>
        </draw:custom-shape>
        <draw:custom-shape draw:name="Hadware" draw:style-name="gr10" draw:text-style-name="P25" draw:layer="layout" svg:width="2.1cm" svg:height="1.9cm" svg:x="13.03cm" svg:y="5cm">
          <text:p text:style-name="P1"><text:span text:style-name="T24">Collection</text:span></text:p>
          <text:p text:style-name="P1"><text:span text:style-name="T24">Classes</text:span></text:p>
          <draw:enhanced-geometry svg:viewBox="0 0 21600 21600" draw:mirror-horizontal="false" draw:mirror-vertical="false" draw:type="rectangle" draw:enhanced-path="M 0 0 L 21600 0 21600 21600 0 21600 0 0 Z N"/>
        </draw:custom-shape>
        <draw:custom-shape draw:name="Hadware" draw:style-name="gr10" draw:text-style-name="P25" draw:layer="layout" svg:width="2.1cm" svg:height="1.9cm" svg:x="15.43cm" svg:y="5cm">
          <text:p text:style-name="P1"><text:span text:style-name="T24">Event</text:span></text:p>
          <text:p text:style-name="P1"><text:span text:style-name="T24">Management</text:span></text:p>
          <draw:enhanced-geometry svg:viewBox="0 0 21600 21600" draw:mirror-horizontal="false" draw:mirror-vertical="false" draw:type="rectangle" draw:enhanced-path="M 0 0 L 21600 0 21600 21600 0 21600 0 0 Z N"/>
        </draw:custom-shape>
        <draw:custom-shape draw:name="Hadware" draw:style-name="gr10" draw:text-style-name="P25" draw:layer="layout" svg:width="2.1cm" svg:height="1.9cm" svg:x="17.83cm" svg:y="5cm">
          <text:p text:style-name="P1"><text:span text:style-name="T24">Utility</text:span></text:p>
          <text:p text:style-name="P1"><text:span text:style-name="T24">Metaclass</text:span></text:p>
          <draw:enhanced-geometry svg:viewBox="0 0 21600 21600" draw:mirror-horizontal="false" draw:mirror-vertical="false" draw:type="rectangle" draw:enhanced-path="M 0 0 L 21600 0 21600 21600 0 21600 0 0 Z N"/>
        </draw:custom-shape>
      </draw:page>
      <draw:page draw:name="page19" draw:style-name="dp1" draw:master-page-name="Default">
        <draw:custom-shape draw:name="Hadware" draw:style-name="gr22" draw:text-style-name="P2" draw:layer="layout" svg:width="16.543cm" svg:height="13.1cm" svg:x="1.057cm" svg:y="9.4cm">
          <text:p text:style-name="P1"><text:span text:style-name="T1"><text:s/></text:span><text:span text:style-name="T1">System Services</text:span></text:p>
          <draw:enhanced-geometry svg:viewBox="0 0 21600 21600" draw:mirror-horizontal="false" draw:mirror-vertical="false" draw:type="rectangle" draw:enhanced-path="M 0 0 L 21600 0 21600 21600 0 21600 0 0 Z N"/>
        </draw:custom-shape>
        <draw:custom-shape draw:name="Hadware" draw:style-name="gr22" draw:text-style-name="P2" draw:layer="layout" svg:width="16.543cm" svg:height="5.92cm" svg:x="1.057cm" svg:y="2.445cm">
          <text:p text:style-name="P1"><text:span text:style-name="T1">Presentaiton Services</text:span></text:p>
          <draw:enhanced-geometry svg:viewBox="0 0 21600 21600" draw:mirror-horizontal="false" draw:mirror-vertical="false" draw:type="rectangle" draw:enhanced-path="M 0 0 L 21600 0 21600 21600 0 21600 0 0 Z N"/>
        </draw:custom-shape>
        <draw:frame draw:style-name="gr19" draw:text-style-name="P20" draw:layer="layout" svg:width="10.796cm" svg:height="0.963cm" svg:x="1.667cm" svg:y="1.4cm">
          <draw:text-box>
            <text:p><text:span text:style-name="T18">OS/2 Warp – Graphics Subsystem</text:span></text:p>
          </draw:text-box>
        </draw:frame>
        <draw:custom-shape draw:style-name="gr23" draw:text-style-name="P10" xml:id="id43" draw:id="id43" draw:layer="layout" svg:width="8.555cm" svg:height="1.37cm" svg:x="8.524cm" svg:y="3.315cm">
          <text:p text:style-name="P1"><text:span text:style-name="T25">Graphics Engine</text:span></text:p>
          <text:p text:style-name="P1"><text:span text:style-name="T5">(PMGRE.DLL)</text:span></text:p>
          <draw:enhanced-geometry svg:viewBox="0 0 21600 21600" draw:type="rectangle" draw:enhanced-path="M 0 0 L 21600 0 21600 21600 0 21600 0 0 Z N"/>
        </draw:custom-shape>
        <draw:custom-shape draw:style-name="gr85" draw:text-style-name="P10" xml:id="id41" draw:id="id41" draw:layer="layout" svg:width="8.555cm" svg:height="2.003cm" svg:x="8.524cm" svg:y="5.84cm">
          <text:p text:style-name="P1"><text:span text:style-name="T25">GRE2VMAN</text:span></text:p>
          <text:p text:style-name="P1"><text:span text:style-name="T3">Device Driver Interface</text:span></text:p>
          <text:p text:style-name="P1"><text:span text:style-name="T5">(GRE2VMAN.DLL)</text:span></text:p>
          <draw:enhanced-geometry svg:viewBox="0 0 21600 21600" draw:type="rectangle" draw:enhanced-path="M 0 0 L 21600 0 21600 21600 0 21600 0 0 Z N"/>
        </draw:custom-shape>
        <draw:custom-shape draw:style-name="gr86" draw:text-style-name="P10" xml:id="id42" draw:id="id42" draw:layer="layout" svg:width="8.555cm" svg:height="6.878cm" svg:x="8.524cm" svg:y="10.572cm">
          <text:p text:style-name="P1"><text:span text:style-name="T25">Video Manager</text:span></text:p>
          <text:p text:style-name="P1"><text:span text:style-name="T3">Dispacher</text:span></text:p>
          <text:p text:style-name="P1"><text:span text:style-name="T5">(VMAN.DLL)</text:span></text:p>
          <draw:enhanced-geometry svg:viewBox="0 0 21600 21600" draw:type="rectangle" draw:enhanced-path="M 0 0 L 21600 0 21600 21600 0 21600 0 0 Z N"/>
        </draw:custom-shape>
        <draw:custom-shape draw:style-name="gr23" draw:text-style-name="P10" xml:id="id44" draw:id="id44" draw:layer="layout" svg:width="5.05cm" svg:height="2.002cm" svg:x="1.145cm" svg:y="13.01cm">
          <text:p text:style-name="P1"><text:span text:style-name="T25">SOFTDRAW</text:span></text:p>
          <text:p text:style-name="P1"><text:span text:style-name="T3">Software Renderer</text:span></text:p>
          <text:p text:style-name="P1"><text:span text:style-name="T5">(SOFTDRAW.DLL)</text:span></text:p>
          <draw:enhanced-geometry svg:viewBox="0 0 21600 21600" draw:type="rectangle" draw:enhanced-path="M 0 0 L 21600 0 21600 21600 0 21600 0 0 Z N"/>
        </draw:custom-shape>
        <draw:custom-shape draw:style-name="gr87" draw:text-style-name="P10" draw:layer="layout" svg:width="5.834cm" svg:height="2.002cm" svg:x="10.896cm" svg:y="19.888cm">
          <text:p/>
          <draw:enhanced-geometry svg:viewBox="0 0 21600 21600" draw:type="rectangle" draw:enhanced-path="M 0 0 L 21600 0 21600 21600 0 21600 0 0 Z N"/>
        </draw:custom-shape>
        <draw:custom-shape draw:style-name="gr23" draw:text-style-name="P4" draw:layer="layout" svg:width="5.833cm" svg:height="2.004cm" svg:x="9.155cm" svg:y="19.016cm">
          <text:p text:style-name="P1"><text:span text:style-name="T3">GRADDs</text:span></text:p>
          <draw:enhanced-geometry svg:viewBox="0 0 21600 21600" draw:type="rectangle" draw:enhanced-path="M 0 0 L 21600 0 21600 21600 0 21600 0 0 Z N"/>
        </draw:custom-shape>
        <draw:connector draw:style-name="gr88" draw:text-style-name="P1" draw:layer="layout" svg:x1="12.801cm" svg:y1="7.843cm" svg:x2="12.801cm" svg:y2="10.572cm" draw:start-shape="id41" draw:start-glue-point="2" draw:end-shape="id42" draw:end-glue-point="0" svg:d="M12801 7843v2729">
          <text:p/>
        </draw:connector>
        <draw:connector draw:style-name="gr88" draw:text-style-name="P1" draw:layer="layout" svg:x1="12.801cm" svg:y1="4.685cm" svg:x2="12.801cm" svg:y2="5.84cm" draw:start-shape="id43" draw:start-glue-point="2" draw:end-shape="id41" svg:d="M12801 4685v1155">
          <text:p/>
        </draw:connector>
        <draw:connector draw:style-name="gr88" draw:text-style-name="P1" draw:layer="layout" svg:x1="6.195cm" svg:y1="14.011cm" svg:x2="8.524cm" svg:y2="14.011cm" draw:start-shape="id44" draw:end-shape="id42" svg:d="M6195 14011h2329">
          <text:p/>
        </draw:connector>
        <draw:connector draw:style-name="gr88" draw:text-style-name="P1" draw:layer="layout" svg:x1="3.67cm" svg:y1="13.01cm" svg:x2="8.524cm" svg:y2="4cm" draw:start-shape="id44" draw:start-glue-point="0" draw:end-shape="id43" draw:end-glue-point="3" svg:d="M3670 13010v-9010h4854">
          <text:p/>
        </draw:connector>
        <draw:g>
          <draw:rect draw:style-name="gr89" draw:text-style-name="P1" draw:layer="layout" svg:width="2.01cm" svg:height="0.675cm" svg:x="11.07cm" svg:y="12.922cm">
            <text:p/>
          </draw:rect>
          <draw:rect draw:style-name="gr89" draw:text-style-name="P1" draw:layer="layout" svg:width="2.01cm" svg:height="0.675cm" svg:x="11.07cm" svg:y="13.566cm">
            <text:p/>
          </draw:rect>
          <draw:rect draw:style-name="gr89" draw:text-style-name="P1" draw:layer="layout" svg:width="2.01cm" svg:height="0.674cm" svg:x="11.07cm" svg:y="14.181cm">
            <text:p/>
          </draw:rect>
          <draw:rect draw:style-name="gr89" draw:text-style-name="P1" draw:layer="layout" svg:width="2.01cm" svg:height="0.675cm" svg:x="11.07cm" svg:y="14.825cm">
            <text:p/>
          </draw:rect>
          <draw:rect draw:style-name="gr89" draw:text-style-name="P1" draw:layer="layout" svg:width="2.01cm" svg:height="0.675cm" svg:x="11.07cm" svg:y="15.469cm">
            <text:p/>
          </draw:rect>
        </draw:g>
        <draw:g>
          <draw:rect draw:style-name="gr89" draw:text-style-name="P1" draw:layer="layout" svg:width="2.01cm" svg:height="0.674cm" svg:x="14.197cm" svg:y="13.271cm">
            <text:p/>
          </draw:rect>
          <draw:rect draw:style-name="gr89" draw:text-style-name="P1" draw:layer="layout" svg:width="2.01cm" svg:height="0.675cm" svg:x="14.197cm" svg:y="13.915cm">
            <text:p/>
          </draw:rect>
          <draw:rect draw:style-name="gr89" draw:text-style-name="P1" draw:layer="layout" svg:width="2.01cm" svg:height="0.675cm" svg:x="14.197cm" svg:y="14.529cm">
            <text:p/>
          </draw:rect>
          <draw:rect draw:style-name="gr89" draw:text-style-name="P1" draw:layer="layout" svg:width="2.01cm" svg:height="0.674cm" svg:x="14.197cm" svg:y="15.174cm">
            <text:p/>
          </draw:rect>
          <draw:rect draw:style-name="gr89" draw:text-style-name="P1" draw:layer="layout" svg:width="2.01cm" svg:height="0.674cm" svg:x="14.197cm" svg:y="15.817cm">
            <text:p/>
          </draw:rect>
        </draw:g>
        <draw:line draw:style-name="gr38" draw:text-style-name="P1" draw:layer="layout" svg:x1="12.115cm" svg:y1="16.144cm" svg:x2="12.115cm" svg:y2="18.93cm">
          <text:p/>
        </draw:line>
        <draw:line draw:style-name="gr38" draw:text-style-name="P1" draw:layer="layout" svg:x1="15.859cm" svg:y1="16.404cm" svg:x2="15.859cm" svg:y2="19.713cm">
          <text:p/>
        </draw:line>
      </draw:page>
      <draw:page draw:name="page20" draw:style-name="dp1" draw:master-page-name="Default">
        <draw:custom-shape draw:style-name="gr23" draw:text-style-name="P21" draw:layer="layout" svg:width="2.9cm" svg:height="0.965cm" svg:x="11.1cm" svg:y="7.535cm">
          <text:p text:style-name="P1"><text:span text:style-name="T26">PMGPI</text:span></text:p>
          <draw:enhanced-geometry svg:viewBox="0 0 21600 21600" draw:type="rectangle" draw:enhanced-path="M 0 0 L 21600 0 21600 21600 0 21600 0 0 Z N"/>
        </draw:custom-shape>
        <draw:custom-shape draw:style-name="gr23" draw:text-style-name="P21" draw:layer="layout" svg:width="3.1cm" svg:height="0.965cm" svg:x="14cm" svg:y="7.535cm">
          <text:p text:style-name="P1"><text:span text:style-name="T26">PMWIN</text:span></text:p>
          <draw:enhanced-geometry svg:viewBox="0 0 21600 21600" draw:type="rectangle" draw:enhanced-path="M 0 0 L 21600 0 21600 21600 0 21600 0 0 Z N"/>
        </draw:custom-shape>
        <draw:frame draw:style-name="gr19" draw:text-style-name="P20" draw:layer="layout" svg:width="16.533cm" svg:height="0.963cm" svg:x="1.667cm" svg:y="1.4cm">
          <draw:text-box>
            <text:p><text:span text:style-name="T18">OS/2 Warp – Graphics Subsystem – Upper View</text:span></text:p>
          </draw:text-box>
        </draw:frame>
        <draw:custom-shape draw:style-name="gr23" draw:text-style-name="P21" xml:id="id47" draw:id="id47" draw:layer="layout" svg:width="6.029cm" svg:height="0.965cm" svg:x="11.05cm" svg:y="8.5cm">
          <text:p text:style-name="P1"><text:span text:style-name="T26">Graphics Engine</text:span></text:p>
          <text:p text:style-name="P1"><text:span text:style-name="T19">(PMGRE.DLL)</text:span></text:p>
          <draw:enhanced-geometry svg:viewBox="0 0 21600 21600" draw:type="rectangle" draw:enhanced-path="M 0 0 L 21600 0 21600 21600 0 21600 0 0 Z N"/>
        </draw:custom-shape>
        <draw:custom-shape draw:style-name="gr85" draw:text-style-name="P21" xml:id="id45" draw:id="id45" draw:layer="layout" svg:width="6.029cm" svg:height="1.412cm" svg:x="11.05cm" svg:y="10.579cm">
          <text:p text:style-name="P1"><text:span text:style-name="T26">GRE2VMAN</text:span></text:p>
          <text:p text:style-name="P1"><text:span text:style-name="T19">Device Driver Interface</text:span></text:p>
          <text:p text:style-name="P1"><text:span text:style-name="T19">(GRE2VMAN.DLL)</text:span></text:p>
          <draw:enhanced-geometry svg:viewBox="0 0 21600 21600" draw:type="rectangle" draw:enhanced-path="M 0 0 L 21600 0 21600 21600 0 21600 0 0 Z N"/>
        </draw:custom-shape>
        <draw:custom-shape draw:style-name="gr86" draw:text-style-name="P21" xml:id="id46" draw:id="id46" draw:layer="layout" svg:width="12.15cm" svg:height="2cm" svg:x="11.05cm" svg:y="14.8cm">
          <text:p text:style-name="P1"><text:span text:style-name="T26">Video Manager</text:span></text:p>
          <text:p text:style-name="P1"><text:span text:style-name="T19">Dispacher</text:span></text:p>
          <text:p text:style-name="P1"><text:span text:style-name="T19">(VMAN.DLL)</text:span></text:p>
          <draw:enhanced-geometry svg:viewBox="0 0 21600 21600" draw:type="rectangle" draw:enhanced-path="M 0 0 L 21600 0 21600 21600 0 21600 0 0 Z N"/>
        </draw:custom-shape>
        <draw:custom-shape draw:style-name="gr23" draw:text-style-name="P21" xml:id="id48" draw:id="id48" draw:layer="layout" svg:width="3.559cm" svg:height="1.411cm" svg:x="5.8cm" svg:y="15.189cm">
          <text:p text:style-name="P1"><text:span text:style-name="T26">SOFTDRAW</text:span></text:p>
          <text:p text:style-name="P1"><text:span text:style-name="T19">Software Renderer</text:span></text:p>
          <text:p text:style-name="P1"><text:span text:style-name="T19">(SOFTDRAW.DLL)</text:span></text:p>
          <draw:enhanced-geometry svg:viewBox="0 0 21600 21600" draw:type="rectangle" draw:enhanced-path="M 0 0 L 21600 0 21600 21600 0 21600 0 0 Z N"/>
        </draw:custom-shape>
        <draw:custom-shape draw:style-name="gr23" draw:text-style-name="P21" draw:layer="layout" svg:width="4.111cm" svg:height="1.411cm" svg:x="15.989cm" svg:y="19.889cm">
          <text:p text:style-name="P1"><text:span text:style-name="T19">GRADD B</text:span></text:p>
          <draw:enhanced-geometry svg:viewBox="0 0 21600 21600" draw:type="rectangle" draw:enhanced-path="M 0 0 L 21600 0 21600 21600 0 21600 0 0 Z N"/>
        </draw:custom-shape>
        <draw:custom-shape draw:style-name="gr23" draw:text-style-name="P21" xml:id="id49" draw:id="id49" draw:layer="layout" svg:width="4.11cm" svg:height="1.412cm" svg:x="11.495cm" svg:y="19.865cm">
          <text:p text:style-name="P1"><text:span text:style-name="T19">GRADD A</text:span></text:p>
          <draw:enhanced-geometry svg:viewBox="0 0 21600 21600" draw:type="rectangle" draw:enhanced-path="M 0 0 L 21600 0 21600 21600 0 21600 0 0 Z N"/>
        </draw:custom-shape>
        <draw:connector draw:style-name="gr88" draw:text-style-name="P1" draw:layer="layout" svg:x1="14.064cm" svg:y1="11.991cm" svg:x2="17.125cm" svg:y2="14.8cm" draw:start-shape="id45" draw:start-glue-point="2" draw:end-shape="id46" draw:end-glue-point="0" svg:d="M14064 11991v1455h3061v1354">
          <text:p/>
        </draw:connector>
        <draw:connector draw:style-name="gr88" draw:text-style-name="P1" draw:layer="layout" svg:x1="14.064cm" svg:y1="9.465cm" svg:x2="14.064cm" svg:y2="10.579cm" draw:start-shape="id47" draw:start-glue-point="2" draw:end-shape="id45" svg:d="M14064 9465v1114">
          <text:p/>
        </draw:connector>
        <draw:connector draw:style-name="gr88" draw:text-style-name="P1" draw:layer="layout" svg:x1="9.359cm" svg:y1="15.894cm" svg:x2="11.05cm" svg:y2="15.8cm" draw:start-shape="id48" draw:end-shape="id46" svg:d="M9359 15894h895v-94h796">
          <text:p/>
        </draw:connector>
        <draw:line draw:style-name="gr38" draw:text-style-name="P1" draw:layer="layout" svg:x1="13.581cm" svg:y1="16.8cm" svg:x2="13.581cm" svg:y2="19.804cm">
          <text:p/>
        </draw:line>
        <draw:line draw:style-name="gr38" draw:text-style-name="P1" draw:layer="layout" svg:x1="18cm" svg:y1="16.8cm" svg:x2="18cm" svg:y2="19.9cm">
          <text:p/>
        </draw:line>
        <draw:custom-shape draw:style-name="gr23" draw:text-style-name="P21" draw:layer="layout" svg:width="3.1cm" svg:height="0.965cm" svg:x="12.4cm" svg:y="5.5cm">
          <text:p text:style-name="P1"><text:span text:style-name="T26">Workplace Shell</text:span></text:p>
          <draw:enhanced-geometry svg:viewBox="0 0 21600 21600" draw:type="rectangle" draw:enhanced-path="M 0 0 L 21600 0 21600 21600 0 21600 0 0 Z N"/>
        </draw:custom-shape>
        <draw:custom-shape draw:style-name="gr23" draw:text-style-name="P21" draw:layer="layout" svg:width="6.029cm" svg:height="0.965cm" svg:x="10.9cm" svg:y="3.6cm">
          <text:p text:style-name="P1"><text:span text:style-name="T26">Applications</text:span></text:p>
          <draw:enhanced-geometry svg:viewBox="0 0 21600 21600" draw:type="rectangle" draw:enhanced-path="M 0 0 L 21600 0 21600 21600 0 21600 0 0 Z N"/>
        </draw:custom-shape>
        <draw:custom-shape draw:style-name="gr23" draw:text-style-name="P21" xml:id="id51" draw:id="id51" draw:layer="layout" svg:width="3.559cm" svg:height="1.411cm" svg:x="5.8cm" svg:y="18.389cm">
          <text:p text:style-name="P1"><text:span text:style-name="T26">Memory Bitmap</text:span></text:p>
          <draw:enhanced-geometry svg:viewBox="0 0 21600 21600" draw:type="rectangle" draw:enhanced-path="M 0 0 L 21600 0 21600 21600 0 21600 0 0 Z N"/>
        </draw:custom-shape>
        <draw:custom-shape draw:style-name="gr23" draw:text-style-name="P21" xml:id="id50" draw:id="id50" draw:layer="layout" svg:width="3.559cm" svg:height="1.411cm" svg:x="5.8cm" svg:y="20.8cm">
          <text:p text:style-name="P1"><text:span text:style-name="T26">Frame Buffer</text:span></text:p>
          <draw:enhanced-geometry svg:viewBox="0 0 21600 21600" draw:type="rectangle" draw:enhanced-path="M 0 0 L 21600 0 21600 21600 0 21600 0 0 Z N"/>
        </draw:custom-shape>
        <draw:custom-shape draw:style-name="gr23" draw:text-style-name="P21" draw:layer="layout" svg:width="18.5cm" svg:height="1.411cm" svg:x="1.1cm" svg:y="23cm">
          <text:p text:style-name="P1"><text:span text:style-name="T26">Hardware (Display and Printer)</text:span></text:p>
          <draw:enhanced-geometry svg:viewBox="0 0 21600 21600" draw:type="rectangle" draw:enhanced-path="M 0 0 L 21600 0 21600 21600 0 21600 0 0 Z N"/>
        </draw:custom-shape>
        <draw:custom-shape draw:style-name="gr23" draw:text-style-name="P21" xml:id="id52" draw:id="id52" draw:layer="layout" svg:width="4.759cm" svg:height="1.411cm" svg:x="1.241cm" svg:y="11.3cm">
          <text:p text:style-name="P1"><text:span text:style-name="T26">Existing </text:span><text:span text:style-name="T26"><text:line-break/></text:span><text:span text:style-name="T26">Presentation Drivers</text:span></text:p>
          <draw:enhanced-geometry svg:viewBox="0 0 21600 21600" draw:type="rectangle" draw:enhanced-path="M 0 0 L 21600 0 21600 21600 0 21600 0 0 Z N"/>
        </draw:custom-shape>
        <draw:connector draw:style-name="gr90" draw:text-style-name="P1" draw:layer="layout" svg:x1="13.55cm" svg:y1="21.277cm" svg:x2="9.359cm" svg:y2="21.505cm" draw:start-shape="id49" draw:start-glue-point="2" draw:end-shape="id50" draw:end-glue-point="1" svg:d="M13550 21277v601h-3073v-373h-1118">
          <text:p/>
        </draw:connector>
        <draw:connector draw:style-name="gr90" draw:text-style-name="P1" draw:layer="layout" draw:line-skew="-0.448cm" svg:x1="5.8cm" svg:y1="15.894cm" svg:x2="5.8cm" svg:y2="19.094cm" draw:start-shape="id48" draw:start-glue-point="3" draw:end-shape="id51" svg:d="M5800 15894h-950v3200h950">
          <text:p/>
        </draw:connector>
        <draw:connector draw:style-name="gr90" draw:text-style-name="P1" draw:layer="layout" draw:line-skew="-0.448cm" svg:x1="5.8cm" svg:y1="15.894cm" svg:x2="5.8cm" svg:y2="21.505cm" draw:start-shape="id48" draw:start-glue-point="3" draw:end-shape="id50" svg:d="M5800 15894h-950v5611h950">
          <text:p/>
        </draw:connector>
        <draw:connector draw:style-name="gr88" draw:text-style-name="P1" draw:layer="layout" svg:x1="7.579cm" svg:y1="16.6cm" svg:x2="7.579cm" svg:y2="18.389cm" draw:start-shape="id48" draw:start-glue-point="2" draw:end-shape="id51" draw:end-glue-point="0" svg:d="M7579 16600v1789">
          <text:p/>
        </draw:connector>
        <draw:line draw:style-name="gr38" draw:text-style-name="P1" draw:layer="layout" svg:x1="3.6cm" svg:y1="12.8cm" svg:x2="3.6cm" svg:y2="23cm">
          <text:p/>
        </draw:line>
        <draw:line draw:style-name="gr38" draw:text-style-name="P1" draw:layer="layout" svg:x1="7.6cm" svg:y1="22.3cm" svg:x2="7.6cm" svg:y2="23cm">
          <text:p/>
        </draw:line>
        <draw:line draw:style-name="gr38" draw:text-style-name="P1" draw:layer="layout" svg:x1="14.2cm" svg:y1="21.3cm" svg:x2="14.2cm" svg:y2="23cm">
          <text:p/>
        </draw:line>
        <draw:line draw:style-name="gr38" draw:text-style-name="P1" draw:layer="layout" svg:x1="18cm" svg:y1="21.3cm" svg:x2="18cm" svg:y2="23.1cm">
          <text:p/>
        </draw:line>
        <draw:g>
          <draw:line draw:style-name="gr38" draw:text-style-name="P1" draw:layer="layout" svg:x1="7.5cm" svg:y1="10.1cm" svg:x2="7.5cm" svg:y2="15.2cm">
            <text:p/>
          </draw:line>
          <draw:line draw:style-name="gr26" draw:text-style-name="P1" draw:layer="layout" svg:x1="7.5cm" svg:y1="10.1cm" svg:x2="12.6cm" svg:y2="10.1cm">
            <text:p/>
          </draw:line>
          <draw:line draw:style-name="gr26" draw:text-style-name="P1" draw:layer="layout" svg:x1="12.6cm" svg:y1="9.6cm" svg:x2="12.6cm" svg:y2="10.1cm">
            <text:p/>
          </draw:line>
        </draw:g>
        <draw:connector draw:style-name="gr90" draw:text-style-name="P1" draw:layer="layout" svg:x1="11.05cm" svg:y1="8.982cm" svg:x2="3.62cm" svg:y2="11.3cm" draw:start-shape="id47" draw:start-glue-point="3" draw:end-shape="id52" draw:end-glue-point="0" svg:d="M11050 8982h-7430v2318">
          <text:p/>
        </draw:connector>
        <draw:line draw:style-name="gr38" draw:text-style-name="P1" draw:layer="layout" svg:x1="13.9cm" svg:y1="4.7cm" svg:x2="13.9cm" svg:y2="5.5cm">
          <text:p/>
        </draw:line>
        <draw:line draw:style-name="gr38" draw:text-style-name="P1" draw:layer="layout" svg:x1="13.2cm" svg:y1="6.6cm" svg:x2="13.2cm" svg:y2="7.5cm">
          <text:p/>
        </draw:line>
        <draw:line draw:style-name="gr38" draw:text-style-name="P1" draw:layer="layout" svg:x1="11.8cm" svg:y1="4.6cm" svg:x2="11.8cm" svg:y2="7.7cm">
          <text:p/>
        </draw:line>
        <draw:line draw:style-name="gr38" draw:text-style-name="P1" draw:layer="layout" svg:x1="16.4cm" svg:y1="4.7cm" svg:x2="16.4cm" svg:y2="7.6cm">
          <text:p/>
        </draw:line>
        <draw:line draw:style-name="gr38" draw:text-style-name="P1" draw:layer="layout" svg:x1="15.1cm" svg:y1="6.6cm" svg:x2="15.1cm" svg:y2="7.5cm">
          <text:p/>
        </draw:line>
        <draw:custom-shape draw:style-name="gr85" draw:text-style-name="P21" xml:id="id54" draw:id="id54" draw:layer="layout" svg:width="6.029cm" svg:height="1.412cm" svg:x="18.271cm" svg:y="10.5cm">
          <text:p text:style-name="P1"><text:span text:style-name="T26">Other2VMAN</text:span></text:p>
          <text:p text:style-name="P1"><text:span text:style-name="T19">Other Translation Service</text:span></text:p>
          <draw:enhanced-geometry svg:viewBox="0 0 21600 21600" draw:type="rectangle" draw:enhanced-path="M 0 0 L 21600 0 21600 21600 0 21600 0 0 Z N"/>
        </draw:custom-shape>
        <draw:custom-shape draw:style-name="gr23" draw:text-style-name="P21" xml:id="id53" draw:id="id53" draw:layer="layout" svg:width="6.029cm" svg:height="0.965cm" svg:x="18.271cm" svg:y="8.435cm">
          <text:p text:style-name="P1"><text:span text:style-name="T26">Other Graphics Engine</text:span></text:p>
          <text:p text:style-name="P1"><text:span text:style-name="T19"/></text:p>
          <draw:enhanced-geometry svg:viewBox="0 0 21600 21600" draw:type="rectangle" draw:enhanced-path="M 0 0 L 21600 0 21600 21600 0 21600 0 0 Z N"/>
        </draw:custom-shape>
        <draw:connector draw:style-name="gr88" draw:text-style-name="P1" draw:layer="layout" svg:x1="21.285cm" svg:y1="9.4cm" svg:x2="21.285cm" svg:y2="10.5cm" draw:start-shape="id53" draw:start-glue-point="2" draw:end-shape="id54" draw:end-glue-point="0" svg:d="M21285 9400v1100">
          <text:p/>
        </draw:connector>
        <draw:line draw:style-name="gr91" draw:text-style-name="P1" draw:layer="layout" svg:x1="21.3cm" svg:y1="11.9cm" svg:x2="21.3cm" svg:y2="14.8cm">
          <text:p/>
        </draw:line>
      </draw:page>
      <draw:page draw:name="page21" draw:style-name="dp1" draw:master-page-name="Default">
        <draw:custom-shape draw:name="Hadware" draw:style-name="gr1" draw:text-style-name="P2" draw:layer="layout" svg:width="15.9cm" svg:height="8.906cm" svg:x="3.7cm" svg:y="3.494cm">
          <text:p text:style-name="P2"><text:span text:style-name="T4">Sockets Layer</text:span></text:p>
          <draw:enhanced-geometry svg:viewBox="0 0 21600 21600" draw:mirror-horizontal="false" draw:mirror-vertical="false" draw:type="rectangle" draw:enhanced-path="M 0 0 L 21600 0 21600 21600 0 21600 0 0 Z N"/>
        </draw:custom-shape>
        <draw:custom-shape draw:name="Hadware" draw:style-name="gr1" draw:text-style-name="P2" draw:layer="layout" svg:width="15.9cm" svg:height="2.406cm" svg:x="3.7cm" svg:y="12.894cm">
          <text:p text:style-name="P2"><text:span text:style-name="T4">Protocol Layer</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3.29cm" svg:height="1.2cm" svg:x="7.6cm" svg:y="13.5cm">
          <text:p text:style-name="P7"><text:span text:style-name="T5">AFNB.SYS</text:span></text:p>
          <text:p text:style-name="P7"><text:span text:style-name="T5">(NetBIOS)</text:span></text:p>
          <draw:enhanced-geometry svg:viewBox="0 0 21600 21600" draw:type="rectangle" draw:enhanced-path="M 0 0 L 21600 0 21600 21600 0 21600 0 0 Z N"/>
        </draw:custom-shape>
        <draw:custom-shape draw:style-name="gr5" draw:text-style-name="P7" draw:layer="layout" svg:width="3.321cm" svg:height="1.2cm" svg:x="3.979cm" svg:y="13.5cm">
          <text:p text:style-name="P7"><text:span text:style-name="T5">AFOS2.SYS</text:span></text:p>
          <text:p text:style-name="P7"><text:span text:style-name="T5">(LIPC)</text:span></text:p>
          <draw:enhanced-geometry svg:viewBox="0 0 21600 21600" draw:type="rectangle" draw:enhanced-path="M 0 0 L 21600 0 21600 21600 0 21600 0 0 Z N"/>
        </draw:custom-shape>
        <draw:frame draw:style-name="gr19" draw:text-style-name="P8" draw:layer="layout" svg:width="11.935cm" svg:height="0.963cm" svg:x="1.686cm" svg:y="1.8cm">
          <draw:text-box>
            <text:p text:style-name="P9"><text:span text:style-name="T6">OS/2 TCP/IP Internal Structure</text:span></text:p>
          </draw:text-box>
        </draw:frame>
        <draw:frame draw:style-name="gr92" draw:text-style-name="P9" draw:layer="layout" svg:width="16.555cm" svg:height="0.963cm" svg:x="1.545cm" svg:y="18.6cm">
          <draw:text-box>
            <text:list text:style-name="L2">
              <text:list-item>
                <text:p text:style-name="P9"><text:span text:style-name="T4">Based in OS/2 Warp 4.52 and eComStation 2.x</text:span></text:p>
              </text:list-item>
            </text:list>
          </draw:text-box>
        </draw:frame>
        <draw:custom-shape draw:name="Hadware" draw:style-name="gr9" draw:text-style-name="P2" draw:layer="layout" svg:width="9.3cm" svg:height="1.4cm" svg:x="7.3cm" svg:y="10.7cm">
          <text:p text:style-name="P2"><text:span text:style-name="T4">SOCKETS.SYS</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3.3cm" svg:height="1.2cm" svg:x="11.2cm" svg:y="13.5cm">
          <text:p text:style-name="P7"><text:span text:style-name="T5">Afinet.sys</text:span><text:span text:style-name="T5"><text:line-break/></text:span><text:span text:style-name="T5">(TCP/IP)</text:span></text:p>
          <draw:enhanced-geometry svg:viewBox="0 0 21600 21600" draw:type="rectangle" draw:enhanced-path="M 0 0 L 21600 0 21600 21600 0 21600 0 0 Z N"/>
        </draw:custom-shape>
        <draw:custom-shape draw:style-name="gr5" draw:text-style-name="P7" draw:layer="layout" svg:width="2.021cm" svg:height="1.199cm" svg:x="14.479cm" svg:y="13.501cm">
          <text:p text:style-name="P7"><text:span text:style-name="T5">Slip ppp</text:span></text:p>
          <draw:enhanced-geometry svg:viewBox="0 0 21600 21600" draw:type="rectangle" draw:enhanced-path="M 0 0 L 21600 0 21600 21600 0 21600 0 0 Z N"/>
        </draw:custom-shape>
        <draw:custom-shape draw:name="Hadware" draw:style-name="gr1" draw:text-style-name="P2" draw:layer="layout" svg:width="15.9cm" svg:height="1.9cm" svg:x="3.7cm" svg:y="15.6cm">
          <text:p text:style-name="P2"><text:span text:style-name="T4">Device Layer</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2.7cm" svg:height="1.2cm" svg:x="9.5cm" svg:y="16.1cm">
          <text:p text:style-name="P7"><text:span text:style-name="T5">Ibmtok$</text:span></text:p>
          <draw:enhanced-geometry svg:viewBox="0 0 21600 21600" draw:type="rectangle" draw:enhanced-path="M 0 0 L 21600 0 21600 21600 0 21600 0 0 Z N"/>
        </draw:custom-shape>
        <draw:custom-shape draw:style-name="gr5" draw:text-style-name="P7" draw:layer="layout" svg:width="3.3cm" svg:height="1.2cm" svg:x="13.3cm" svg:y="16.1cm">
          <text:p text:style-name="P7"><text:span text:style-name="T5">ibmen$</text:span></text:p>
          <draw:enhanced-geometry svg:viewBox="0 0 21600 21600" draw:type="rectangle" draw:enhanced-path="M 0 0 L 21600 0 21600 21600 0 21600 0 0 Z N"/>
        </draw:custom-shape>
        <draw:custom-shape draw:name="Hadware" draw:style-name="gr9" draw:text-style-name="P2" draw:layer="layout" svg:width="12.2cm" svg:height="0.8cm" svg:x="4.4cm" svg:y="8.6cm">
          <text:p text:style-name="P2"><text:span text:style-name="T4">TCPIP32.DLL</text:span></text:p>
          <draw:enhanced-geometry svg:viewBox="0 0 21600 21600" draw:mirror-horizontal="false" draw:mirror-vertical="false" draw:type="rectangle" draw:enhanced-path="M 0 0 L 21600 0 21600 21600 0 21600 0 0 Z N"/>
        </draw:custom-shape>
        <draw:custom-shape draw:name="Hadware" draw:style-name="gr9" draw:text-style-name="P2" draw:layer="layout" svg:width="5.7cm" svg:height="0.8cm" svg:x="9.7cm" svg:y="6.4cm">
          <text:p text:style-name="P2"><text:span text:style-name="T4">TCP32DLL.DLL</text:span></text:p>
          <draw:enhanced-geometry svg:viewBox="0 0 21600 21600" draw:mirror-horizontal="false" draw:mirror-vertical="false" draw:type="rectangle" draw:enhanced-path="M 0 0 L 21600 0 21600 21600 0 21600 0 0 Z N"/>
        </draw:custom-shape>
        <draw:custom-shape draw:name="Hadware" draw:style-name="gr9" draw:text-style-name="P2" draw:layer="layout" svg:width="3.9cm" svg:height="0.8cm" svg:x="8.4cm" svg:y="5.3cm">
          <text:p text:style-name="P2"><text:span text:style-name="T4">32-bit Apps – 4.3 API</text:span></text:p>
          <draw:enhanced-geometry svg:viewBox="0 0 21600 21600" draw:mirror-horizontal="false" draw:mirror-vertical="false" draw:type="rectangle" draw:enhanced-path="M 0 0 L 21600 0 21600 21600 0 21600 0 0 Z N"/>
        </draw:custom-shape>
        <draw:custom-shape draw:name="Hadware" draw:style-name="gr9" draw:text-style-name="P2" draw:layer="layout" svg:width="3.9cm" svg:height="0.8cm" svg:x="12.6cm" svg:y="5.3cm">
          <text:p text:style-name="P2"><text:span text:style-name="T4">TCPIPDLL.DLL</text:span></text:p>
          <draw:enhanced-geometry svg:viewBox="0 0 21600 21600" draw:mirror-horizontal="false" draw:mirror-vertical="false" draw:type="rectangle" draw:enhanced-path="M 0 0 L 21600 0 21600 21600 0 21600 0 0 Z N"/>
        </draw:custom-shape>
        <draw:custom-shape draw:name="Hadware" draw:style-name="gr9" draw:text-style-name="P2" draw:layer="layout" svg:width="3.9cm" svg:height="0.8cm" svg:x="12.6cm" svg:y="4.3cm">
          <text:p text:style-name="P2"><text:span text:style-name="T4">16 bits Apps – 4.3 API</text:span></text:p>
          <draw:enhanced-geometry svg:viewBox="0 0 21600 21600" draw:mirror-horizontal="false" draw:mirror-vertical="false" draw:type="rectangle" draw:enhanced-path="M 0 0 L 21600 0 21600 21600 0 21600 0 0 Z N"/>
        </draw:custom-shape>
        <draw:custom-shape draw:name="Hadware" draw:style-name="gr9" draw:text-style-name="P2" draw:layer="layout" svg:width="3.9cm" svg:height="0.8cm" svg:x="4.4cm" svg:y="7.5cm">
          <text:p text:style-name="P2"><text:span text:style-name="T4">32-bit Apps – 4.4 API</text:span></text:p>
          <draw:enhanced-geometry svg:viewBox="0 0 21600 21600" draw:mirror-horizontal="false" draw:mirror-vertical="false" draw:type="rectangle" draw:enhanced-path="M 0 0 L 21600 0 21600 21600 0 21600 0 0 Z N"/>
        </draw:custom-shape>
        <draw:custom-shape draw:name="Hadware" draw:style-name="gr9" draw:text-style-name="P2" draw:layer="layout" svg:width="3.9cm" svg:height="0.8cm" svg:x="-0.5cm" svg:y="8.6cm">
          <text:p text:style-name="P2"><text:span text:style-name="T4">CNTRL.EXE</text:span></text:p>
          <draw:enhanced-geometry svg:viewBox="0 0 21600 21600" draw:mirror-horizontal="false" draw:mirror-vertical="false" draw:type="rectangle" draw:enhanced-path="M 0 0 L 21600 0 21600 21600 0 21600 0 0 Z N"/>
        </draw:custom-shape>
        <draw:g>
          <draw:polygon draw:style-name="gr93" draw:text-style-name="P2" draw:layer="layout" svg:width="8.099cm" svg:height="1.899cm" svg:x="8.5cm" svg:y="6.4cm" svg:viewBox="0 0 8100 1900" draw:points="0,1900 0,1100 0,0 900,0 900,1100 7300,1100 7300,0 8100,0 8100,1900">
            <text:p/>
          </draw:polygon>
          <draw:polygon draw:style-name="gr94" draw:text-style-name="P2" draw:layer="layout" svg:width="0.207cm" svg:height="0.271cm" svg:x="11.473cm" svg:y="7.812cm" svg:viewBox="0 0 208 272" draw:points="0,183 33,180 34,185 35,189 36,194 37,198 38,202 40,206 42,209 44,213 46,216 48,219 51,221 54,224 58,227 62,229 66,231 70,233 74,235 79,237 84,238 89,239 94,240 99,241 104,241 110,241 114,241 119,241 124,240 128,240 132,239 136,238 140,236 144,235 148,233 151,232 154,230 157,228 160,226 163,224 165,221 167,219 168,216 170,213 171,211 172,208 173,205 174,202 174,199 174,196 174,193 174,190 173,187 172,185 171,182 170,179 169,177 167,175 165,172 163,170 161,168 158,166 155,164 152,163 148,161 144,159 141,158 137,157 127,154 98,146 81,142 67,138 61,136 56,134 51,132 47,130 43,127 39,125 35,122 31,119 28,116 25,112 22,109 19,105 17,102 15,98 14,94 12,90 11,86 11,81 10,77 10,73 10,68 11,63 12,58 13,53 14,49 16,44 19,40 21,35 24,31 27,27 31,23 35,20 39,17 44,14 49,11 54,9 59,7 65,5 71,4 77,2 83,1 89,1 95,0 102,0 109,0 116,1 123,1 129,2 135,4 142,5 147,7 153,9 158,12 164,15 168,18 173,21 177,25 181,29 184,33 187,37 190,42 192,47 195,52 196,57 198,62 199,68 200,73 200,79 167,82 166,76 165,70 163,65 161,60 160,58 159,55 157,53 156,51 154,49 153,47 151,46 149,44 147,42 145,41 143,40 140,38 138,37 135,36 130,34 124,33 118,32 111,31 104,31 96,31 89,32 83,33 77,34 71,36 69,36 66,38 64,39 62,40 60,41 58,43 55,46 52,49 51,50 50,52 49,54 48,55 47,57 46,59 45,61 45,63 45,65 44,66 44,68 44,70 44,74 45,77 45,79 45,80 46,82 47,83 47,85 48,86 49,88 50,89 51,90 52,91 54,94 55,95 57,96 59,97 61,98 66,101 72,103 79,105 87,108 106,113 125,117 141,121 154,126 159,127 164,129 169,132 174,135 179,138 183,141 187,145 191,148 194,152 197,156 200,160 202,164 204,169 205,173 206,178 207,183 208,188 208,193 208,199 207,204 206,209 205,214 203,219 201,223 199,228 196,233 193,237 189,242 186,246 182,249 177,253 172,256 167,259 162,262 156,264 150,266 144,268 138,269 132,271 125,271 118,272 111,272 103,272 94,271 86,271 79,269 72,268 65,266 58,264 52,262 46,259 41,256 35,252 31,249 26,244 22,240 18,235 14,230 11,225 8,219 6,214 4,208 2,202 1,196 0,190">
            <text:p/>
          </draw:polygon>
          <draw:path draw:style-name="gr94" draw:text-style-name="P2" draw:layer="layout" svg:width="0.251cm" svg:height="0.271cm" svg:x="11.719cm" svg:y="7.812cm" svg:viewBox="0 0 252 272" svg:d="M0 140l1-16 1-15 3-15 4-13 2-6 3-6 3-6 3-6 3-5 4-5 4-5 4-5 5-4 4-5 5-4 5-3 5-4 6-3 5-2 6-3 5-2 6-2 13-3 13-1 13-1h9l9 1 9 1 8 2 8 3 8 3 8 3 7 4 7 5 7 5 6 5 6 6 5 6 5 7 5 7 4 8 3 8 3 8 3 8 2 9 2 9 1 9 1 10v9 10l-1 10-1 9-2 9-2 9-3 9-3 8-4 8-4 8-5 7-5 7-6 6-6 5-6 6-7 4-7 5-8 4-7 3-8 3-8 2-8 2-8 1-8 1h-9-9l-9-1-9-2-8-1-8-3-8-3-8-4-7-4-8-5-6-5-6-5-6-6-6-6-4-7-5-7-4-8-3-8-4-8-2-8-2-8-2-8-1-8-1-9zM36 140v11l2 11 2 10 2 10 2 4 2 5 2 4 2 4 3 4 3 4 3 3 3 4 6 6 4 3 3 3 4 2 4 2 3 2 4 2 5 2 4 1 4 1 4 1 9 2h10 9l10-2 4-1 4-1 5-1 4-2 4-2 4-2 3-2 4-2 4-3 3-3 7-6 3-4 3-3 2-4 3-4 2-5 2-4 4-9 2-10 2-11 2-12v-12-8l-1-7-1-8-1-7-1-6-2-7-2-6-3-6-3-6-3-5-3-6-4-4-4-5-5-4-5-4-5-3-5-3-5-3-6-2-6-2-6-1-6-1-6-1h-7-9l-8 2-9 2-8 2-8 4-7 4-7 5-7 6-4 3-3 4-2 4-3 4-2 4-3 5-2 4-1 6-3 11-2 12-2 13z">
            <text:p/>
          </draw:path>
          <draw:polygon draw:style-name="gr94" draw:text-style-name="P2" draw:layer="layout" svg:width="0.17cm" svg:height="0.268cm" svg:x="12.006cm" svg:y="7.815cm" svg:viewBox="0 0 171 269" draw:points="0,195 33,191 34,198 36,204 38,209 40,214 43,219 45,223 47,225 48,227 50,228 51,230 55,233 58,235 62,237 66,239 70,240 74,241 79,242 84,242 89,242 95,241 97,240 100,240 102,239 105,238 107,237 109,236 112,235 114,233 116,232 118,230 122,226 125,222 128,218 130,216 131,213 132,211 133,209 135,204 136,198 137,193 137,187 137,182 136,177 135,172 134,169 133,167 132,165 131,163 130,161 129,158 128,156 126,155 123,151 119,147 117,146 115,145 113,143 111,142 109,141 106,140 104,139 102,138 97,137 92,137 86,136 84,136 82,137 79,137 76,137 70,138 64,140 67,112 69,112 70,112 71,112 73,112 77,112 82,112 87,111 91,110 96,108 100,106 104,104 108,102 110,100 112,99 114,97 115,95 117,94 118,92 119,90 120,88 121,86 122,83 122,81 123,79 123,76 124,74 124,68 124,64 123,60 122,56 122,54 121,52 120,50 119,48 118,47 117,45 116,43 115,42 112,39 111,37 109,36 108,35 106,34 104,33 103,32 101,31 99,30 97,29 95,29 91,28 87,27 82,27 78,27 73,28 69,29 65,30 64,31 62,32 60,33 58,34 55,36 52,39 50,40 49,42 46,45 44,49 42,53 40,58 38,63 37,68 36,74 3,68 5,60 7,53 9,46 13,39 16,33 20,28 25,22 30,18 35,14 41,10 47,7 53,4 59,3 66,1 74,0 81,0 86,0 91,1 97,1 101,2 106,4 111,5 116,7 120,9 125,12 129,14 132,17 136,20 139,24 142,27 145,31 148,35 150,39 152,43 153,47 155,51 156,55 156,60 157,64 157,69 157,73 156,77 156,81 155,85 153,89 152,93 150,96 148,100 145,103 143,107 140,110 136,113 133,115 129,118 125,120 121,122 126,124 132,126 137,128 142,131 146,134 150,137 154,141 158,145 161,149 163,154 166,158 168,164 169,169 170,175 171,181 171,187 171,195 169,203 169,207 167,211 166,215 165,219 163,222 161,226 159,229 157,233 152,239 146,245 140,251 136,253 133,256 129,258 126,260 122,261 118,263 110,266 101,268 92,269 83,269 75,269 67,268 59,266 52,264 45,261 38,257 32,253 26,248 21,243 16,237 12,231 8,225 5,218 3,211 1,203">
            <text:p/>
          </draw:polygon>
          <draw:polygon draw:style-name="gr94" draw:text-style-name="P2" draw:layer="layout" svg:width="0.174cm" svg:height="0.264cm" svg:x="12.203cm" svg:y="7.815cm" svg:viewBox="0 0 175 265" draw:points="175,234 175,265 0,265 0,262 0,259 0,256 1,254 1,251 2,248 3,245 4,243 6,238 8,234 10,229 13,225 15,221 18,216 22,212 25,208 33,199 43,189 55,179 68,168 88,151 104,136 117,123 122,117 126,112 130,107 133,102 136,97 138,92 140,87 141,82 142,77 142,75 142,73 142,68 141,63 141,61 140,59 139,57 139,55 138,53 137,51 135,49 134,47 131,44 128,40 126,39 124,37 122,36 120,34 118,33 116,32 114,31 112,30 107,29 102,28 97,27 92,27 86,27 80,28 75,29 70,31 68,31 66,32 63,34 61,35 59,36 57,38 55,39 53,41 52,43 50,45 49,47 47,49 46,51 45,53 44,55 43,58 41,63 40,68 39,74 39,80 6,76 7,67 9,59 11,51 14,43 16,40 18,37 20,33 22,30 24,27 27,25 29,22 32,19 35,17 38,15 41,13 44,11 51,8 58,5 66,3 74,1 83,0 92,0 102,0 110,1 119,3 126,5 130,7 134,8 137,10 141,12 144,14 147,16 150,19 153,21 158,27 160,29 162,32 164,35 166,38 168,41 169,45 171,48 172,51 173,55 174,58 175,66 175,73 175,77 175,81 174,85 173,89 172,93 171,97 170,101 168,105 167,108 165,112 162,116 160,120 157,124 154,128 150,133 147,137 138,146 127,157 113,169 97,183 73,204 65,211 59,216 55,221 51,225 48,230 45,234">
            <text:p/>
          </draw:polygon>
          <draw:path draw:style-name="gr94" draw:text-style-name="P2" draw:layer="layout" svg:width="0.215cm" svg:height="0.263cm" svg:x="12.426cm" svg:y="7.816cm" svg:viewBox="0 0 216 264" svg:d="M0 264v-264h90 14l13 1 11 1 4 1 5 1 5 1 5 2 5 2 5 2 5 3 4 2 5 3 4 4 5 4 5 5 4 5 4 6 4 6 3 6 3 6 3 7 2 7 2 7 2 8 1 7 2 8v8l1 9v9 14l-1 7-1 7-1 6-1 7-1 6-2 6-2 6-2 5-2 5-2 5-2 5-3 4-2 4-3 4-3 4-2 4-3 3-3 3-3 3-3 2-3 3-4 2-3 2-3 2-4 2-4 2-4 2-4 1-4 1-5 2-4 1h-5l-5 1-5 1-11 1h-12zM35 233h55 13l5-1h5l5-1 5-1 4-1 4-1 3-1 4-2 3-1 3-2 3-2 2-1 3-2 2-3 3-3 3-3 3-4 2-4 2-4 2-5 2-5 2-5 2-5 1-6 1-6 1-6 1-7 1-7v-14-10l-1-10-1-8-1-9-2-7-3-7-2-7-3-6-4-5-3-5-4-4-4-4-4-4-5-3-4-2-5-3-4-1-4-1-5-1-5-1h-6l-6-1h-14-55z">
            <text:p/>
          </draw:path>
          <draw:polygon draw:style-name="gr94" draw:text-style-name="P2" draw:layer="layout" svg:width="0.164cm" svg:height="0.263cm" svg:x="12.69cm" svg:y="7.816cm" svg:viewBox="0 0 165 264" draw:points="0,264 0,0 35,0 35,233 165,233 165,264">
            <text:p/>
          </draw:polygon>
          <draw:polygon draw:style-name="gr94" draw:text-style-name="P2" draw:layer="layout" svg:width="0.164cm" svg:height="0.263cm" svg:x="12.893cm" svg:y="7.816cm" svg:viewBox="0 0 165 264" draw:points="0,264 0,0 35,0 35,233 165,233 165,264">
            <text:p/>
          </draw:polygon>
          <draw:polygon draw:style-name="gr94" draw:text-style-name="P2" draw:layer="layout" svg:width="0.035cm" svg:height="0.035cm" svg:x="13.102cm" svg:y="8.044cm" svg:viewBox="0 0 36 36" draw:points="0,36 0,0 36,0 36,36">
            <text:p/>
          </draw:polygon>
          <draw:path draw:style-name="gr94" draw:text-style-name="P2" draw:layer="layout" svg:width="0.215cm" svg:height="0.263cm" svg:x="13.201cm" svg:y="7.816cm" svg:viewBox="0 0 216 264" svg:d="M0 264v-264h90 14l13 1 11 1 4 1 5 1 5 1 5 2 5 2 5 2 5 3 4 2 5 3 4 4 5 4 5 5 4 5 4 6 4 6 3 6 3 6 3 7 2 7 2 7 2 8 1 7 2 8v8l1 9v9 14l-1 7-1 7-1 6-1 7-1 6-2 6-2 6-2 5-2 5-2 5-2 5-3 4-2 4-3 4-3 4-2 4-3 3-3 3-3 3-3 2-3 3-4 2-3 2-3 2-4 2-4 2-4 2-4 1-4 1-5 2-4 1h-5l-5 1-5 1-11 1h-12zM35 233h55 13l5-1h5l5-1 5-1 4-1 4-1 3-1 4-2 3-1 3-2 3-2 2-1 3-2 2-3 3-3 3-3 3-4 2-4 2-4 2-5 2-5 2-5 2-5 1-6 1-6 1-6 1-7 1-7v-14-10l-1-10-1-8-1-9-2-7-3-7-2-7-3-6-4-5-3-5-4-4-4-4-4-4-5-3-4-2-5-3-4-1-4-1-5-1-5-1h-6l-6-1h-14-55z">
            <text:p/>
          </draw:path>
          <draw:polygon draw:style-name="gr94" draw:text-style-name="P2" draw:layer="layout" svg:width="0.164cm" svg:height="0.263cm" svg:x="13.464cm" svg:y="7.816cm" svg:viewBox="0 0 165 264" draw:points="0,264 0,0 35,0 35,233 165,233 165,264">
            <text:p/>
          </draw:polygon>
          <draw:polygon draw:style-name="gr94" draw:text-style-name="P2" draw:layer="layout" svg:width="0.164cm" svg:height="0.263cm" svg:x="13.667cm" svg:y="7.816cm" svg:viewBox="0 0 165 264" draw:points="0,264 0,0 35,0 35,233 165,233 165,264">
            <text:p/>
          </draw:polygon>
          <draw:polygon draw:style-name="gr95" draw:text-style-name="P2" draw:layer="layout" svg:width="0.207cm" svg:height="0.271cm" svg:x="11.373cm" svg:y="7.712cm" svg:viewBox="0 0 208 272" draw:points="0,183 33,180 34,185 35,189 36,194 37,198 38,202 40,206 42,209 44,213 46,216 48,219 51,221 54,224 58,227 62,229 66,231 70,233 74,235 79,237 84,238 89,239 94,240 99,241 104,241 110,241 114,241 119,241 124,240 128,240 132,239 136,238 140,236 144,235 148,233 151,232 154,230 157,228 160,226 163,224 165,221 167,219 168,216 170,213 171,211 172,208 173,205 174,202 174,199 174,196 174,193 174,190 173,187 172,185 171,182 170,179 169,177 167,175 165,172 163,170 161,168 158,166 155,164 152,163 148,161 144,159 141,158 137,157 127,154 98,146 81,142 67,138 61,136 56,134 51,132 47,130 43,127 39,125 35,122 31,119 28,116 25,112 22,109 19,105 17,102 15,98 14,94 12,90 11,86 11,81 10,77 10,73 10,68 11,63 12,58 13,53 14,49 16,44 19,40 21,35 24,31 27,27 31,23 35,20 39,17 44,14 49,11 54,9 59,7 65,5 71,4 77,2 83,1 89,1 95,0 102,0 109,0 116,1 123,1 129,2 135,4 142,5 147,7 153,9 158,12 164,15 168,18 173,21 177,25 181,29 184,33 187,37 190,42 192,47 195,52 196,57 198,62 199,68 200,73 200,79 167,82 166,76 165,70 163,65 161,60 160,58 159,55 157,53 156,51 154,49 153,47 151,46 149,44 147,42 145,41 143,40 140,38 138,37 135,36 130,34 124,33 118,32 111,31 104,31 96,31 89,32 83,33 77,34 71,36 69,36 66,38 64,39 62,40 60,41 58,43 55,46 52,49 51,50 50,52 49,54 48,55 47,57 46,59 45,61 45,63 45,65 44,66 44,68 44,70 44,74 45,77 45,79 45,80 46,82 47,83 47,85 48,86 49,88 50,89 51,90 52,91 54,94 55,95 57,96 59,97 61,98 66,101 72,103 79,105 87,108 106,113 125,117 141,121 154,126 159,127 164,129 169,132 174,135 179,138 183,141 187,145 191,148 194,152 197,156 200,160 202,164 204,169 205,173 206,178 207,183 208,188 208,193 208,199 207,204 206,209 205,214 203,219 201,223 199,228 196,233 193,237 189,242 186,246 182,249 177,253 172,256 167,259 162,262 156,264 150,266 144,268 138,269 132,271 125,271 118,272 111,272 103,272 94,271 86,271 79,269 72,268 65,266 58,264 52,262 46,259 41,256 35,252 31,249 26,244 22,240 18,235 14,230 11,225 8,219 6,214 4,208 2,202 1,196 0,190">
            <text:p/>
          </draw:polygon>
          <draw:path draw:style-name="gr95" draw:text-style-name="P2" draw:layer="layout" svg:width="0.251cm" svg:height="0.271cm" svg:x="11.619cm" svg:y="7.712cm" svg:viewBox="0 0 252 272" svg:d="M0 140l1-16 1-15 3-15 4-13 2-6 3-6 3-6 3-6 3-5 4-5 4-5 4-5 5-4 4-5 5-4 5-3 5-4 6-3 5-2 6-3 5-2 6-2 13-3 13-1 13-1h9l9 1 9 1 8 2 8 3 8 3 8 3 7 4 7 5 7 5 6 5 6 6 5 6 5 7 5 7 4 8 3 8 3 8 3 8 2 9 2 9 1 9 1 10v9 10l-1 10-1 9-2 9-2 9-3 9-3 8-4 8-4 8-5 7-5 7-6 6-6 5-6 6-7 4-7 5-8 4-7 3-8 3-8 2-8 2-8 1-8 1h-9-9l-9-1-9-2-8-1-8-3-8-3-8-4-7-4-8-5-6-5-6-5-6-6-6-6-4-7-5-7-4-8-3-8-4-8-2-8-2-8-2-8-1-8-1-9zM36 140v11l2 11 2 10 2 10 2 4 2 5 2 4 2 4 3 4 3 4 3 3 3 4 6 6 4 3 3 3 4 2 4 2 3 2 4 2 5 2 4 1 4 1 4 1 9 2h10 9l10-2 4-1 4-1 5-1 4-2 4-2 4-2 3-2 4-2 4-3 3-3 7-6 3-4 3-3 2-4 3-4 2-5 2-4 4-9 2-10 2-11 2-12v-12-8l-1-7-1-8-1-7-1-6-2-7-2-6-3-6-3-6-3-5-3-6-4-4-4-5-5-4-5-4-5-3-5-3-5-3-6-2-6-2-6-1-6-1-6-1h-7-9l-8 2-9 2-8 2-8 4-7 4-7 5-7 6-4 3-3 4-2 4-3 4-2 4-3 5-2 4-1 6-3 11-2 12-2 13z">
            <text:p/>
          </draw:path>
          <draw:polygon draw:style-name="gr95" draw:text-style-name="P2" draw:layer="layout" svg:width="0.17cm" svg:height="0.268cm" svg:x="11.906cm" svg:y="7.715cm" svg:viewBox="0 0 171 269" draw:points="0,195 33,191 34,198 36,204 38,209 40,214 43,219 45,223 47,225 48,227 50,228 51,230 55,233 58,235 62,237 66,239 70,240 74,241 79,242 84,242 89,242 95,241 97,240 100,240 102,239 105,238 107,237 109,236 112,235 114,233 116,232 118,230 122,226 125,222 128,218 130,216 131,213 132,211 133,209 135,204 136,198 137,193 137,187 137,182 136,177 135,172 134,169 133,167 132,165 131,163 130,161 129,158 128,156 126,155 123,151 119,147 117,146 115,145 113,143 111,142 109,141 106,140 104,139 102,138 97,137 92,137 86,136 84,136 82,137 79,137 76,137 70,138 64,140 67,112 69,112 70,112 71,112 73,112 77,112 82,112 87,111 91,110 96,108 100,106 104,104 108,102 110,100 112,99 114,97 115,95 117,94 118,92 119,90 120,88 121,86 122,83 122,81 123,79 123,76 124,74 124,68 124,64 123,60 122,56 122,54 121,52 120,50 119,48 118,47 117,45 116,43 115,42 112,39 111,37 109,36 108,35 106,34 104,33 103,32 101,31 99,30 97,29 95,29 91,28 87,27 82,27 78,27 73,28 69,29 65,30 64,31 62,32 60,33 58,34 55,36 52,39 50,40 49,42 46,45 44,49 42,53 40,58 38,63 37,68 36,74 3,68 5,60 7,53 9,46 13,39 16,33 20,28 25,22 30,18 35,14 41,10 47,7 53,4 59,3 66,1 74,0 81,0 86,0 91,1 97,1 101,2 106,4 111,5 116,7 120,9 125,12 129,14 132,17 136,20 139,24 142,27 145,31 148,35 150,39 152,43 153,47 155,51 156,55 156,60 157,64 157,69 157,73 156,77 156,81 155,85 153,89 152,93 150,96 148,100 145,103 143,107 140,110 136,113 133,115 129,118 125,120 121,122 126,124 132,126 137,128 142,131 146,134 150,137 154,141 158,145 161,149 163,154 166,158 168,164 169,169 170,175 171,181 171,187 171,195 169,203 169,207 167,211 166,215 165,219 163,222 161,226 159,229 157,233 152,239 146,245 140,251 136,253 133,256 129,258 126,260 122,261 118,263 110,266 101,268 92,269 83,269 75,269 67,268 59,266 52,264 45,261 38,257 32,253 26,248 21,243 16,237 12,231 8,225 5,218 3,211 1,203">
            <text:p/>
          </draw:polygon>
          <draw:polygon draw:style-name="gr95" draw:text-style-name="P2" draw:layer="layout" svg:width="0.174cm" svg:height="0.264cm" svg:x="12.103cm" svg:y="7.715cm" svg:viewBox="0 0 175 265" draw:points="175,234 175,265 0,265 0,262 0,259 0,256 1,254 1,251 2,248 3,245 4,243 6,238 8,234 10,229 13,225 15,221 18,216 22,212 25,208 33,199 43,189 55,179 68,168 88,151 104,136 117,123 122,117 126,112 130,107 133,102 136,97 138,92 140,87 141,82 142,77 142,75 142,73 142,68 141,63 141,61 140,59 139,57 139,55 138,53 137,51 135,49 134,47 131,44 128,40 126,39 124,37 122,36 120,34 118,33 116,32 114,31 112,30 107,29 102,28 97,27 92,27 86,27 80,28 75,29 70,31 68,31 66,32 63,34 61,35 59,36 57,38 55,39 53,41 52,43 50,45 49,47 47,49 46,51 45,53 44,55 43,58 41,63 40,68 39,74 39,80 6,76 7,67 9,59 11,51 14,43 16,40 18,37 20,33 22,30 24,27 27,25 29,22 32,19 35,17 38,15 41,13 44,11 51,8 58,5 66,3 74,1 83,0 92,0 102,0 110,1 119,3 126,5 130,7 134,8 137,10 141,12 144,14 147,16 150,19 153,21 158,27 160,29 162,32 164,35 166,38 168,41 169,45 171,48 172,51 173,55 174,58 175,66 175,73 175,77 175,81 174,85 173,89 172,93 171,97 170,101 168,105 167,108 165,112 162,116 160,120 157,124 154,128 150,133 147,137 138,146 127,157 113,169 97,183 73,204 65,211 59,216 55,221 51,225 48,230 45,234">
            <text:p/>
          </draw:polygon>
          <draw:path draw:style-name="gr95" draw:text-style-name="P2" draw:layer="layout" svg:width="0.215cm" svg:height="0.263cm" svg:x="12.326cm" svg:y="7.716cm" svg:viewBox="0 0 216 264" svg:d="M0 264v-264h90 14l13 1 11 1 4 1 5 1 5 1 5 2 5 2 5 2 5 3 4 2 5 3 4 4 5 4 5 5 4 5 4 6 4 6 3 6 3 6 3 7 2 7 2 7 2 8 1 7 2 8v8l1 9v9 14l-1 7-1 7-1 6-1 7-1 6-2 6-2 6-2 5-2 5-2 5-2 5-3 4-2 4-3 4-3 4-2 4-3 3-3 3-3 3-3 2-3 3-4 2-3 2-3 2-4 2-4 2-4 2-4 1-4 1-5 2-4 1h-5l-5 1-5 1-11 1h-12zM35 233h55 13l5-1h5l5-1 5-1 4-1 4-1 3-1 4-2 3-1 3-2 3-2 2-1 3-2 2-3 3-3 3-3 3-4 2-4 2-4 2-5 2-5 2-5 2-5 1-6 1-6 1-6 1-7 1-7v-14-10l-1-10-1-8-1-9-2-7-3-7-2-7-3-6-4-5-3-5-4-4-4-4-4-4-5-3-4-2-5-3-4-1-4-1-5-1-5-1h-6l-6-1h-14-55z">
            <text:p/>
          </draw:path>
          <draw:polygon draw:style-name="gr95" draw:text-style-name="P2" draw:layer="layout" svg:width="0.164cm" svg:height="0.263cm" svg:x="12.59cm" svg:y="7.716cm" svg:viewBox="0 0 165 264" draw:points="0,264 0,0 35,0 35,233 165,233 165,264">
            <text:p/>
          </draw:polygon>
          <draw:polygon draw:style-name="gr95" draw:text-style-name="P2" draw:layer="layout" svg:width="0.164cm" svg:height="0.263cm" svg:x="12.793cm" svg:y="7.716cm" svg:viewBox="0 0 165 264" draw:points="0,264 0,0 35,0 35,233 165,233 165,264">
            <text:p/>
          </draw:polygon>
          <draw:polygon draw:style-name="gr95" draw:text-style-name="P2" draw:layer="layout" svg:width="0.035cm" svg:height="0.035cm" svg:x="13.002cm" svg:y="7.944cm" svg:viewBox="0 0 36 36" draw:points="0,36 0,0 36,0 36,36">
            <text:p/>
          </draw:polygon>
          <draw:path draw:style-name="gr95" draw:text-style-name="P2" draw:layer="layout" svg:width="0.215cm" svg:height="0.263cm" svg:x="13.101cm" svg:y="7.716cm" svg:viewBox="0 0 216 264" svg:d="M0 264v-264h90 14l13 1 11 1 4 1 5 1 5 1 5 2 5 2 5 2 5 3 4 2 5 3 4 4 5 4 5 5 4 5 4 6 4 6 3 6 3 6 3 7 2 7 2 7 2 8 1 7 2 8v8l1 9v9 14l-1 7-1 7-1 6-1 7-1 6-2 6-2 6-2 5-2 5-2 5-2 5-3 4-2 4-3 4-3 4-2 4-3 3-3 3-3 3-3 2-3 3-4 2-3 2-3 2-4 2-4 2-4 2-4 1-4 1-5 2-4 1h-5l-5 1-5 1-11 1h-12zM35 233h55 13l5-1h5l5-1 5-1 4-1 4-1 3-1 4-2 3-1 3-2 3-2 2-1 3-2 2-3 3-3 3-3 3-4 2-4 2-4 2-5 2-5 2-5 2-5 1-6 1-6 1-6 1-7 1-7v-14-10l-1-10-1-8-1-9-2-7-3-7-2-7-3-6-4-5-3-5-4-4-4-4-4-4-5-3-4-2-5-3-4-1-4-1-5-1-5-1h-6l-6-1h-14-55z">
            <text:p/>
          </draw:path>
          <draw:polygon draw:style-name="gr95" draw:text-style-name="P2" draw:layer="layout" svg:width="0.164cm" svg:height="0.263cm" svg:x="13.364cm" svg:y="7.716cm" svg:viewBox="0 0 165 264" draw:points="0,264 0,0 35,0 35,233 165,233 165,264">
            <text:p/>
          </draw:polygon>
          <draw:polygon draw:style-name="gr95" draw:text-style-name="P2" draw:layer="layout" svg:width="0.164cm" svg:height="0.263cm" svg:x="13.567cm" svg:y="7.716cm" svg:viewBox="0 0 165 264" draw:points="0,264 0,0 35,0 35,233 165,233 165,264">
            <text:p/>
          </draw:polygon>
        </draw:g>
        <draw:frame draw:style-name="gr96" draw:text-style-name="P30" draw:layer="layout" svg:width="4.455cm" svg:height="0.963cm" svg:x="-1.255cm" svg:y="9.5cm">
          <draw:text-box>
            <text:list text:style-name="L2">
              <text:list-header>
                <text:p text:style-name="P30"><text:span text:style-name="T21">User</text:span></text:p>
              </text:list-header>
            </text:list>
          </draw:text-box>
        </draw:frame>
        <draw:frame draw:style-name="gr97" draw:text-style-name="P30" draw:layer="layout" svg:width="4.455cm" svg:height="0.963cm" svg:x="-1.3cm" svg:y="10.6cm">
          <draw:text-box>
            <text:list text:style-name="L2">
              <text:list-header>
                <text:p text:style-name="P30"><text:span text:style-name="T21">Kernel</text:span></text:p>
              </text:list-header>
            </text:list>
          </draw:text-box>
        </draw:frame>
        <draw:line draw:style-name="gr98" draw:text-style-name="P1" draw:layer="layout" svg:x1="-0.5cm" svg:y1="10.4cm" svg:x2="20cm" svg:y2="10.4cm">
          <text:p/>
        </draw:line>
        <draw:line draw:style-name="gr26" draw:text-style-name="P1" draw:layer="layout" svg:x1="12.1cm" svg:y1="16.8cm" svg:x2="13.3cm" svg:y2="16.8cm">
          <text:p/>
        </draw:line>
      </draw:page>
      <draw:page draw:name="page22" draw:style-name="dp1" draw:master-page-name="Default">
        <draw:frame draw:style-name="gr99" draw:text-style-name="P22" draw:layer="layout" svg:width="16.719cm" svg:height="16.064cm" svg:x="2.381cm" svg:y="7.8cm">
          <draw:text-box>
            <text:list text:style-name="L3">
              <text:list-item>
                <text:p><text:span text:style-name="T5">Generated after IBM OS/2 Documentation</text:span></text:p>
              </text:list-item>
              <text:list-item>
                <text:p><text:span text:style-name="T27">OS/2 Architecture, A Programmer's Overview by Scott E. Garfinkle</text:span></text:p>
              </text:list-item>
              <text:list-item>
                <text:p><text:span text:style-name="T27">Designing High-Powdered OS/2 Warp Applications: The Anatomy of Multithreaded Programs by David E. Reich</text:span></text:p>
              </text:list-item>
              <text:list-item>
                <text:p><text:span text:style-name="T27">Object-Oriented Programming Using SOM and DSOM by Christina Lau</text:span></text:p>
              </text:list-item>
              <text:list-item>
                <text:p><text:span text:style-name="T27">IBM TCP/IP Version 4.21 Programming Reference </text:span></text:p>
              </text:list-item>
              <text:list-item>
                <text:p><text:span text:style-name="T27">Shared under Creative Commons Attribution-ShareAlike License.</text:span></text:p>
              </text:list-item>
            </text:list>
          </draw:text-box>
        </draw:frame>
        <draw:frame draw:style-name="gr100" draw:text-style-name="P31" draw:layer="layout" svg:width="17.099cm" svg:height="4.874cm" svg:x="2.401cm" svg:y="1.826cm">
          <draw:text-box>
            <text:p><text:span text:style-name="T28">Reference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3" draw:display-name="Gradient 3" draw:style="radial" draw:cx="30%" draw:cy="30%" draw:start-color="#800000" draw:end-color="#ffff00" draw:start-intensity="100%" draw:end-intensity="100%" draw:border="20%"/>
    <draw:gradient draw:name="Gradient_20_4" draw:display-name="Gradient 4" draw:style="ellipsoid" draw:cx="40%" draw:cy="40%" draw:start-color="#ffff00" draw:end-color="#008000" draw:start-intensity="100%" draw:end-intensity="100%" draw:angle="900" draw:border="3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l-10 30h20z"/>
    <draw:marker draw:name="Arrowheads_20_1" draw:display-name="Arrowheads 1" svg:viewBox="0 0 1321 3493" svg:d="M1321 3493h-1321l661-3493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C"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1cm" draw:shadow-offset-y="0.1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fo:min-height="0.954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layer="backgroundobjects" svg:width="17.099cm" svg:height="1.204cm" svg:x="1.95cm" svg:y="2.105cm">
        <draw:text-box>
          <text:p/>
        </draw:text-box>
      </draw:frame>
      <draw:frame draw:style-name="Mgr1" draw:layer="backgroundobjects" svg:width="16.719cm" svg:height="1.204cm" svg:x="1.95cm" svg:y="7.481cm">
        <draw:text-box>
          <text:p/>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6-08T10:48:31.41</meta:creation-date>
    <dc:date>2016-01-31T19:24:52.90</dc:date>
    <meta:editing-duration>P1DT4H12M1S</meta:editing-duration>
    <meta:editing-cycles>132</meta:editing-cycles>
    <meta:generator>OpenOffice/4.1.1$Win32 OpenOffice.org_project/411m6$Build-9775</meta:generator>
    <dc:creator>MI </dc:creator>
    <meta:document-statistic meta:object-count="603"/>
  </office:meta>
</office:document-meta>
</file>